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01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26" table:default-cell-style-name="Default"/>
        <table:table-row table:style-name="ro1">
          <table:table-cell table:formula="of:=CHAR(65+0)" office:value-type="string" office:string-value="A" calcext:value-type="string">
            <text:p>A</text:p>
          </table:table-cell>
          <table:table-cell table:formula="of:=CHAR(65+COLUMN([.A1]))" office:value-type="string" office:string-value="B" calcext:value-type="string">
            <text:p>B</text:p>
          </table:table-cell>
          <table:table-cell table:formula="of:=CHAR(65+COLUMN([.B1]))" office:value-type="string" office:string-value="C" calcext:value-type="string">
            <text:p>C</text:p>
          </table:table-cell>
          <table:table-cell table:formula="of:=CHAR(65+COLUMN([.C1]))" office:value-type="string" office:string-value="D" calcext:value-type="string">
            <text:p>D</text:p>
          </table:table-cell>
          <table:table-cell table:formula="of:=CHAR(65+COLUMN([.D1]))" office:value-type="string" office:string-value="E" calcext:value-type="string">
            <text:p>E</text:p>
          </table:table-cell>
          <table:table-cell table:formula="of:=CHAR(65+COLUMN([.E1]))" office:value-type="string" office:string-value="F" calcext:value-type="string">
            <text:p>F</text:p>
          </table:table-cell>
          <table:table-cell table:formula="of:=CHAR(65+COLUMN([.F1]))" office:value-type="string" office:string-value="G" calcext:value-type="string">
            <text:p>G</text:p>
          </table:table-cell>
          <table:table-cell table:formula="of:=CHAR(65+COLUMN([.G1]))" office:value-type="string" office:string-value="H" calcext:value-type="string">
            <text:p>H</text:p>
          </table:table-cell>
          <table:table-cell table:formula="of:=CHAR(65+COLUMN([.H1]))" office:value-type="string" office:string-value="I" calcext:value-type="string">
            <text:p>I</text:p>
          </table:table-cell>
          <table:table-cell table:formula="of:=CHAR(65+COLUMN([.I1]))" office:value-type="string" office:string-value="J" calcext:value-type="string">
            <text:p>J</text:p>
          </table:table-cell>
          <table:table-cell table:formula="of:=CHAR(65+COLUMN([.J1]))" office:value-type="string" office:string-value="K" calcext:value-type="string">
            <text:p>K</text:p>
          </table:table-cell>
          <table:table-cell table:formula="of:=CHAR(65+COLUMN([.K1]))" office:value-type="string" office:string-value="L" calcext:value-type="string">
            <text:p>L</text:p>
          </table:table-cell>
          <table:table-cell table:formula="of:=CHAR(65+COLUMN([.L1]))" office:value-type="string" office:string-value="M" calcext:value-type="string">
            <text:p>M</text:p>
          </table:table-cell>
          <table:table-cell table:formula="of:=CHAR(65+COLUMN([.M1]))" office:value-type="string" office:string-value="N" calcext:value-type="string">
            <text:p>N</text:p>
          </table:table-cell>
          <table:table-cell table:formula="of:=CHAR(65+COLUMN([.N1]))" office:value-type="string" office:string-value="O" calcext:value-type="string">
            <text:p>O</text:p>
          </table:table-cell>
          <table:table-cell table:formula="of:=CHAR(65+COLUMN([.O1]))" office:value-type="string" office:string-value="P" calcext:value-type="string">
            <text:p>P</text:p>
          </table:table-cell>
          <table:table-cell table:formula="of:=CHAR(65+COLUMN([.P1]))" office:value-type="string" office:string-value="Q" calcext:value-type="string">
            <text:p>Q</text:p>
          </table:table-cell>
          <table:table-cell table:formula="of:=CHAR(65+COLUMN([.Q1]))" office:value-type="string" office:string-value="R" calcext:value-type="string">
            <text:p>R</text:p>
          </table:table-cell>
          <table:table-cell table:formula="of:=CHAR(65+COLUMN([.R1]))" office:value-type="string" office:string-value="S" calcext:value-type="string">
            <text:p>S</text:p>
          </table:table-cell>
          <table:table-cell table:formula="of:=CHAR(65+COLUMN([.S1]))" office:value-type="string" office:string-value="T" calcext:value-type="string">
            <text:p>T</text:p>
          </table:table-cell>
          <table:table-cell table:formula="of:=CHAR(65+COLUMN([.T1]))" office:value-type="string" office:string-value="U" calcext:value-type="string">
            <text:p>U</text:p>
          </table:table-cell>
          <table:table-cell table:formula="of:=CHAR(65+COLUMN([.U1]))" office:value-type="string" office:string-value="V" calcext:value-type="string">
            <text:p>V</text:p>
          </table:table-cell>
          <table:table-cell table:formula="of:=CHAR(65+COLUMN([.V1]))" office:value-type="string" office:string-value="W" calcext:value-type="string">
            <text:p>W</text:p>
          </table:table-cell>
          <table:table-cell table:formula="of:=CHAR(65+COLUMN([.W1]))" office:value-type="string" office:string-value="X" calcext:value-type="string">
            <text:p>X</text:p>
          </table:table-cell>
          <table:table-cell table:formula="of:=CHAR(65+COLUMN([.X1]))" office:value-type="string" office:string-value="Y" calcext:value-type="string">
            <text:p>Y</text:p>
          </table:table-cell>
          <table:table-cell table:formula="of:=CHAR(65+COLUMN([.Y1]))" office:value-type="string" office:string-value="Z" calcext:value-type="string">
            <text:p>Z</text:p>
          </table:table-cell>
        </table:table-row>
        <table:table-row table:style-name="ro1">
          <table:table-cell table:formula="of:=CHAR(IF(ROW() + COLUMN() + 63&gt;90; ROW()+COLUMN() + 63-26; ROW() + COLUMN()+63))" office:value-type="string" office:string-value="B" calcext:value-type="string">
            <text:p>B</text:p>
          </table:table-cell>
          <table:table-cell table:formula="of:=CHAR(IF(ROW() + COLUMN() + 63&gt;90; ROW()+COLUMN() + 63-26; ROW() + COLUMN()+63))" office:value-type="string" office:string-value="C" calcext:value-type="string">
            <text:p>C</text:p>
          </table:table-cell>
          <table:table-cell table:formula="of:=CHAR(IF(ROW() + COLUMN() + 63&gt;90; ROW()+COLUMN() + 63-26; ROW() + COLUMN()+63))" office:value-type="string" office:string-value="D" calcext:value-type="string">
            <text:p>D</text:p>
          </table:table-cell>
          <table:table-cell table:formula="of:=CHAR(IF(ROW() + COLUMN() + 63&gt;90; ROW()+COLUMN() + 63-26; ROW() + COLUMN()+63))" office:value-type="string" office:string-value="E" calcext:value-type="string">
            <text:p>E</text:p>
          </table:table-cell>
          <table:table-cell table:formula="of:=CHAR(IF(ROW() + COLUMN() + 63&gt;90; ROW()+COLUMN() + 63-26; ROW() + COLUMN()+63))" office:value-type="string" office:string-value="F" calcext:value-type="string">
            <text:p>F</text:p>
          </table:table-cell>
          <table:table-cell table:formula="of:=CHAR(IF(ROW() + COLUMN() + 63&gt;90; ROW()+COLUMN() + 63-26; ROW() + COLUMN()+63))" office:value-type="string" office:string-value="G" calcext:value-type="string">
            <text:p>G</text:p>
          </table:table-cell>
          <table:table-cell table:formula="of:=CHAR(IF(ROW() + COLUMN() + 63&gt;90; ROW()+COLUMN() + 63-26; ROW() + COLUMN()+63))" office:value-type="string" office:string-value="H" calcext:value-type="string">
            <text:p>H</text:p>
          </table:table-cell>
          <table:table-cell table:formula="of:=CHAR(IF(ROW() + COLUMN() + 63&gt;90; ROW()+COLUMN() + 63-26; ROW() + COLUMN()+63))" office:value-type="string" office:string-value="I" calcext:value-type="string">
            <text:p>I</text:p>
          </table:table-cell>
          <table:table-cell table:formula="of:=CHAR(IF(ROW() + COLUMN() + 63&gt;90; ROW()+COLUMN() + 63-26; ROW() + COLUMN()+63))" office:value-type="string" office:string-value="J" calcext:value-type="string">
            <text:p>J</text:p>
          </table:table-cell>
          <table:table-cell table:formula="of:=CHAR(IF(ROW() + COLUMN() + 63&gt;90; ROW()+COLUMN() + 63-26; ROW() + COLUMN()+63))" office:value-type="string" office:string-value="K" calcext:value-type="string">
            <text:p>K</text:p>
          </table:table-cell>
          <table:table-cell table:formula="of:=CHAR(IF(ROW() + COLUMN() + 63&gt;90; ROW()+COLUMN() + 63-26; ROW() + COLUMN()+63))" office:value-type="string" office:string-value="L" calcext:value-type="string">
            <text:p>L</text:p>
          </table:table-cell>
          <table:table-cell table:formula="of:=CHAR(IF(ROW() + COLUMN() + 63&gt;90; ROW()+COLUMN() + 63-26; ROW() + COLUMN()+63))" office:value-type="string" office:string-value="M" calcext:value-type="string">
            <text:p>M</text:p>
          </table:table-cell>
          <table:table-cell table:formula="of:=CHAR(IF(ROW() + COLUMN() + 63&gt;90; ROW()+COLUMN() + 63-26; ROW() + COLUMN()+63))" office:value-type="string" office:string-value="N" calcext:value-type="string">
            <text:p>N</text:p>
          </table:table-cell>
          <table:table-cell table:formula="of:=CHAR(IF(ROW() + COLUMN() + 63&gt;90; ROW()+COLUMN() + 63-26; ROW() + COLUMN()+63))" office:value-type="string" office:string-value="O" calcext:value-type="string">
            <text:p>O</text:p>
          </table:table-cell>
          <table:table-cell table:formula="of:=CHAR(IF(ROW() + COLUMN() + 63&gt;90; ROW()+COLUMN() + 63-26; ROW() + COLUMN()+63))" office:value-type="string" office:string-value="P" calcext:value-type="string">
            <text:p>P</text:p>
          </table:table-cell>
          <table:table-cell table:formula="of:=CHAR(IF(ROW() + COLUMN() + 63&gt;90; ROW()+COLUMN() + 63-26; ROW() + COLUMN()+63))" office:value-type="string" office:string-value="Q" calcext:value-type="string">
            <text:p>Q</text:p>
          </table:table-cell>
          <table:table-cell table:formula="of:=CHAR(IF(ROW() + COLUMN() + 63&gt;90; ROW()+COLUMN() + 63-26; ROW() + COLUMN()+63))" office:value-type="string" office:string-value="R" calcext:value-type="string">
            <text:p>R</text:p>
          </table:table-cell>
          <table:table-cell table:formula="of:=CHAR(IF(ROW() + COLUMN() + 63&gt;90; ROW()+COLUMN() + 63-26; ROW() + COLUMN()+63))" office:value-type="string" office:string-value="S" calcext:value-type="string">
            <text:p>S</text:p>
          </table:table-cell>
          <table:table-cell table:formula="of:=CHAR(IF(ROW() + COLUMN() + 63&gt;90; ROW()+COLUMN() + 63-26; ROW() + COLUMN()+63))" office:value-type="string" office:string-value="T" calcext:value-type="string">
            <text:p>T</text:p>
          </table:table-cell>
          <table:table-cell table:formula="of:=CHAR(IF(ROW() + COLUMN() + 63&gt;90; ROW()+COLUMN() + 63-26; ROW() + COLUMN()+63))" office:value-type="string" office:string-value="U" calcext:value-type="string">
            <text:p>U</text:p>
          </table:table-cell>
          <table:table-cell table:formula="of:=CHAR(IF(ROW() + COLUMN() + 63&gt;90; ROW()+COLUMN() + 63-26; ROW() + COLUMN()+63))" office:value-type="string" office:string-value="V" calcext:value-type="string">
            <text:p>V</text:p>
          </table:table-cell>
          <table:table-cell table:formula="of:=CHAR(IF(ROW() + COLUMN() + 63&gt;90; ROW()+COLUMN() + 63-26; ROW() + COLUMN()+63))" office:value-type="string" office:string-value="W" calcext:value-type="string">
            <text:p>W</text:p>
          </table:table-cell>
          <table:table-cell table:formula="of:=CHAR(IF(ROW() + COLUMN() + 63&gt;90; ROW()+COLUMN() + 63-26; ROW() + COLUMN()+63))" office:value-type="string" office:string-value="X" calcext:value-type="string">
            <text:p>X</text:p>
          </table:table-cell>
          <table:table-cell table:formula="of:=CHAR(IF(ROW() + COLUMN() + 63&gt;90; ROW()+COLUMN() + 63-26; ROW() + COLUMN()+63))" office:value-type="string" office:string-value="Y" calcext:value-type="string">
            <text:p>Y</text:p>
          </table:table-cell>
          <table:table-cell table:formula="of:=CHAR(IF(ROW() + COLUMN() + 63&gt;90; ROW()+COLUMN() + 63-26; ROW() + COLUMN()+63))" office:value-type="string" office:string-value="Z" calcext:value-type="string">
            <text:p>Z</text:p>
          </table:table-cell>
          <table:table-cell table:formula="of:=CHAR(IF(ROW() + COLUMN() + 63&gt;90; ROW()+COLUMN() + 63-26; ROW() + COLUMN()+63))" office:value-type="string" office:string-value="A" calcext:value-type="string">
            <text:p>A</text:p>
          </table:table-cell>
        </table:table-row>
        <table:table-row table:style-name="ro1">
          <table:table-cell table:formula="of:=CHAR(IF(ROW() + COLUMN() + 63&gt;90; ROW()+COLUMN() + 63-26; ROW() + COLUMN()+63))" office:value-type="string" office:string-value="C" calcext:value-type="string">
            <text:p>C</text:p>
          </table:table-cell>
          <table:table-cell table:formula="of:=CHAR(IF(ROW() + COLUMN() + 63&gt;90; ROW()+COLUMN() + 63-26; ROW() + COLUMN()+63))" office:value-type="string" office:string-value="D" calcext:value-type="string">
            <text:p>D</text:p>
          </table:table-cell>
          <table:table-cell table:formula="of:=CHAR(IF(ROW() + COLUMN() + 63&gt;90; ROW()+COLUMN() + 63-26; ROW() + COLUMN()+63))" office:value-type="string" office:string-value="E" calcext:value-type="string">
            <text:p>E</text:p>
          </table:table-cell>
          <table:table-cell table:formula="of:=CHAR(IF(ROW() + COLUMN() + 63&gt;90; ROW()+COLUMN() + 63-26; ROW() + COLUMN()+63))" office:value-type="string" office:string-value="F" calcext:value-type="string">
            <text:p>F</text:p>
          </table:table-cell>
          <table:table-cell table:formula="of:=CHAR(IF(ROW() + COLUMN() + 63&gt;90; ROW()+COLUMN() + 63-26; ROW() + COLUMN()+63))" office:value-type="string" office:string-value="G" calcext:value-type="string">
            <text:p>G</text:p>
          </table:table-cell>
          <table:table-cell table:formula="of:=CHAR(IF(ROW() + COLUMN() + 63&gt;90; ROW()+COLUMN() + 63-26; ROW() + COLUMN()+63))" office:value-type="string" office:string-value="H" calcext:value-type="string">
            <text:p>H</text:p>
          </table:table-cell>
          <table:table-cell table:formula="of:=CHAR(IF(ROW() + COLUMN() + 63&gt;90; ROW()+COLUMN() + 63-26; ROW() + COLUMN()+63))" office:value-type="string" office:string-value="I" calcext:value-type="string">
            <text:p>I</text:p>
          </table:table-cell>
          <table:table-cell table:formula="of:=CHAR(IF(ROW() + COLUMN() + 63&gt;90; ROW()+COLUMN() + 63-26; ROW() + COLUMN()+63))" office:value-type="string" office:string-value="J" calcext:value-type="string">
            <text:p>J</text:p>
          </table:table-cell>
          <table:table-cell table:formula="of:=CHAR(IF(ROW() + COLUMN() + 63&gt;90; ROW()+COLUMN() + 63-26; ROW() + COLUMN()+63))" office:value-type="string" office:string-value="K" calcext:value-type="string">
            <text:p>K</text:p>
          </table:table-cell>
          <table:table-cell table:formula="of:=CHAR(IF(ROW() + COLUMN() + 63&gt;90; ROW()+COLUMN() + 63-26; ROW() + COLUMN()+63))" office:value-type="string" office:string-value="L" calcext:value-type="string">
            <text:p>L</text:p>
          </table:table-cell>
          <table:table-cell table:formula="of:=CHAR(IF(ROW() + COLUMN() + 63&gt;90; ROW()+COLUMN() + 63-26; ROW() + COLUMN()+63))" office:value-type="string" office:string-value="M" calcext:value-type="string">
            <text:p>M</text:p>
          </table:table-cell>
          <table:table-cell table:formula="of:=CHAR(IF(ROW() + COLUMN() + 63&gt;90; ROW()+COLUMN() + 63-26; ROW() + COLUMN()+63))" office:value-type="string" office:string-value="N" calcext:value-type="string">
            <text:p>N</text:p>
          </table:table-cell>
          <table:table-cell table:formula="of:=CHAR(IF(ROW() + COLUMN() + 63&gt;90; ROW()+COLUMN() + 63-26; ROW() + COLUMN()+63))" office:value-type="string" office:string-value="O" calcext:value-type="string">
            <text:p>O</text:p>
          </table:table-cell>
          <table:table-cell table:formula="of:=CHAR(IF(ROW() + COLUMN() + 63&gt;90; ROW()+COLUMN() + 63-26; ROW() + COLUMN()+63))" office:value-type="string" office:string-value="P" calcext:value-type="string">
            <text:p>P</text:p>
          </table:table-cell>
          <table:table-cell table:formula="of:=CHAR(IF(ROW() + COLUMN() + 63&gt;90; ROW()+COLUMN() + 63-26; ROW() + COLUMN()+63))" office:value-type="string" office:string-value="Q" calcext:value-type="string">
            <text:p>Q</text:p>
          </table:table-cell>
          <table:table-cell table:formula="of:=CHAR(IF(ROW() + COLUMN() + 63&gt;90; ROW()+COLUMN() + 63-26; ROW() + COLUMN()+63))" office:value-type="string" office:string-value="R" calcext:value-type="string">
            <text:p>R</text:p>
          </table:table-cell>
          <table:table-cell table:formula="of:=CHAR(IF(ROW() + COLUMN() + 63&gt;90; ROW()+COLUMN() + 63-26; ROW() + COLUMN()+63))" office:value-type="string" office:string-value="S" calcext:value-type="string">
            <text:p>S</text:p>
          </table:table-cell>
          <table:table-cell table:formula="of:=CHAR(IF(ROW() + COLUMN() + 63&gt;90; ROW()+COLUMN() + 63-26; ROW() + COLUMN()+63))" office:value-type="string" office:string-value="T" calcext:value-type="string">
            <text:p>T</text:p>
          </table:table-cell>
          <table:table-cell table:formula="of:=CHAR(IF(ROW() + COLUMN() + 63&gt;90; ROW()+COLUMN() + 63-26; ROW() + COLUMN()+63))" office:value-type="string" office:string-value="U" calcext:value-type="string">
            <text:p>U</text:p>
          </table:table-cell>
          <table:table-cell table:formula="of:=CHAR(IF(ROW() + COLUMN() + 63&gt;90; ROW()+COLUMN() + 63-26; ROW() + COLUMN()+63))" office:value-type="string" office:string-value="V" calcext:value-type="string">
            <text:p>V</text:p>
          </table:table-cell>
          <table:table-cell table:formula="of:=CHAR(IF(ROW() + COLUMN() + 63&gt;90; ROW()+COLUMN() + 63-26; ROW() + COLUMN()+63))" office:value-type="string" office:string-value="W" calcext:value-type="string">
            <text:p>W</text:p>
          </table:table-cell>
          <table:table-cell table:formula="of:=CHAR(IF(ROW() + COLUMN() + 63&gt;90; ROW()+COLUMN() + 63-26; ROW() + COLUMN()+63))" office:value-type="string" office:string-value="X" calcext:value-type="string">
            <text:p>X</text:p>
          </table:table-cell>
          <table:table-cell table:formula="of:=CHAR(IF(ROW() + COLUMN() + 63&gt;90; ROW()+COLUMN() + 63-26; ROW() + COLUMN()+63))" office:value-type="string" office:string-value="Y" calcext:value-type="string">
            <text:p>Y</text:p>
          </table:table-cell>
          <table:table-cell table:formula="of:=CHAR(IF(ROW() + COLUMN() + 63&gt;90; ROW()+COLUMN() + 63-26; ROW() + COLUMN()+63))" office:value-type="string" office:string-value="Z" calcext:value-type="string">
            <text:p>Z</text:p>
          </table:table-cell>
          <table:table-cell table:formula="of:=CHAR(IF(ROW() + COLUMN() + 63&gt;90; ROW()+COLUMN() + 63-26; ROW() + COLUMN()+63))" office:value-type="string" office:string-value="A" calcext:value-type="string">
            <text:p>A</text:p>
          </table:table-cell>
          <table:table-cell table:formula="of:=CHAR(IF(ROW() + COLUMN() + 63&gt;90; ROW()+COLUMN() + 63-26; ROW() + COLUMN()+63))" office:value-type="string" office:string-value="B" calcext:value-type="string">
            <text:p>B</text:p>
          </table:table-cell>
        </table:table-row>
        <table:table-row table:style-name="ro1">
          <table:table-cell table:formula="of:=CHAR(IF(ROW() + COLUMN() + 63&gt;90; ROW()+COLUMN() + 63-26; ROW() + COLUMN()+63))" office:value-type="string" office:string-value="D" calcext:value-type="string">
            <text:p>D</text:p>
          </table:table-cell>
          <table:table-cell table:formula="of:=CHAR(IF(ROW() + COLUMN() + 63&gt;90; ROW()+COLUMN() + 63-26; ROW() + COLUMN()+63))" office:value-type="string" office:string-value="E" calcext:value-type="string">
            <text:p>E</text:p>
          </table:table-cell>
          <table:table-cell table:formula="of:=CHAR(IF(ROW() + COLUMN() + 63&gt;90; ROW()+COLUMN() + 63-26; ROW() + COLUMN()+63))" office:value-type="string" office:string-value="F" calcext:value-type="string">
            <text:p>F</text:p>
          </table:table-cell>
          <table:table-cell table:formula="of:=CHAR(IF(ROW() + COLUMN() + 63&gt;90; ROW()+COLUMN() + 63-26; ROW() + COLUMN()+63))" office:value-type="string" office:string-value="G" calcext:value-type="string">
            <text:p>G</text:p>
          </table:table-cell>
          <table:table-cell table:formula="of:=CHAR(IF(ROW() + COLUMN() + 63&gt;90; ROW()+COLUMN() + 63-26; ROW() + COLUMN()+63))" office:value-type="string" office:string-value="H" calcext:value-type="string">
            <text:p>H</text:p>
          </table:table-cell>
          <table:table-cell table:formula="of:=CHAR(IF(ROW() + COLUMN() + 63&gt;90; ROW()+COLUMN() + 63-26; ROW() + COLUMN()+63))" office:value-type="string" office:string-value="I" calcext:value-type="string">
            <text:p>I</text:p>
          </table:table-cell>
          <table:table-cell table:formula="of:=CHAR(IF(ROW() + COLUMN() + 63&gt;90; ROW()+COLUMN() + 63-26; ROW() + COLUMN()+63))" office:value-type="string" office:string-value="J" calcext:value-type="string">
            <text:p>J</text:p>
          </table:table-cell>
          <table:table-cell table:formula="of:=CHAR(IF(ROW() + COLUMN() + 63&gt;90; ROW()+COLUMN() + 63-26; ROW() + COLUMN()+63))" office:value-type="string" office:string-value="K" calcext:value-type="string">
            <text:p>K</text:p>
          </table:table-cell>
          <table:table-cell table:formula="of:=CHAR(IF(ROW() + COLUMN() + 63&gt;90; ROW()+COLUMN() + 63-26; ROW() + COLUMN()+63))" office:value-type="string" office:string-value="L" calcext:value-type="string">
            <text:p>L</text:p>
          </table:table-cell>
          <table:table-cell table:formula="of:=CHAR(IF(ROW() + COLUMN() + 63&gt;90; ROW()+COLUMN() + 63-26; ROW() + COLUMN()+63))" office:value-type="string" office:string-value="M" calcext:value-type="string">
            <text:p>M</text:p>
          </table:table-cell>
          <table:table-cell table:formula="of:=CHAR(IF(ROW() + COLUMN() + 63&gt;90; ROW()+COLUMN() + 63-26; ROW() + COLUMN()+63))" office:value-type="string" office:string-value="N" calcext:value-type="string">
            <text:p>N</text:p>
          </table:table-cell>
          <table:table-cell table:formula="of:=CHAR(IF(ROW() + COLUMN() + 63&gt;90; ROW()+COLUMN() + 63-26; ROW() + COLUMN()+63))" office:value-type="string" office:string-value="O" calcext:value-type="string">
            <text:p>O</text:p>
          </table:table-cell>
          <table:table-cell table:formula="of:=CHAR(IF(ROW() + COLUMN() + 63&gt;90; ROW()+COLUMN() + 63-26; ROW() + COLUMN()+63))" office:value-type="string" office:string-value="P" calcext:value-type="string">
            <text:p>P</text:p>
          </table:table-cell>
          <table:table-cell table:formula="of:=CHAR(IF(ROW() + COLUMN() + 63&gt;90; ROW()+COLUMN() + 63-26; ROW() + COLUMN()+63))" office:value-type="string" office:string-value="Q" calcext:value-type="string">
            <text:p>Q</text:p>
          </table:table-cell>
          <table:table-cell table:formula="of:=CHAR(IF(ROW() + COLUMN() + 63&gt;90; ROW()+COLUMN() + 63-26; ROW() + COLUMN()+63))" office:value-type="string" office:string-value="R" calcext:value-type="string">
            <text:p>R</text:p>
          </table:table-cell>
          <table:table-cell table:formula="of:=CHAR(IF(ROW() + COLUMN() + 63&gt;90; ROW()+COLUMN() + 63-26; ROW() + COLUMN()+63))" office:value-type="string" office:string-value="S" calcext:value-type="string">
            <text:p>S</text:p>
          </table:table-cell>
          <table:table-cell table:formula="of:=CHAR(IF(ROW() + COLUMN() + 63&gt;90; ROW()+COLUMN() + 63-26; ROW() + COLUMN()+63))" office:value-type="string" office:string-value="T" calcext:value-type="string">
            <text:p>T</text:p>
          </table:table-cell>
          <table:table-cell table:formula="of:=CHAR(IF(ROW() + COLUMN() + 63&gt;90; ROW()+COLUMN() + 63-26; ROW() + COLUMN()+63))" office:value-type="string" office:string-value="U" calcext:value-type="string">
            <text:p>U</text:p>
          </table:table-cell>
          <table:table-cell table:formula="of:=CHAR(IF(ROW() + COLUMN() + 63&gt;90; ROW()+COLUMN() + 63-26; ROW() + COLUMN()+63))" office:value-type="string" office:string-value="V" calcext:value-type="string">
            <text:p>V</text:p>
          </table:table-cell>
          <table:table-cell table:formula="of:=CHAR(IF(ROW() + COLUMN() + 63&gt;90; ROW()+COLUMN() + 63-26; ROW() + COLUMN()+63))" office:value-type="string" office:string-value="W" calcext:value-type="string">
            <text:p>W</text:p>
          </table:table-cell>
          <table:table-cell table:formula="of:=CHAR(IF(ROW() + COLUMN() + 63&gt;90; ROW()+COLUMN() + 63-26; ROW() + COLUMN()+63))" office:value-type="string" office:string-value="X" calcext:value-type="string">
            <text:p>X</text:p>
          </table:table-cell>
          <table:table-cell table:formula="of:=CHAR(IF(ROW() + COLUMN() + 63&gt;90; ROW()+COLUMN() + 63-26; ROW() + COLUMN()+63))" office:value-type="string" office:string-value="Y" calcext:value-type="string">
            <text:p>Y</text:p>
          </table:table-cell>
          <table:table-cell table:formula="of:=CHAR(IF(ROW() + COLUMN() + 63&gt;90; ROW()+COLUMN() + 63-26; ROW() + COLUMN()+63))" office:value-type="string" office:string-value="Z" calcext:value-type="string">
            <text:p>Z</text:p>
          </table:table-cell>
          <table:table-cell table:formula="of:=CHAR(IF(ROW() + COLUMN() + 63&gt;90; ROW()+COLUMN() + 63-26; ROW() + COLUMN()+63))" office:value-type="string" office:string-value="A" calcext:value-type="string">
            <text:p>A</text:p>
          </table:table-cell>
          <table:table-cell table:formula="of:=CHAR(IF(ROW() + COLUMN() + 63&gt;90; ROW()+COLUMN() + 63-26; ROW() + COLUMN()+63))" office:value-type="string" office:string-value="B" calcext:value-type="string">
            <text:p>B</text:p>
          </table:table-cell>
          <table:table-cell table:formula="of:=CHAR(IF(ROW() + COLUMN() + 63&gt;90; ROW()+COLUMN() + 63-26; ROW() + COLUMN()+63))" office:value-type="string" office:string-value="C" calcext:value-type="string">
            <text:p>C</text:p>
          </table:table-cell>
        </table:table-row>
        <table:table-row table:style-name="ro1">
          <table:table-cell table:formula="of:=CHAR(IF(ROW() + COLUMN() + 63&gt;90; ROW()+COLUMN() + 63-26; ROW() + COLUMN()+63))" office:value-type="string" office:string-value="E" calcext:value-type="string">
            <text:p>E</text:p>
          </table:table-cell>
          <table:table-cell table:formula="of:=CHAR(IF(ROW() + COLUMN() + 63&gt;90; ROW()+COLUMN() + 63-26; ROW() + COLUMN()+63))" office:value-type="string" office:string-value="F" calcext:value-type="string">
            <text:p>F</text:p>
          </table:table-cell>
          <table:table-cell table:formula="of:=CHAR(IF(ROW() + COLUMN() + 63&gt;90; ROW()+COLUMN() + 63-26; ROW() + COLUMN()+63))" office:value-type="string" office:string-value="G" calcext:value-type="string">
            <text:p>G</text:p>
          </table:table-cell>
          <table:table-cell table:formula="of:=CHAR(IF(ROW() + COLUMN() + 63&gt;90; ROW()+COLUMN() + 63-26; ROW() + COLUMN()+63))" office:value-type="string" office:string-value="H" calcext:value-type="string">
            <text:p>H</text:p>
          </table:table-cell>
          <table:table-cell table:formula="of:=CHAR(IF(ROW() + COLUMN() + 63&gt;90; ROW()+COLUMN() + 63-26; ROW() + COLUMN()+63))" office:value-type="string" office:string-value="I" calcext:value-type="string">
            <text:p>I</text:p>
          </table:table-cell>
          <table:table-cell table:formula="of:=CHAR(IF(ROW() + COLUMN() + 63&gt;90; ROW()+COLUMN() + 63-26; ROW() + COLUMN()+63))" office:value-type="string" office:string-value="J" calcext:value-type="string">
            <text:p>J</text:p>
          </table:table-cell>
          <table:table-cell table:formula="of:=CHAR(IF(ROW() + COLUMN() + 63&gt;90; ROW()+COLUMN() + 63-26; ROW() + COLUMN()+63))" office:value-type="string" office:string-value="K" calcext:value-type="string">
            <text:p>K</text:p>
          </table:table-cell>
          <table:table-cell table:formula="of:=CHAR(IF(ROW() + COLUMN() + 63&gt;90; ROW()+COLUMN() + 63-26; ROW() + COLUMN()+63))" office:value-type="string" office:string-value="L" calcext:value-type="string">
            <text:p>L</text:p>
          </table:table-cell>
          <table:table-cell table:formula="of:=CHAR(IF(ROW() + COLUMN() + 63&gt;90; ROW()+COLUMN() + 63-26; ROW() + COLUMN()+63))" office:value-type="string" office:string-value="M" calcext:value-type="string">
            <text:p>M</text:p>
          </table:table-cell>
          <table:table-cell table:formula="of:=CHAR(IF(ROW() + COLUMN() + 63&gt;90; ROW()+COLUMN() + 63-26; ROW() + COLUMN()+63))" office:value-type="string" office:string-value="N" calcext:value-type="string">
            <text:p>N</text:p>
          </table:table-cell>
          <table:table-cell table:formula="of:=CHAR(IF(ROW() + COLUMN() + 63&gt;90; ROW()+COLUMN() + 63-26; ROW() + COLUMN()+63))" office:value-type="string" office:string-value="O" calcext:value-type="string">
            <text:p>O</text:p>
          </table:table-cell>
          <table:table-cell table:formula="of:=CHAR(IF(ROW() + COLUMN() + 63&gt;90; ROW()+COLUMN() + 63-26; ROW() + COLUMN()+63))" office:value-type="string" office:string-value="P" calcext:value-type="string">
            <text:p>P</text:p>
          </table:table-cell>
          <table:table-cell table:formula="of:=CHAR(IF(ROW() + COLUMN() + 63&gt;90; ROW()+COLUMN() + 63-26; ROW() + COLUMN()+63))" office:value-type="string" office:string-value="Q" calcext:value-type="string">
            <text:p>Q</text:p>
          </table:table-cell>
          <table:table-cell table:formula="of:=CHAR(IF(ROW() + COLUMN() + 63&gt;90; ROW()+COLUMN() + 63-26; ROW() + COLUMN()+63))" office:value-type="string" office:string-value="R" calcext:value-type="string">
            <text:p>R</text:p>
          </table:table-cell>
          <table:table-cell table:formula="of:=CHAR(IF(ROW() + COLUMN() + 63&gt;90; ROW()+COLUMN() + 63-26; ROW() + COLUMN()+63))" office:value-type="string" office:string-value="S" calcext:value-type="string">
            <text:p>S</text:p>
          </table:table-cell>
          <table:table-cell table:formula="of:=CHAR(IF(ROW() + COLUMN() + 63&gt;90; ROW()+COLUMN() + 63-26; ROW() + COLUMN()+63))" office:value-type="string" office:string-value="T" calcext:value-type="string">
            <text:p>T</text:p>
          </table:table-cell>
          <table:table-cell table:formula="of:=CHAR(IF(ROW() + COLUMN() + 63&gt;90; ROW()+COLUMN() + 63-26; ROW() + COLUMN()+63))" office:value-type="string" office:string-value="U" calcext:value-type="string">
            <text:p>U</text:p>
          </table:table-cell>
          <table:table-cell table:formula="of:=CHAR(IF(ROW() + COLUMN() + 63&gt;90; ROW()+COLUMN() + 63-26; ROW() + COLUMN()+63))" office:value-type="string" office:string-value="V" calcext:value-type="string">
            <text:p>V</text:p>
          </table:table-cell>
          <table:table-cell table:formula="of:=CHAR(IF(ROW() + COLUMN() + 63&gt;90; ROW()+COLUMN() + 63-26; ROW() + COLUMN()+63))" office:value-type="string" office:string-value="W" calcext:value-type="string">
            <text:p>W</text:p>
          </table:table-cell>
          <table:table-cell table:formula="of:=CHAR(IF(ROW() + COLUMN() + 63&gt;90; ROW()+COLUMN() + 63-26; ROW() + COLUMN()+63))" office:value-type="string" office:string-value="X" calcext:value-type="string">
            <text:p>X</text:p>
          </table:table-cell>
          <table:table-cell table:formula="of:=CHAR(IF(ROW() + COLUMN() + 63&gt;90; ROW()+COLUMN() + 63-26; ROW() + COLUMN()+63))" office:value-type="string" office:string-value="Y" calcext:value-type="string">
            <text:p>Y</text:p>
          </table:table-cell>
          <table:table-cell table:formula="of:=CHAR(IF(ROW() + COLUMN() + 63&gt;90; ROW()+COLUMN() + 63-26; ROW() + COLUMN()+63))" office:value-type="string" office:string-value="Z" calcext:value-type="string">
            <text:p>Z</text:p>
          </table:table-cell>
          <table:table-cell table:formula="of:=CHAR(IF(ROW() + COLUMN() + 63&gt;90; ROW()+COLUMN() + 63-26; ROW() + COLUMN()+63))" office:value-type="string" office:string-value="A" calcext:value-type="string">
            <text:p>A</text:p>
          </table:table-cell>
          <table:table-cell table:formula="of:=CHAR(IF(ROW() + COLUMN() + 63&gt;90; ROW()+COLUMN() + 63-26; ROW() + COLUMN()+63))" office:value-type="string" office:string-value="B" calcext:value-type="string">
            <text:p>B</text:p>
          </table:table-cell>
          <table:table-cell table:formula="of:=CHAR(IF(ROW() + COLUMN() + 63&gt;90; ROW()+COLUMN() + 63-26; ROW() + COLUMN()+63))" office:value-type="string" office:string-value="C" calcext:value-type="string">
            <text:p>C</text:p>
          </table:table-cell>
          <table:table-cell table:formula="of:=CHAR(IF(ROW() + COLUMN() + 63&gt;90; ROW()+COLUMN() + 63-26; ROW() + COLUMN()+63))" office:value-type="string" office:string-value="D" calcext:value-type="string">
            <text:p>D</text:p>
          </table:table-cell>
        </table:table-row>
        <table:table-row table:style-name="ro1">
          <table:table-cell table:formula="of:=CHAR(IF(ROW() + COLUMN() + 63&gt;90; ROW()+COLUMN() + 63-26; ROW() + COLUMN()+63))" office:value-type="string" office:string-value="F" calcext:value-type="string">
            <text:p>F</text:p>
          </table:table-cell>
          <table:table-cell table:formula="of:=CHAR(IF(ROW() + COLUMN() + 63&gt;90; ROW()+COLUMN() + 63-26; ROW() + COLUMN()+63))" office:value-type="string" office:string-value="G" calcext:value-type="string">
            <text:p>G</text:p>
          </table:table-cell>
          <table:table-cell table:formula="of:=CHAR(IF(ROW() + COLUMN() + 63&gt;90; ROW()+COLUMN() + 63-26; ROW() + COLUMN()+63))" office:value-type="string" office:string-value="H" calcext:value-type="string">
            <text:p>H</text:p>
          </table:table-cell>
          <table:table-cell table:formula="of:=CHAR(IF(ROW() + COLUMN() + 63&gt;90; ROW()+COLUMN() + 63-26; ROW() + COLUMN()+63))" office:value-type="string" office:string-value="I" calcext:value-type="string">
            <text:p>I</text:p>
          </table:table-cell>
          <table:table-cell table:formula="of:=CHAR(IF(ROW() + COLUMN() + 63&gt;90; ROW()+COLUMN() + 63-26; ROW() + COLUMN()+63))" office:value-type="string" office:string-value="J" calcext:value-type="string">
            <text:p>J</text:p>
          </table:table-cell>
          <table:table-cell table:formula="of:=CHAR(IF(ROW() + COLUMN() + 63&gt;90; ROW()+COLUMN() + 63-26; ROW() + COLUMN()+63))" office:value-type="string" office:string-value="K" calcext:value-type="string">
            <text:p>K</text:p>
          </table:table-cell>
          <table:table-cell table:formula="of:=CHAR(IF(ROW() + COLUMN() + 63&gt;90; ROW()+COLUMN() + 63-26; ROW() + COLUMN()+63))" office:value-type="string" office:string-value="L" calcext:value-type="string">
            <text:p>L</text:p>
          </table:table-cell>
          <table:table-cell table:formula="of:=CHAR(IF(ROW() + COLUMN() + 63&gt;90; ROW()+COLUMN() + 63-26; ROW() + COLUMN()+63))" office:value-type="string" office:string-value="M" calcext:value-type="string">
            <text:p>M</text:p>
          </table:table-cell>
          <table:table-cell table:formula="of:=CHAR(IF(ROW() + COLUMN() + 63&gt;90; ROW()+COLUMN() + 63-26; ROW() + COLUMN()+63))" office:value-type="string" office:string-value="N" calcext:value-type="string">
            <text:p>N</text:p>
          </table:table-cell>
          <table:table-cell table:formula="of:=CHAR(IF(ROW() + COLUMN() + 63&gt;90; ROW()+COLUMN() + 63-26; ROW() + COLUMN()+63))" office:value-type="string" office:string-value="O" calcext:value-type="string">
            <text:p>O</text:p>
          </table:table-cell>
          <table:table-cell table:formula="of:=CHAR(IF(ROW() + COLUMN() + 63&gt;90; ROW()+COLUMN() + 63-26; ROW() + COLUMN()+63))" office:value-type="string" office:string-value="P" calcext:value-type="string">
            <text:p>P</text:p>
          </table:table-cell>
          <table:table-cell table:formula="of:=CHAR(IF(ROW() + COLUMN() + 63&gt;90; ROW()+COLUMN() + 63-26; ROW() + COLUMN()+63))" office:value-type="string" office:string-value="Q" calcext:value-type="string">
            <text:p>Q</text:p>
          </table:table-cell>
          <table:table-cell table:formula="of:=CHAR(IF(ROW() + COLUMN() + 63&gt;90; ROW()+COLUMN() + 63-26; ROW() + COLUMN()+63))" office:value-type="string" office:string-value="R" calcext:value-type="string">
            <text:p>R</text:p>
          </table:table-cell>
          <table:table-cell table:formula="of:=CHAR(IF(ROW() + COLUMN() + 63&gt;90; ROW()+COLUMN() + 63-26; ROW() + COLUMN()+63))" office:value-type="string" office:string-value="S" calcext:value-type="string">
            <text:p>S</text:p>
          </table:table-cell>
          <table:table-cell table:formula="of:=CHAR(IF(ROW() + COLUMN() + 63&gt;90; ROW()+COLUMN() + 63-26; ROW() + COLUMN()+63))" office:value-type="string" office:string-value="T" calcext:value-type="string">
            <text:p>T</text:p>
          </table:table-cell>
          <table:table-cell table:formula="of:=CHAR(IF(ROW() + COLUMN() + 63&gt;90; ROW()+COLUMN() + 63-26; ROW() + COLUMN()+63))" office:value-type="string" office:string-value="U" calcext:value-type="string">
            <text:p>U</text:p>
          </table:table-cell>
          <table:table-cell table:formula="of:=CHAR(IF(ROW() + COLUMN() + 63&gt;90; ROW()+COLUMN() + 63-26; ROW() + COLUMN()+63))" office:value-type="string" office:string-value="V" calcext:value-type="string">
            <text:p>V</text:p>
          </table:table-cell>
          <table:table-cell table:formula="of:=CHAR(IF(ROW() + COLUMN() + 63&gt;90; ROW()+COLUMN() + 63-26; ROW() + COLUMN()+63))" office:value-type="string" office:string-value="W" calcext:value-type="string">
            <text:p>W</text:p>
          </table:table-cell>
          <table:table-cell table:formula="of:=CHAR(IF(ROW() + COLUMN() + 63&gt;90; ROW()+COLUMN() + 63-26; ROW() + COLUMN()+63))" office:value-type="string" office:string-value="X" calcext:value-type="string">
            <text:p>X</text:p>
          </table:table-cell>
          <table:table-cell table:formula="of:=CHAR(IF(ROW() + COLUMN() + 63&gt;90; ROW()+COLUMN() + 63-26; ROW() + COLUMN()+63))" office:value-type="string" office:string-value="Y" calcext:value-type="string">
            <text:p>Y</text:p>
          </table:table-cell>
          <table:table-cell table:formula="of:=CHAR(IF(ROW() + COLUMN() + 63&gt;90; ROW()+COLUMN() + 63-26; ROW() + COLUMN()+63))" office:value-type="string" office:string-value="Z" calcext:value-type="string">
            <text:p>Z</text:p>
          </table:table-cell>
          <table:table-cell table:formula="of:=CHAR(IF(ROW() + COLUMN() + 63&gt;90; ROW()+COLUMN() + 63-26; ROW() + COLUMN()+63))" office:value-type="string" office:string-value="A" calcext:value-type="string">
            <text:p>A</text:p>
          </table:table-cell>
          <table:table-cell table:formula="of:=CHAR(IF(ROW() + COLUMN() + 63&gt;90; ROW()+COLUMN() + 63-26; ROW() + COLUMN()+63))" office:value-type="string" office:string-value="B" calcext:value-type="string">
            <text:p>B</text:p>
          </table:table-cell>
          <table:table-cell table:formula="of:=CHAR(IF(ROW() + COLUMN() + 63&gt;90; ROW()+COLUMN() + 63-26; ROW() + COLUMN()+63))" office:value-type="string" office:string-value="C" calcext:value-type="string">
            <text:p>C</text:p>
          </table:table-cell>
          <table:table-cell table:formula="of:=CHAR(IF(ROW() + COLUMN() + 63&gt;90; ROW()+COLUMN() + 63-26; ROW() + COLUMN()+63))" office:value-type="string" office:string-value="D" calcext:value-type="string">
            <text:p>D</text:p>
          </table:table-cell>
          <table:table-cell table:formula="of:=CHAR(IF(ROW() + COLUMN() + 63&gt;90; ROW()+COLUMN() + 63-26; ROW() + COLUMN()+63))" office:value-type="string" office:string-value="E" calcext:value-type="string">
            <text:p>E</text:p>
          </table:table-cell>
        </table:table-row>
        <table:table-row table:style-name="ro1">
          <table:table-cell table:formula="of:=CHAR(IF(ROW() + COLUMN() + 63&gt;90; ROW()+COLUMN() + 63-26; ROW() + COLUMN()+63))" office:value-type="string" office:string-value="G" calcext:value-type="string">
            <text:p>G</text:p>
          </table:table-cell>
          <table:table-cell table:formula="of:=CHAR(IF(ROW() + COLUMN() + 63&gt;90; ROW()+COLUMN() + 63-26; ROW() + COLUMN()+63))" office:value-type="string" office:string-value="H" calcext:value-type="string">
            <text:p>H</text:p>
          </table:table-cell>
          <table:table-cell table:formula="of:=CHAR(IF(ROW() + COLUMN() + 63&gt;90; ROW()+COLUMN() + 63-26; ROW() + COLUMN()+63))" office:value-type="string" office:string-value="I" calcext:value-type="string">
            <text:p>I</text:p>
          </table:table-cell>
          <table:table-cell table:formula="of:=CHAR(IF(ROW() + COLUMN() + 63&gt;90; ROW()+COLUMN() + 63-26; ROW() + COLUMN()+63))" office:value-type="string" office:string-value="J" calcext:value-type="string">
            <text:p>J</text:p>
          </table:table-cell>
          <table:table-cell table:formula="of:=CHAR(IF(ROW() + COLUMN() + 63&gt;90; ROW()+COLUMN() + 63-26; ROW() + COLUMN()+63))" office:value-type="string" office:string-value="K" calcext:value-type="string">
            <text:p>K</text:p>
          </table:table-cell>
          <table:table-cell table:formula="of:=CHAR(IF(ROW() + COLUMN() + 63&gt;90; ROW()+COLUMN() + 63-26; ROW() + COLUMN()+63))" office:value-type="string" office:string-value="L" calcext:value-type="string">
            <text:p>L</text:p>
          </table:table-cell>
          <table:table-cell table:formula="of:=CHAR(IF(ROW() + COLUMN() + 63&gt;90; ROW()+COLUMN() + 63-26; ROW() + COLUMN()+63))" office:value-type="string" office:string-value="M" calcext:value-type="string">
            <text:p>M</text:p>
          </table:table-cell>
          <table:table-cell table:formula="of:=CHAR(IF(ROW() + COLUMN() + 63&gt;90; ROW()+COLUMN() + 63-26; ROW() + COLUMN()+63))" office:value-type="string" office:string-value="N" calcext:value-type="string">
            <text:p>N</text:p>
          </table:table-cell>
          <table:table-cell table:formula="of:=CHAR(IF(ROW() + COLUMN() + 63&gt;90; ROW()+COLUMN() + 63-26; ROW() + COLUMN()+63))" office:value-type="string" office:string-value="O" calcext:value-type="string">
            <text:p>O</text:p>
          </table:table-cell>
          <table:table-cell table:formula="of:=CHAR(IF(ROW() + COLUMN() + 63&gt;90; ROW()+COLUMN() + 63-26; ROW() + COLUMN()+63))" office:value-type="string" office:string-value="P" calcext:value-type="string">
            <text:p>P</text:p>
          </table:table-cell>
          <table:table-cell table:formula="of:=CHAR(IF(ROW() + COLUMN() + 63&gt;90; ROW()+COLUMN() + 63-26; ROW() + COLUMN()+63))" office:value-type="string" office:string-value="Q" calcext:value-type="string">
            <text:p>Q</text:p>
          </table:table-cell>
          <table:table-cell table:formula="of:=CHAR(IF(ROW() + COLUMN() + 63&gt;90; ROW()+COLUMN() + 63-26; ROW() + COLUMN()+63))" office:value-type="string" office:string-value="R" calcext:value-type="string">
            <text:p>R</text:p>
          </table:table-cell>
          <table:table-cell table:formula="of:=CHAR(IF(ROW() + COLUMN() + 63&gt;90; ROW()+COLUMN() + 63-26; ROW() + COLUMN()+63))" office:value-type="string" office:string-value="S" calcext:value-type="string">
            <text:p>S</text:p>
          </table:table-cell>
          <table:table-cell table:formula="of:=CHAR(IF(ROW() + COLUMN() + 63&gt;90; ROW()+COLUMN() + 63-26; ROW() + COLUMN()+63))" office:value-type="string" office:string-value="T" calcext:value-type="string">
            <text:p>T</text:p>
          </table:table-cell>
          <table:table-cell table:formula="of:=CHAR(IF(ROW() + COLUMN() + 63&gt;90; ROW()+COLUMN() + 63-26; ROW() + COLUMN()+63))" office:value-type="string" office:string-value="U" calcext:value-type="string">
            <text:p>U</text:p>
          </table:table-cell>
          <table:table-cell table:formula="of:=CHAR(IF(ROW() + COLUMN() + 63&gt;90; ROW()+COLUMN() + 63-26; ROW() + COLUMN()+63))" office:value-type="string" office:string-value="V" calcext:value-type="string">
            <text:p>V</text:p>
          </table:table-cell>
          <table:table-cell table:formula="of:=CHAR(IF(ROW() + COLUMN() + 63&gt;90; ROW()+COLUMN() + 63-26; ROW() + COLUMN()+63))" office:value-type="string" office:string-value="W" calcext:value-type="string">
            <text:p>W</text:p>
          </table:table-cell>
          <table:table-cell table:formula="of:=CHAR(IF(ROW() + COLUMN() + 63&gt;90; ROW()+COLUMN() + 63-26; ROW() + COLUMN()+63))" office:value-type="string" office:string-value="X" calcext:value-type="string">
            <text:p>X</text:p>
          </table:table-cell>
          <table:table-cell table:formula="of:=CHAR(IF(ROW() + COLUMN() + 63&gt;90; ROW()+COLUMN() + 63-26; ROW() + COLUMN()+63))" office:value-type="string" office:string-value="Y" calcext:value-type="string">
            <text:p>Y</text:p>
          </table:table-cell>
          <table:table-cell table:formula="of:=CHAR(IF(ROW() + COLUMN() + 63&gt;90; ROW()+COLUMN() + 63-26; ROW() + COLUMN()+63))" office:value-type="string" office:string-value="Z" calcext:value-type="string">
            <text:p>Z</text:p>
          </table:table-cell>
          <table:table-cell table:formula="of:=CHAR(IF(ROW() + COLUMN() + 63&gt;90; ROW()+COLUMN() + 63-26; ROW() + COLUMN()+63))" office:value-type="string" office:string-value="A" calcext:value-type="string">
            <text:p>A</text:p>
          </table:table-cell>
          <table:table-cell table:formula="of:=CHAR(IF(ROW() + COLUMN() + 63&gt;90; ROW()+COLUMN() + 63-26; ROW() + COLUMN()+63))" office:value-type="string" office:string-value="B" calcext:value-type="string">
            <text:p>B</text:p>
          </table:table-cell>
          <table:table-cell table:formula="of:=CHAR(IF(ROW() + COLUMN() + 63&gt;90; ROW()+COLUMN() + 63-26; ROW() + COLUMN()+63))" office:value-type="string" office:string-value="C" calcext:value-type="string">
            <text:p>C</text:p>
          </table:table-cell>
          <table:table-cell table:formula="of:=CHAR(IF(ROW() + COLUMN() + 63&gt;90; ROW()+COLUMN() + 63-26; ROW() + COLUMN()+63))" office:value-type="string" office:string-value="D" calcext:value-type="string">
            <text:p>D</text:p>
          </table:table-cell>
          <table:table-cell table:formula="of:=CHAR(IF(ROW() + COLUMN() + 63&gt;90; ROW()+COLUMN() + 63-26; ROW() + COLUMN()+63))" office:value-type="string" office:string-value="E" calcext:value-type="string">
            <text:p>E</text:p>
          </table:table-cell>
          <table:table-cell table:formula="of:=CHAR(IF(ROW() + COLUMN() + 63&gt;90; ROW()+COLUMN() + 63-26; ROW() + COLUMN()+63))" office:value-type="string" office:string-value="F" calcext:value-type="string">
            <text:p>F</text:p>
          </table:table-cell>
        </table:table-row>
        <table:table-row table:style-name="ro1">
          <table:table-cell table:formula="of:=CHAR(IF(ROW() + COLUMN() + 63&gt;90; ROW()+COLUMN() + 63-26; ROW() + COLUMN()+63))" office:value-type="string" office:string-value="H" calcext:value-type="string">
            <text:p>H</text:p>
          </table:table-cell>
          <table:table-cell table:formula="of:=CHAR(IF(ROW() + COLUMN() + 63&gt;90; ROW()+COLUMN() + 63-26; ROW() + COLUMN()+63))" office:value-type="string" office:string-value="I" calcext:value-type="string">
            <text:p>I</text:p>
          </table:table-cell>
          <table:table-cell table:formula="of:=CHAR(IF(ROW() + COLUMN() + 63&gt;90; ROW()+COLUMN() + 63-26; ROW() + COLUMN()+63))" office:value-type="string" office:string-value="J" calcext:value-type="string">
            <text:p>J</text:p>
          </table:table-cell>
          <table:table-cell table:formula="of:=CHAR(IF(ROW() + COLUMN() + 63&gt;90; ROW()+COLUMN() + 63-26; ROW() + COLUMN()+63))" office:value-type="string" office:string-value="K" calcext:value-type="string">
            <text:p>K</text:p>
          </table:table-cell>
          <table:table-cell table:formula="of:=CHAR(IF(ROW() + COLUMN() + 63&gt;90; ROW()+COLUMN() + 63-26; ROW() + COLUMN()+63))" office:value-type="string" office:string-value="L" calcext:value-type="string">
            <text:p>L</text:p>
          </table:table-cell>
          <table:table-cell table:formula="of:=CHAR(IF(ROW() + COLUMN() + 63&gt;90; ROW()+COLUMN() + 63-26; ROW() + COLUMN()+63))" office:value-type="string" office:string-value="M" calcext:value-type="string">
            <text:p>M</text:p>
          </table:table-cell>
          <table:table-cell table:formula="of:=CHAR(IF(ROW() + COLUMN() + 63&gt;90; ROW()+COLUMN() + 63-26; ROW() + COLUMN()+63))" office:value-type="string" office:string-value="N" calcext:value-type="string">
            <text:p>N</text:p>
          </table:table-cell>
          <table:table-cell table:formula="of:=CHAR(IF(ROW() + COLUMN() + 63&gt;90; ROW()+COLUMN() + 63-26; ROW() + COLUMN()+63))" office:value-type="string" office:string-value="O" calcext:value-type="string">
            <text:p>O</text:p>
          </table:table-cell>
          <table:table-cell table:formula="of:=CHAR(IF(ROW() + COLUMN() + 63&gt;90; ROW()+COLUMN() + 63-26; ROW() + COLUMN()+63))" office:value-type="string" office:string-value="P" calcext:value-type="string">
            <text:p>P</text:p>
          </table:table-cell>
          <table:table-cell table:formula="of:=CHAR(IF(ROW() + COLUMN() + 63&gt;90; ROW()+COLUMN() + 63-26; ROW() + COLUMN()+63))" office:value-type="string" office:string-value="Q" calcext:value-type="string">
            <text:p>Q</text:p>
          </table:table-cell>
          <table:table-cell table:formula="of:=CHAR(IF(ROW() + COLUMN() + 63&gt;90; ROW()+COLUMN() + 63-26; ROW() + COLUMN()+63))" office:value-type="string" office:string-value="R" calcext:value-type="string">
            <text:p>R</text:p>
          </table:table-cell>
          <table:table-cell table:formula="of:=CHAR(IF(ROW() + COLUMN() + 63&gt;90; ROW()+COLUMN() + 63-26; ROW() + COLUMN()+63))" office:value-type="string" office:string-value="S" calcext:value-type="string">
            <text:p>S</text:p>
          </table:table-cell>
          <table:table-cell table:formula="of:=CHAR(IF(ROW() + COLUMN() + 63&gt;90; ROW()+COLUMN() + 63-26; ROW() + COLUMN()+63))" office:value-type="string" office:string-value="T" calcext:value-type="string">
            <text:p>T</text:p>
          </table:table-cell>
          <table:table-cell table:formula="of:=CHAR(IF(ROW() + COLUMN() + 63&gt;90; ROW()+COLUMN() + 63-26; ROW() + COLUMN()+63))" office:value-type="string" office:string-value="U" calcext:value-type="string">
            <text:p>U</text:p>
          </table:table-cell>
          <table:table-cell table:formula="of:=CHAR(IF(ROW() + COLUMN() + 63&gt;90; ROW()+COLUMN() + 63-26; ROW() + COLUMN()+63))" office:value-type="string" office:string-value="V" calcext:value-type="string">
            <text:p>V</text:p>
          </table:table-cell>
          <table:table-cell table:formula="of:=CHAR(IF(ROW() + COLUMN() + 63&gt;90; ROW()+COLUMN() + 63-26; ROW() + COLUMN()+63))" office:value-type="string" office:string-value="W" calcext:value-type="string">
            <text:p>W</text:p>
          </table:table-cell>
          <table:table-cell table:formula="of:=CHAR(IF(ROW() + COLUMN() + 63&gt;90; ROW()+COLUMN() + 63-26; ROW() + COLUMN()+63))" office:value-type="string" office:string-value="X" calcext:value-type="string">
            <text:p>X</text:p>
          </table:table-cell>
          <table:table-cell table:formula="of:=CHAR(IF(ROW() + COLUMN() + 63&gt;90; ROW()+COLUMN() + 63-26; ROW() + COLUMN()+63))" office:value-type="string" office:string-value="Y" calcext:value-type="string">
            <text:p>Y</text:p>
          </table:table-cell>
          <table:table-cell table:formula="of:=CHAR(IF(ROW() + COLUMN() + 63&gt;90; ROW()+COLUMN() + 63-26; ROW() + COLUMN()+63))" office:value-type="string" office:string-value="Z" calcext:value-type="string">
            <text:p>Z</text:p>
          </table:table-cell>
          <table:table-cell table:formula="of:=CHAR(IF(ROW() + COLUMN() + 63&gt;90; ROW()+COLUMN() + 63-26; ROW() + COLUMN()+63))" office:value-type="string" office:string-value="A" calcext:value-type="string">
            <text:p>A</text:p>
          </table:table-cell>
          <table:table-cell table:formula="of:=CHAR(IF(ROW() + COLUMN() + 63&gt;90; ROW()+COLUMN() + 63-26; ROW() + COLUMN()+63))" office:value-type="string" office:string-value="B" calcext:value-type="string">
            <text:p>B</text:p>
          </table:table-cell>
          <table:table-cell table:formula="of:=CHAR(IF(ROW() + COLUMN() + 63&gt;90; ROW()+COLUMN() + 63-26; ROW() + COLUMN()+63))" office:value-type="string" office:string-value="C" calcext:value-type="string">
            <text:p>C</text:p>
          </table:table-cell>
          <table:table-cell table:formula="of:=CHAR(IF(ROW() + COLUMN() + 63&gt;90; ROW()+COLUMN() + 63-26; ROW() + COLUMN()+63))" office:value-type="string" office:string-value="D" calcext:value-type="string">
            <text:p>D</text:p>
          </table:table-cell>
          <table:table-cell table:formula="of:=CHAR(IF(ROW() + COLUMN() + 63&gt;90; ROW()+COLUMN() + 63-26; ROW() + COLUMN()+63))" office:value-type="string" office:string-value="E" calcext:value-type="string">
            <text:p>E</text:p>
          </table:table-cell>
          <table:table-cell table:formula="of:=CHAR(IF(ROW() + COLUMN() + 63&gt;90; ROW()+COLUMN() + 63-26; ROW() + COLUMN()+63))" office:value-type="string" office:string-value="F" calcext:value-type="string">
            <text:p>F</text:p>
          </table:table-cell>
          <table:table-cell table:formula="of:=CHAR(IF(ROW() + COLUMN() + 63&gt;90; ROW()+COLUMN() + 63-26; ROW() + COLUMN()+63))" office:value-type="string" office:string-value="G" calcext:value-type="string">
            <text:p>G</text:p>
          </table:table-cell>
        </table:table-row>
        <table:table-row table:style-name="ro1">
          <table:table-cell table:formula="of:=CHAR(IF(ROW() + COLUMN() + 63&gt;90; ROW()+COLUMN() + 63-26; ROW() + COLUMN()+63))" office:value-type="string" office:string-value="I" calcext:value-type="string">
            <text:p>I</text:p>
          </table:table-cell>
          <table:table-cell table:formula="of:=CHAR(IF(ROW() + COLUMN() + 63&gt;90; ROW()+COLUMN() + 63-26; ROW() + COLUMN()+63))" office:value-type="string" office:string-value="J" calcext:value-type="string">
            <text:p>J</text:p>
          </table:table-cell>
          <table:table-cell table:formula="of:=CHAR(IF(ROW() + COLUMN() + 63&gt;90; ROW()+COLUMN() + 63-26; ROW() + COLUMN()+63))" office:value-type="string" office:string-value="K" calcext:value-type="string">
            <text:p>K</text:p>
          </table:table-cell>
          <table:table-cell table:formula="of:=CHAR(IF(ROW() + COLUMN() + 63&gt;90; ROW()+COLUMN() + 63-26; ROW() + COLUMN()+63))" office:value-type="string" office:string-value="L" calcext:value-type="string">
            <text:p>L</text:p>
          </table:table-cell>
          <table:table-cell table:formula="of:=CHAR(IF(ROW() + COLUMN() + 63&gt;90; ROW()+COLUMN() + 63-26; ROW() + COLUMN()+63))" office:value-type="string" office:string-value="M" calcext:value-type="string">
            <text:p>M</text:p>
          </table:table-cell>
          <table:table-cell table:formula="of:=CHAR(IF(ROW() + COLUMN() + 63&gt;90; ROW()+COLUMN() + 63-26; ROW() + COLUMN()+63))" office:value-type="string" office:string-value="N" calcext:value-type="string">
            <text:p>N</text:p>
          </table:table-cell>
          <table:table-cell table:formula="of:=CHAR(IF(ROW() + COLUMN() + 63&gt;90; ROW()+COLUMN() + 63-26; ROW() + COLUMN()+63))" office:value-type="string" office:string-value="O" calcext:value-type="string">
            <text:p>O</text:p>
          </table:table-cell>
          <table:table-cell table:formula="of:=CHAR(IF(ROW() + COLUMN() + 63&gt;90; ROW()+COLUMN() + 63-26; ROW() + COLUMN()+63))" office:value-type="string" office:string-value="P" calcext:value-type="string">
            <text:p>P</text:p>
          </table:table-cell>
          <table:table-cell table:formula="of:=CHAR(IF(ROW() + COLUMN() + 63&gt;90; ROW()+COLUMN() + 63-26; ROW() + COLUMN()+63))" office:value-type="string" office:string-value="Q" calcext:value-type="string">
            <text:p>Q</text:p>
          </table:table-cell>
          <table:table-cell table:formula="of:=CHAR(IF(ROW() + COLUMN() + 63&gt;90; ROW()+COLUMN() + 63-26; ROW() + COLUMN()+63))" office:value-type="string" office:string-value="R" calcext:value-type="string">
            <text:p>R</text:p>
          </table:table-cell>
          <table:table-cell table:formula="of:=CHAR(IF(ROW() + COLUMN() + 63&gt;90; ROW()+COLUMN() + 63-26; ROW() + COLUMN()+63))" office:value-type="string" office:string-value="S" calcext:value-type="string">
            <text:p>S</text:p>
          </table:table-cell>
          <table:table-cell table:formula="of:=CHAR(IF(ROW() + COLUMN() + 63&gt;90; ROW()+COLUMN() + 63-26; ROW() + COLUMN()+63))" office:value-type="string" office:string-value="T" calcext:value-type="string">
            <text:p>T</text:p>
          </table:table-cell>
          <table:table-cell table:formula="of:=CHAR(IF(ROW() + COLUMN() + 63&gt;90; ROW()+COLUMN() + 63-26; ROW() + COLUMN()+63))" office:value-type="string" office:string-value="U" calcext:value-type="string">
            <text:p>U</text:p>
          </table:table-cell>
          <table:table-cell table:formula="of:=CHAR(IF(ROW() + COLUMN() + 63&gt;90; ROW()+COLUMN() + 63-26; ROW() + COLUMN()+63))" office:value-type="string" office:string-value="V" calcext:value-type="string">
            <text:p>V</text:p>
          </table:table-cell>
          <table:table-cell table:formula="of:=CHAR(IF(ROW() + COLUMN() + 63&gt;90; ROW()+COLUMN() + 63-26; ROW() + COLUMN()+63))" office:value-type="string" office:string-value="W" calcext:value-type="string">
            <text:p>W</text:p>
          </table:table-cell>
          <table:table-cell table:formula="of:=CHAR(IF(ROW() + COLUMN() + 63&gt;90; ROW()+COLUMN() + 63-26; ROW() + COLUMN()+63))" office:value-type="string" office:string-value="X" calcext:value-type="string">
            <text:p>X</text:p>
          </table:table-cell>
          <table:table-cell table:formula="of:=CHAR(IF(ROW() + COLUMN() + 63&gt;90; ROW()+COLUMN() + 63-26; ROW() + COLUMN()+63))" office:value-type="string" office:string-value="Y" calcext:value-type="string">
            <text:p>Y</text:p>
          </table:table-cell>
          <table:table-cell table:formula="of:=CHAR(IF(ROW() + COLUMN() + 63&gt;90; ROW()+COLUMN() + 63-26; ROW() + COLUMN()+63))" office:value-type="string" office:string-value="Z" calcext:value-type="string">
            <text:p>Z</text:p>
          </table:table-cell>
          <table:table-cell table:formula="of:=CHAR(IF(ROW() + COLUMN() + 63&gt;90; ROW()+COLUMN() + 63-26; ROW() + COLUMN()+63))" office:value-type="string" office:string-value="A" calcext:value-type="string">
            <text:p>A</text:p>
          </table:table-cell>
          <table:table-cell table:formula="of:=CHAR(IF(ROW() + COLUMN() + 63&gt;90; ROW()+COLUMN() + 63-26; ROW() + COLUMN()+63))" office:value-type="string" office:string-value="B" calcext:value-type="string">
            <text:p>B</text:p>
          </table:table-cell>
          <table:table-cell table:formula="of:=CHAR(IF(ROW() + COLUMN() + 63&gt;90; ROW()+COLUMN() + 63-26; ROW() + COLUMN()+63))" office:value-type="string" office:string-value="C" calcext:value-type="string">
            <text:p>C</text:p>
          </table:table-cell>
          <table:table-cell table:formula="of:=CHAR(IF(ROW() + COLUMN() + 63&gt;90; ROW()+COLUMN() + 63-26; ROW() + COLUMN()+63))" office:value-type="string" office:string-value="D" calcext:value-type="string">
            <text:p>D</text:p>
          </table:table-cell>
          <table:table-cell table:formula="of:=CHAR(IF(ROW() + COLUMN() + 63&gt;90; ROW()+COLUMN() + 63-26; ROW() + COLUMN()+63))" office:value-type="string" office:string-value="E" calcext:value-type="string">
            <text:p>E</text:p>
          </table:table-cell>
          <table:table-cell table:formula="of:=CHAR(IF(ROW() + COLUMN() + 63&gt;90; ROW()+COLUMN() + 63-26; ROW() + COLUMN()+63))" office:value-type="string" office:string-value="F" calcext:value-type="string">
            <text:p>F</text:p>
          </table:table-cell>
          <table:table-cell table:formula="of:=CHAR(IF(ROW() + COLUMN() + 63&gt;90; ROW()+COLUMN() + 63-26; ROW() + COLUMN()+63))" office:value-type="string" office:string-value="G" calcext:value-type="string">
            <text:p>G</text:p>
          </table:table-cell>
          <table:table-cell table:formula="of:=CHAR(IF(ROW() + COLUMN() + 63&gt;90; ROW()+COLUMN() + 63-26; ROW() + COLUMN()+63))" office:value-type="string" office:string-value="H" calcext:value-type="string">
            <text:p>H</text:p>
          </table:table-cell>
        </table:table-row>
        <table:table-row table:style-name="ro1">
          <table:table-cell table:formula="of:=CHAR(IF(ROW() + COLUMN() + 63&gt;90; ROW()+COLUMN() + 63-26; ROW() + COLUMN()+63))" office:value-type="string" office:string-value="J" calcext:value-type="string">
            <text:p>J</text:p>
          </table:table-cell>
          <table:table-cell table:formula="of:=CHAR(IF(ROW() + COLUMN() + 63&gt;90; ROW()+COLUMN() + 63-26; ROW() + COLUMN()+63))" office:value-type="string" office:string-value="K" calcext:value-type="string">
            <text:p>K</text:p>
          </table:table-cell>
          <table:table-cell table:formula="of:=CHAR(IF(ROW() + COLUMN() + 63&gt;90; ROW()+COLUMN() + 63-26; ROW() + COLUMN()+63))" office:value-type="string" office:string-value="L" calcext:value-type="string">
            <text:p>L</text:p>
          </table:table-cell>
          <table:table-cell table:formula="of:=CHAR(IF(ROW() + COLUMN() + 63&gt;90; ROW()+COLUMN() + 63-26; ROW() + COLUMN()+63))" office:value-type="string" office:string-value="M" calcext:value-type="string">
            <text:p>M</text:p>
          </table:table-cell>
          <table:table-cell table:formula="of:=CHAR(IF(ROW() + COLUMN() + 63&gt;90; ROW()+COLUMN() + 63-26; ROW() + COLUMN()+63))" office:value-type="string" office:string-value="N" calcext:value-type="string">
            <text:p>N</text:p>
          </table:table-cell>
          <table:table-cell table:formula="of:=CHAR(IF(ROW() + COLUMN() + 63&gt;90; ROW()+COLUMN() + 63-26; ROW() + COLUMN()+63))" office:value-type="string" office:string-value="O" calcext:value-type="string">
            <text:p>O</text:p>
          </table:table-cell>
          <table:table-cell table:formula="of:=CHAR(IF(ROW() + COLUMN() + 63&gt;90; ROW()+COLUMN() + 63-26; ROW() + COLUMN()+63))" office:value-type="string" office:string-value="P" calcext:value-type="string">
            <text:p>P</text:p>
          </table:table-cell>
          <table:table-cell table:formula="of:=CHAR(IF(ROW() + COLUMN() + 63&gt;90; ROW()+COLUMN() + 63-26; ROW() + COLUMN()+63))" office:value-type="string" office:string-value="Q" calcext:value-type="string">
            <text:p>Q</text:p>
          </table:table-cell>
          <table:table-cell table:formula="of:=CHAR(IF(ROW() + COLUMN() + 63&gt;90; ROW()+COLUMN() + 63-26; ROW() + COLUMN()+63))" office:value-type="string" office:string-value="R" calcext:value-type="string">
            <text:p>R</text:p>
          </table:table-cell>
          <table:table-cell table:formula="of:=CHAR(IF(ROW() + COLUMN() + 63&gt;90; ROW()+COLUMN() + 63-26; ROW() + COLUMN()+63))" office:value-type="string" office:string-value="S" calcext:value-type="string">
            <text:p>S</text:p>
          </table:table-cell>
          <table:table-cell table:formula="of:=CHAR(IF(ROW() + COLUMN() + 63&gt;90; ROW()+COLUMN() + 63-26; ROW() + COLUMN()+63))" office:value-type="string" office:string-value="T" calcext:value-type="string">
            <text:p>T</text:p>
          </table:table-cell>
          <table:table-cell table:formula="of:=CHAR(IF(ROW() + COLUMN() + 63&gt;90; ROW()+COLUMN() + 63-26; ROW() + COLUMN()+63))" office:value-type="string" office:string-value="U" calcext:value-type="string">
            <text:p>U</text:p>
          </table:table-cell>
          <table:table-cell table:formula="of:=CHAR(IF(ROW() + COLUMN() + 63&gt;90; ROW()+COLUMN() + 63-26; ROW() + COLUMN()+63))" office:value-type="string" office:string-value="V" calcext:value-type="string">
            <text:p>V</text:p>
          </table:table-cell>
          <table:table-cell table:formula="of:=CHAR(IF(ROW() + COLUMN() + 63&gt;90; ROW()+COLUMN() + 63-26; ROW() + COLUMN()+63))" office:value-type="string" office:string-value="W" calcext:value-type="string">
            <text:p>W</text:p>
          </table:table-cell>
          <table:table-cell table:formula="of:=CHAR(IF(ROW() + COLUMN() + 63&gt;90; ROW()+COLUMN() + 63-26; ROW() + COLUMN()+63))" office:value-type="string" office:string-value="X" calcext:value-type="string">
            <text:p>X</text:p>
          </table:table-cell>
          <table:table-cell table:formula="of:=CHAR(IF(ROW() + COLUMN() + 63&gt;90; ROW()+COLUMN() + 63-26; ROW() + COLUMN()+63))" office:value-type="string" office:string-value="Y" calcext:value-type="string">
            <text:p>Y</text:p>
          </table:table-cell>
          <table:table-cell table:formula="of:=CHAR(IF(ROW() + COLUMN() + 63&gt;90; ROW()+COLUMN() + 63-26; ROW() + COLUMN()+63))" office:value-type="string" office:string-value="Z" calcext:value-type="string">
            <text:p>Z</text:p>
          </table:table-cell>
          <table:table-cell table:formula="of:=CHAR(IF(ROW() + COLUMN() + 63&gt;90; ROW()+COLUMN() + 63-26; ROW() + COLUMN()+63))" office:value-type="string" office:string-value="A" calcext:value-type="string">
            <text:p>A</text:p>
          </table:table-cell>
          <table:table-cell table:formula="of:=CHAR(IF(ROW() + COLUMN() + 63&gt;90; ROW()+COLUMN() + 63-26; ROW() + COLUMN()+63))" office:value-type="string" office:string-value="B" calcext:value-type="string">
            <text:p>B</text:p>
          </table:table-cell>
          <table:table-cell table:formula="of:=CHAR(IF(ROW() + COLUMN() + 63&gt;90; ROW()+COLUMN() + 63-26; ROW() + COLUMN()+63))" office:value-type="string" office:string-value="C" calcext:value-type="string">
            <text:p>C</text:p>
          </table:table-cell>
          <table:table-cell table:formula="of:=CHAR(IF(ROW() + COLUMN() + 63&gt;90; ROW()+COLUMN() + 63-26; ROW() + COLUMN()+63))" office:value-type="string" office:string-value="D" calcext:value-type="string">
            <text:p>D</text:p>
          </table:table-cell>
          <table:table-cell table:formula="of:=CHAR(IF(ROW() + COLUMN() + 63&gt;90; ROW()+COLUMN() + 63-26; ROW() + COLUMN()+63))" office:value-type="string" office:string-value="E" calcext:value-type="string">
            <text:p>E</text:p>
          </table:table-cell>
          <table:table-cell table:formula="of:=CHAR(IF(ROW() + COLUMN() + 63&gt;90; ROW()+COLUMN() + 63-26; ROW() + COLUMN()+63))" office:value-type="string" office:string-value="F" calcext:value-type="string">
            <text:p>F</text:p>
          </table:table-cell>
          <table:table-cell table:formula="of:=CHAR(IF(ROW() + COLUMN() + 63&gt;90; ROW()+COLUMN() + 63-26; ROW() + COLUMN()+63))" office:value-type="string" office:string-value="G" calcext:value-type="string">
            <text:p>G</text:p>
          </table:table-cell>
          <table:table-cell table:formula="of:=CHAR(IF(ROW() + COLUMN() + 63&gt;90; ROW()+COLUMN() + 63-26; ROW() + COLUMN()+63))" office:value-type="string" office:string-value="H" calcext:value-type="string">
            <text:p>H</text:p>
          </table:table-cell>
          <table:table-cell table:formula="of:=CHAR(IF(ROW() + COLUMN() + 63&gt;90; ROW()+COLUMN() + 63-26; ROW() + COLUMN()+63))" office:value-type="string" office:string-value="I" calcext:value-type="string">
            <text:p>I</text:p>
          </table:table-cell>
        </table:table-row>
        <table:table-row table:style-name="ro1">
          <table:table-cell table:formula="of:=CHAR(IF(ROW() + COLUMN() + 63&gt;90; ROW()+COLUMN() + 63-26; ROW() + COLUMN()+63))" office:value-type="string" office:string-value="K" calcext:value-type="string">
            <text:p>K</text:p>
          </table:table-cell>
          <table:table-cell table:formula="of:=CHAR(IF(ROW() + COLUMN() + 63&gt;90; ROW()+COLUMN() + 63-26; ROW() + COLUMN()+63))" office:value-type="string" office:string-value="L" calcext:value-type="string">
            <text:p>L</text:p>
          </table:table-cell>
          <table:table-cell table:formula="of:=CHAR(IF(ROW() + COLUMN() + 63&gt;90; ROW()+COLUMN() + 63-26; ROW() + COLUMN()+63))" office:value-type="string" office:string-value="M" calcext:value-type="string">
            <text:p>M</text:p>
          </table:table-cell>
          <table:table-cell table:formula="of:=CHAR(IF(ROW() + COLUMN() + 63&gt;90; ROW()+COLUMN() + 63-26; ROW() + COLUMN()+63))" office:value-type="string" office:string-value="N" calcext:value-type="string">
            <text:p>N</text:p>
          </table:table-cell>
          <table:table-cell table:formula="of:=CHAR(IF(ROW() + COLUMN() + 63&gt;90; ROW()+COLUMN() + 63-26; ROW() + COLUMN()+63))" office:value-type="string" office:string-value="O" calcext:value-type="string">
            <text:p>O</text:p>
          </table:table-cell>
          <table:table-cell table:formula="of:=CHAR(IF(ROW() + COLUMN() + 63&gt;90; ROW()+COLUMN() + 63-26; ROW() + COLUMN()+63))" office:value-type="string" office:string-value="P" calcext:value-type="string">
            <text:p>P</text:p>
          </table:table-cell>
          <table:table-cell table:formula="of:=CHAR(IF(ROW() + COLUMN() + 63&gt;90; ROW()+COLUMN() + 63-26; ROW() + COLUMN()+63))" office:value-type="string" office:string-value="Q" calcext:value-type="string">
            <text:p>Q</text:p>
          </table:table-cell>
          <table:table-cell table:formula="of:=CHAR(IF(ROW() + COLUMN() + 63&gt;90; ROW()+COLUMN() + 63-26; ROW() + COLUMN()+63))" office:value-type="string" office:string-value="R" calcext:value-type="string">
            <text:p>R</text:p>
          </table:table-cell>
          <table:table-cell table:formula="of:=CHAR(IF(ROW() + COLUMN() + 63&gt;90; ROW()+COLUMN() + 63-26; ROW() + COLUMN()+63))" office:value-type="string" office:string-value="S" calcext:value-type="string">
            <text:p>S</text:p>
          </table:table-cell>
          <table:table-cell table:formula="of:=CHAR(IF(ROW() + COLUMN() + 63&gt;90; ROW()+COLUMN() + 63-26; ROW() + COLUMN()+63))" office:value-type="string" office:string-value="T" calcext:value-type="string">
            <text:p>T</text:p>
          </table:table-cell>
          <table:table-cell table:formula="of:=CHAR(IF(ROW() + COLUMN() + 63&gt;90; ROW()+COLUMN() + 63-26; ROW() + COLUMN()+63))" office:value-type="string" office:string-value="U" calcext:value-type="string">
            <text:p>U</text:p>
          </table:table-cell>
          <table:table-cell table:formula="of:=CHAR(IF(ROW() + COLUMN() + 63&gt;90; ROW()+COLUMN() + 63-26; ROW() + COLUMN()+63))" office:value-type="string" office:string-value="V" calcext:value-type="string">
            <text:p>V</text:p>
          </table:table-cell>
          <table:table-cell table:formula="of:=CHAR(IF(ROW() + COLUMN() + 63&gt;90; ROW()+COLUMN() + 63-26; ROW() + COLUMN()+63))" office:value-type="string" office:string-value="W" calcext:value-type="string">
            <text:p>W</text:p>
          </table:table-cell>
          <table:table-cell table:formula="of:=CHAR(IF(ROW() + COLUMN() + 63&gt;90; ROW()+COLUMN() + 63-26; ROW() + COLUMN()+63))" office:value-type="string" office:string-value="X" calcext:value-type="string">
            <text:p>X</text:p>
          </table:table-cell>
          <table:table-cell table:formula="of:=CHAR(IF(ROW() + COLUMN() + 63&gt;90; ROW()+COLUMN() + 63-26; ROW() + COLUMN()+63))" office:value-type="string" office:string-value="Y" calcext:value-type="string">
            <text:p>Y</text:p>
          </table:table-cell>
          <table:table-cell table:formula="of:=CHAR(IF(ROW() + COLUMN() + 63&gt;90; ROW()+COLUMN() + 63-26; ROW() + COLUMN()+63))" office:value-type="string" office:string-value="Z" calcext:value-type="string">
            <text:p>Z</text:p>
          </table:table-cell>
          <table:table-cell table:formula="of:=CHAR(IF(ROW() + COLUMN() + 63&gt;90; ROW()+COLUMN() + 63-26; ROW() + COLUMN()+63))" office:value-type="string" office:string-value="A" calcext:value-type="string">
            <text:p>A</text:p>
          </table:table-cell>
          <table:table-cell table:formula="of:=CHAR(IF(ROW() + COLUMN() + 63&gt;90; ROW()+COLUMN() + 63-26; ROW() + COLUMN()+63))" office:value-type="string" office:string-value="B" calcext:value-type="string">
            <text:p>B</text:p>
          </table:table-cell>
          <table:table-cell table:formula="of:=CHAR(IF(ROW() + COLUMN() + 63&gt;90; ROW()+COLUMN() + 63-26; ROW() + COLUMN()+63))" office:value-type="string" office:string-value="C" calcext:value-type="string">
            <text:p>C</text:p>
          </table:table-cell>
          <table:table-cell table:formula="of:=CHAR(IF(ROW() + COLUMN() + 63&gt;90; ROW()+COLUMN() + 63-26; ROW() + COLUMN()+63))" office:value-type="string" office:string-value="D" calcext:value-type="string">
            <text:p>D</text:p>
          </table:table-cell>
          <table:table-cell table:formula="of:=CHAR(IF(ROW() + COLUMN() + 63&gt;90; ROW()+COLUMN() + 63-26; ROW() + COLUMN()+63))" office:value-type="string" office:string-value="E" calcext:value-type="string">
            <text:p>E</text:p>
          </table:table-cell>
          <table:table-cell table:formula="of:=CHAR(IF(ROW() + COLUMN() + 63&gt;90; ROW()+COLUMN() + 63-26; ROW() + COLUMN()+63))" office:value-type="string" office:string-value="F" calcext:value-type="string">
            <text:p>F</text:p>
          </table:table-cell>
          <table:table-cell table:formula="of:=CHAR(IF(ROW() + COLUMN() + 63&gt;90; ROW()+COLUMN() + 63-26; ROW() + COLUMN()+63))" office:value-type="string" office:string-value="G" calcext:value-type="string">
            <text:p>G</text:p>
          </table:table-cell>
          <table:table-cell table:formula="of:=CHAR(IF(ROW() + COLUMN() + 63&gt;90; ROW()+COLUMN() + 63-26; ROW() + COLUMN()+63))" office:value-type="string" office:string-value="H" calcext:value-type="string">
            <text:p>H</text:p>
          </table:table-cell>
          <table:table-cell table:formula="of:=CHAR(IF(ROW() + COLUMN() + 63&gt;90; ROW()+COLUMN() + 63-26; ROW() + COLUMN()+63))" office:value-type="string" office:string-value="I" calcext:value-type="string">
            <text:p>I</text:p>
          </table:table-cell>
          <table:table-cell table:formula="of:=CHAR(IF(ROW() + COLUMN() + 63&gt;90; ROW()+COLUMN() + 63-26; ROW() + COLUMN()+63))" office:value-type="string" office:string-value="J" calcext:value-type="string">
            <text:p>J</text:p>
          </table:table-cell>
        </table:table-row>
        <table:table-row table:style-name="ro1">
          <table:table-cell table:formula="of:=CHAR(IF(ROW() + COLUMN() + 63&gt;90; ROW()+COLUMN() + 63-26; ROW() + COLUMN()+63))" office:value-type="string" office:string-value="L" calcext:value-type="string">
            <text:p>L</text:p>
          </table:table-cell>
          <table:table-cell table:formula="of:=CHAR(IF(ROW() + COLUMN() + 63&gt;90; ROW()+COLUMN() + 63-26; ROW() + COLUMN()+63))" office:value-type="string" office:string-value="M" calcext:value-type="string">
            <text:p>M</text:p>
          </table:table-cell>
          <table:table-cell table:formula="of:=CHAR(IF(ROW() + COLUMN() + 63&gt;90; ROW()+COLUMN() + 63-26; ROW() + COLUMN()+63))" office:value-type="string" office:string-value="N" calcext:value-type="string">
            <text:p>N</text:p>
          </table:table-cell>
          <table:table-cell table:formula="of:=CHAR(IF(ROW() + COLUMN() + 63&gt;90; ROW()+COLUMN() + 63-26; ROW() + COLUMN()+63))" office:value-type="string" office:string-value="O" calcext:value-type="string">
            <text:p>O</text:p>
          </table:table-cell>
          <table:table-cell table:formula="of:=CHAR(IF(ROW() + COLUMN() + 63&gt;90; ROW()+COLUMN() + 63-26; ROW() + COLUMN()+63))" office:value-type="string" office:string-value="P" calcext:value-type="string">
            <text:p>P</text:p>
          </table:table-cell>
          <table:table-cell table:formula="of:=CHAR(IF(ROW() + COLUMN() + 63&gt;90; ROW()+COLUMN() + 63-26; ROW() + COLUMN()+63))" office:value-type="string" office:string-value="Q" calcext:value-type="string">
            <text:p>Q</text:p>
          </table:table-cell>
          <table:table-cell table:formula="of:=CHAR(IF(ROW() + COLUMN() + 63&gt;90; ROW()+COLUMN() + 63-26; ROW() + COLUMN()+63))" office:value-type="string" office:string-value="R" calcext:value-type="string">
            <text:p>R</text:p>
          </table:table-cell>
          <table:table-cell table:formula="of:=CHAR(IF(ROW() + COLUMN() + 63&gt;90; ROW()+COLUMN() + 63-26; ROW() + COLUMN()+63))" office:value-type="string" office:string-value="S" calcext:value-type="string">
            <text:p>S</text:p>
          </table:table-cell>
          <table:table-cell table:formula="of:=CHAR(IF(ROW() + COLUMN() + 63&gt;90; ROW()+COLUMN() + 63-26; ROW() + COLUMN()+63))" office:value-type="string" office:string-value="T" calcext:value-type="string">
            <text:p>T</text:p>
          </table:table-cell>
          <table:table-cell table:formula="of:=CHAR(IF(ROW() + COLUMN() + 63&gt;90; ROW()+COLUMN() + 63-26; ROW() + COLUMN()+63))" office:value-type="string" office:string-value="U" calcext:value-type="string">
            <text:p>U</text:p>
          </table:table-cell>
          <table:table-cell table:formula="of:=CHAR(IF(ROW() + COLUMN() + 63&gt;90; ROW()+COLUMN() + 63-26; ROW() + COLUMN()+63))" office:value-type="string" office:string-value="V" calcext:value-type="string">
            <text:p>V</text:p>
          </table:table-cell>
          <table:table-cell table:formula="of:=CHAR(IF(ROW() + COLUMN() + 63&gt;90; ROW()+COLUMN() + 63-26; ROW() + COLUMN()+63))" office:value-type="string" office:string-value="W" calcext:value-type="string">
            <text:p>W</text:p>
          </table:table-cell>
          <table:table-cell table:formula="of:=CHAR(IF(ROW() + COLUMN() + 63&gt;90; ROW()+COLUMN() + 63-26; ROW() + COLUMN()+63))" office:value-type="string" office:string-value="X" calcext:value-type="string">
            <text:p>X</text:p>
          </table:table-cell>
          <table:table-cell table:formula="of:=CHAR(IF(ROW() + COLUMN() + 63&gt;90; ROW()+COLUMN() + 63-26; ROW() + COLUMN()+63))" office:value-type="string" office:string-value="Y" calcext:value-type="string">
            <text:p>Y</text:p>
          </table:table-cell>
          <table:table-cell table:formula="of:=CHAR(IF(ROW() + COLUMN() + 63&gt;90; ROW()+COLUMN() + 63-26; ROW() + COLUMN()+63))" office:value-type="string" office:string-value="Z" calcext:value-type="string">
            <text:p>Z</text:p>
          </table:table-cell>
          <table:table-cell table:formula="of:=CHAR(IF(ROW() + COLUMN() + 63&gt;90; ROW()+COLUMN() + 63-26; ROW() + COLUMN()+63))" office:value-type="string" office:string-value="A" calcext:value-type="string">
            <text:p>A</text:p>
          </table:table-cell>
          <table:table-cell table:formula="of:=CHAR(IF(ROW() + COLUMN() + 63&gt;90; ROW()+COLUMN() + 63-26; ROW() + COLUMN()+63))" office:value-type="string" office:string-value="B" calcext:value-type="string">
            <text:p>B</text:p>
          </table:table-cell>
          <table:table-cell table:formula="of:=CHAR(IF(ROW() + COLUMN() + 63&gt;90; ROW()+COLUMN() + 63-26; ROW() + COLUMN()+63))" office:value-type="string" office:string-value="C" calcext:value-type="string">
            <text:p>C</text:p>
          </table:table-cell>
          <table:table-cell table:formula="of:=CHAR(IF(ROW() + COLUMN() + 63&gt;90; ROW()+COLUMN() + 63-26; ROW() + COLUMN()+63))" office:value-type="string" office:string-value="D" calcext:value-type="string">
            <text:p>D</text:p>
          </table:table-cell>
          <table:table-cell table:formula="of:=CHAR(IF(ROW() + COLUMN() + 63&gt;90; ROW()+COLUMN() + 63-26; ROW() + COLUMN()+63))" office:value-type="string" office:string-value="E" calcext:value-type="string">
            <text:p>E</text:p>
          </table:table-cell>
          <table:table-cell table:formula="of:=CHAR(IF(ROW() + COLUMN() + 63&gt;90; ROW()+COLUMN() + 63-26; ROW() + COLUMN()+63))" office:value-type="string" office:string-value="F" calcext:value-type="string">
            <text:p>F</text:p>
          </table:table-cell>
          <table:table-cell table:formula="of:=CHAR(IF(ROW() + COLUMN() + 63&gt;90; ROW()+COLUMN() + 63-26; ROW() + COLUMN()+63))" office:value-type="string" office:string-value="G" calcext:value-type="string">
            <text:p>G</text:p>
          </table:table-cell>
          <table:table-cell table:formula="of:=CHAR(IF(ROW() + COLUMN() + 63&gt;90; ROW()+COLUMN() + 63-26; ROW() + COLUMN()+63))" office:value-type="string" office:string-value="H" calcext:value-type="string">
            <text:p>H</text:p>
          </table:table-cell>
          <table:table-cell table:formula="of:=CHAR(IF(ROW() + COLUMN() + 63&gt;90; ROW()+COLUMN() + 63-26; ROW() + COLUMN()+63))" office:value-type="string" office:string-value="I" calcext:value-type="string">
            <text:p>I</text:p>
          </table:table-cell>
          <table:table-cell table:formula="of:=CHAR(IF(ROW() + COLUMN() + 63&gt;90; ROW()+COLUMN() + 63-26; ROW() + COLUMN()+63))" office:value-type="string" office:string-value="J" calcext:value-type="string">
            <text:p>J</text:p>
          </table:table-cell>
          <table:table-cell table:formula="of:=CHAR(IF(ROW() + COLUMN() + 63&gt;90; ROW()+COLUMN() + 63-26; ROW() + COLUMN()+63))" office:value-type="string" office:string-value="K" calcext:value-type="string">
            <text:p>K</text:p>
          </table:table-cell>
        </table:table-row>
        <table:table-row table:style-name="ro1">
          <table:table-cell table:formula="of:=CHAR(IF(ROW() + COLUMN() + 63&gt;90; ROW()+COLUMN() + 63-26; ROW() + COLUMN()+63))" office:value-type="string" office:string-value="M" calcext:value-type="string">
            <text:p>M</text:p>
          </table:table-cell>
          <table:table-cell table:formula="of:=CHAR(IF(ROW() + COLUMN() + 63&gt;90; ROW()+COLUMN() + 63-26; ROW() + COLUMN()+63))" office:value-type="string" office:string-value="N" calcext:value-type="string">
            <text:p>N</text:p>
          </table:table-cell>
          <table:table-cell table:formula="of:=CHAR(IF(ROW() + COLUMN() + 63&gt;90; ROW()+COLUMN() + 63-26; ROW() + COLUMN()+63))" office:value-type="string" office:string-value="O" calcext:value-type="string">
            <text:p>O</text:p>
          </table:table-cell>
          <table:table-cell table:formula="of:=CHAR(IF(ROW() + COLUMN() + 63&gt;90; ROW()+COLUMN() + 63-26; ROW() + COLUMN()+63))" office:value-type="string" office:string-value="P" calcext:value-type="string">
            <text:p>P</text:p>
          </table:table-cell>
          <table:table-cell table:formula="of:=CHAR(IF(ROW() + COLUMN() + 63&gt;90; ROW()+COLUMN() + 63-26; ROW() + COLUMN()+63))" office:value-type="string" office:string-value="Q" calcext:value-type="string">
            <text:p>Q</text:p>
          </table:table-cell>
          <table:table-cell table:formula="of:=CHAR(IF(ROW() + COLUMN() + 63&gt;90; ROW()+COLUMN() + 63-26; ROW() + COLUMN()+63))" office:value-type="string" office:string-value="R" calcext:value-type="string">
            <text:p>R</text:p>
          </table:table-cell>
          <table:table-cell table:formula="of:=CHAR(IF(ROW() + COLUMN() + 63&gt;90; ROW()+COLUMN() + 63-26; ROW() + COLUMN()+63))" office:value-type="string" office:string-value="S" calcext:value-type="string">
            <text:p>S</text:p>
          </table:table-cell>
          <table:table-cell table:formula="of:=CHAR(IF(ROW() + COLUMN() + 63&gt;90; ROW()+COLUMN() + 63-26; ROW() + COLUMN()+63))" office:value-type="string" office:string-value="T" calcext:value-type="string">
            <text:p>T</text:p>
          </table:table-cell>
          <table:table-cell table:formula="of:=CHAR(IF(ROW() + COLUMN() + 63&gt;90; ROW()+COLUMN() + 63-26; ROW() + COLUMN()+63))" office:value-type="string" office:string-value="U" calcext:value-type="string">
            <text:p>U</text:p>
          </table:table-cell>
          <table:table-cell table:formula="of:=CHAR(IF(ROW() + COLUMN() + 63&gt;90; ROW()+COLUMN() + 63-26; ROW() + COLUMN()+63))" office:value-type="string" office:string-value="V" calcext:value-type="string">
            <text:p>V</text:p>
          </table:table-cell>
          <table:table-cell table:formula="of:=CHAR(IF(ROW() + COLUMN() + 63&gt;90; ROW()+COLUMN() + 63-26; ROW() + COLUMN()+63))" office:value-type="string" office:string-value="W" calcext:value-type="string">
            <text:p>W</text:p>
          </table:table-cell>
          <table:table-cell table:formula="of:=CHAR(IF(ROW() + COLUMN() + 63&gt;90; ROW()+COLUMN() + 63-26; ROW() + COLUMN()+63))" office:value-type="string" office:string-value="X" calcext:value-type="string">
            <text:p>X</text:p>
          </table:table-cell>
          <table:table-cell table:formula="of:=CHAR(IF(ROW() + COLUMN() + 63&gt;90; ROW()+COLUMN() + 63-26; ROW() + COLUMN()+63))" office:value-type="string" office:string-value="Y" calcext:value-type="string">
            <text:p>Y</text:p>
          </table:table-cell>
          <table:table-cell table:formula="of:=CHAR(IF(ROW() + COLUMN() + 63&gt;90; ROW()+COLUMN() + 63-26; ROW() + COLUMN()+63))" office:value-type="string" office:string-value="Z" calcext:value-type="string">
            <text:p>Z</text:p>
          </table:table-cell>
          <table:table-cell table:formula="of:=CHAR(IF(ROW() + COLUMN() + 63&gt;90; ROW()+COLUMN() + 63-26; ROW() + COLUMN()+63))" office:value-type="string" office:string-value="A" calcext:value-type="string">
            <text:p>A</text:p>
          </table:table-cell>
          <table:table-cell table:formula="of:=CHAR(IF(ROW() + COLUMN() + 63&gt;90; ROW()+COLUMN() + 63-26; ROW() + COLUMN()+63))" office:value-type="string" office:string-value="B" calcext:value-type="string">
            <text:p>B</text:p>
          </table:table-cell>
          <table:table-cell table:formula="of:=CHAR(IF(ROW() + COLUMN() + 63&gt;90; ROW()+COLUMN() + 63-26; ROW() + COLUMN()+63))" office:value-type="string" office:string-value="C" calcext:value-type="string">
            <text:p>C</text:p>
          </table:table-cell>
          <table:table-cell table:formula="of:=CHAR(IF(ROW() + COLUMN() + 63&gt;90; ROW()+COLUMN() + 63-26; ROW() + COLUMN()+63))" office:value-type="string" office:string-value="D" calcext:value-type="string">
            <text:p>D</text:p>
          </table:table-cell>
          <table:table-cell table:formula="of:=CHAR(IF(ROW() + COLUMN() + 63&gt;90; ROW()+COLUMN() + 63-26; ROW() + COLUMN()+63))" office:value-type="string" office:string-value="E" calcext:value-type="string">
            <text:p>E</text:p>
          </table:table-cell>
          <table:table-cell table:formula="of:=CHAR(IF(ROW() + COLUMN() + 63&gt;90; ROW()+COLUMN() + 63-26; ROW() + COLUMN()+63))" office:value-type="string" office:string-value="F" calcext:value-type="string">
            <text:p>F</text:p>
          </table:table-cell>
          <table:table-cell table:formula="of:=CHAR(IF(ROW() + COLUMN() + 63&gt;90; ROW()+COLUMN() + 63-26; ROW() + COLUMN()+63))" office:value-type="string" office:string-value="G" calcext:value-type="string">
            <text:p>G</text:p>
          </table:table-cell>
          <table:table-cell table:formula="of:=CHAR(IF(ROW() + COLUMN() + 63&gt;90; ROW()+COLUMN() + 63-26; ROW() + COLUMN()+63))" office:value-type="string" office:string-value="H" calcext:value-type="string">
            <text:p>H</text:p>
          </table:table-cell>
          <table:table-cell table:formula="of:=CHAR(IF(ROW() + COLUMN() + 63&gt;90; ROW()+COLUMN() + 63-26; ROW() + COLUMN()+63))" office:value-type="string" office:string-value="I" calcext:value-type="string">
            <text:p>I</text:p>
          </table:table-cell>
          <table:table-cell table:formula="of:=CHAR(IF(ROW() + COLUMN() + 63&gt;90; ROW()+COLUMN() + 63-26; ROW() + COLUMN()+63))" office:value-type="string" office:string-value="J" calcext:value-type="string">
            <text:p>J</text:p>
          </table:table-cell>
          <table:table-cell table:formula="of:=CHAR(IF(ROW() + COLUMN() + 63&gt;90; ROW()+COLUMN() + 63-26; ROW() + COLUMN()+63))" office:value-type="string" office:string-value="K" calcext:value-type="string">
            <text:p>K</text:p>
          </table:table-cell>
          <table:table-cell table:formula="of:=CHAR(IF(ROW() + COLUMN() + 63&gt;90; ROW()+COLUMN() + 63-26; ROW() + COLUMN()+63))" office:value-type="string" office:string-value="L" calcext:value-type="string">
            <text:p>L</text:p>
          </table:table-cell>
        </table:table-row>
        <table:table-row table:style-name="ro1">
          <table:table-cell table:formula="of:=CHAR(IF(ROW() + COLUMN() + 63&gt;90; ROW()+COLUMN() + 63-26; ROW() + COLUMN()+63))" office:value-type="string" office:string-value="N" calcext:value-type="string">
            <text:p>N</text:p>
          </table:table-cell>
          <table:table-cell table:formula="of:=CHAR(IF(ROW() + COLUMN() + 63&gt;90; ROW()+COLUMN() + 63-26; ROW() + COLUMN()+63))" office:value-type="string" office:string-value="O" calcext:value-type="string">
            <text:p>O</text:p>
          </table:table-cell>
          <table:table-cell table:formula="of:=CHAR(IF(ROW() + COLUMN() + 63&gt;90; ROW()+COLUMN() + 63-26; ROW() + COLUMN()+63))" office:value-type="string" office:string-value="P" calcext:value-type="string">
            <text:p>P</text:p>
          </table:table-cell>
          <table:table-cell table:formula="of:=CHAR(IF(ROW() + COLUMN() + 63&gt;90; ROW()+COLUMN() + 63-26; ROW() + COLUMN()+63))" office:value-type="string" office:string-value="Q" calcext:value-type="string">
            <text:p>Q</text:p>
          </table:table-cell>
          <table:table-cell table:formula="of:=CHAR(IF(ROW() + COLUMN() + 63&gt;90; ROW()+COLUMN() + 63-26; ROW() + COLUMN()+63))" office:value-type="string" office:string-value="R" calcext:value-type="string">
            <text:p>R</text:p>
          </table:table-cell>
          <table:table-cell table:formula="of:=CHAR(IF(ROW() + COLUMN() + 63&gt;90; ROW()+COLUMN() + 63-26; ROW() + COLUMN()+63))" office:value-type="string" office:string-value="S" calcext:value-type="string">
            <text:p>S</text:p>
          </table:table-cell>
          <table:table-cell table:formula="of:=CHAR(IF(ROW() + COLUMN() + 63&gt;90; ROW()+COLUMN() + 63-26; ROW() + COLUMN()+63))" office:value-type="string" office:string-value="T" calcext:value-type="string">
            <text:p>T</text:p>
          </table:table-cell>
          <table:table-cell table:formula="of:=CHAR(IF(ROW() + COLUMN() + 63&gt;90; ROW()+COLUMN() + 63-26; ROW() + COLUMN()+63))" office:value-type="string" office:string-value="U" calcext:value-type="string">
            <text:p>U</text:p>
          </table:table-cell>
          <table:table-cell table:formula="of:=CHAR(IF(ROW() + COLUMN() + 63&gt;90; ROW()+COLUMN() + 63-26; ROW() + COLUMN()+63))" office:value-type="string" office:string-value="V" calcext:value-type="string">
            <text:p>V</text:p>
          </table:table-cell>
          <table:table-cell table:formula="of:=CHAR(IF(ROW() + COLUMN() + 63&gt;90; ROW()+COLUMN() + 63-26; ROW() + COLUMN()+63))" office:value-type="string" office:string-value="W" calcext:value-type="string">
            <text:p>W</text:p>
          </table:table-cell>
          <table:table-cell table:formula="of:=CHAR(IF(ROW() + COLUMN() + 63&gt;90; ROW()+COLUMN() + 63-26; ROW() + COLUMN()+63))" office:value-type="string" office:string-value="X" calcext:value-type="string">
            <text:p>X</text:p>
          </table:table-cell>
          <table:table-cell table:formula="of:=CHAR(IF(ROW() + COLUMN() + 63&gt;90; ROW()+COLUMN() + 63-26; ROW() + COLUMN()+63))" office:value-type="string" office:string-value="Y" calcext:value-type="string">
            <text:p>Y</text:p>
          </table:table-cell>
          <table:table-cell table:formula="of:=CHAR(IF(ROW() + COLUMN() + 63&gt;90; ROW()+COLUMN() + 63-26; ROW() + COLUMN()+63))" office:value-type="string" office:string-value="Z" calcext:value-type="string">
            <text:p>Z</text:p>
          </table:table-cell>
          <table:table-cell table:formula="of:=CHAR(IF(ROW() + COLUMN() + 63&gt;90; ROW()+COLUMN() + 63-26; ROW() + COLUMN()+63))" office:value-type="string" office:string-value="A" calcext:value-type="string">
            <text:p>A</text:p>
          </table:table-cell>
          <table:table-cell table:formula="of:=CHAR(IF(ROW() + COLUMN() + 63&gt;90; ROW()+COLUMN() + 63-26; ROW() + COLUMN()+63))" office:value-type="string" office:string-value="B" calcext:value-type="string">
            <text:p>B</text:p>
          </table:table-cell>
          <table:table-cell table:formula="of:=CHAR(IF(ROW() + COLUMN() + 63&gt;90; ROW()+COLUMN() + 63-26; ROW() + COLUMN()+63))" office:value-type="string" office:string-value="C" calcext:value-type="string">
            <text:p>C</text:p>
          </table:table-cell>
          <table:table-cell table:formula="of:=CHAR(IF(ROW() + COLUMN() + 63&gt;90; ROW()+COLUMN() + 63-26; ROW() + COLUMN()+63))" office:value-type="string" office:string-value="D" calcext:value-type="string">
            <text:p>D</text:p>
          </table:table-cell>
          <table:table-cell table:formula="of:=CHAR(IF(ROW() + COLUMN() + 63&gt;90; ROW()+COLUMN() + 63-26; ROW() + COLUMN()+63))" office:value-type="string" office:string-value="E" calcext:value-type="string">
            <text:p>E</text:p>
          </table:table-cell>
          <table:table-cell table:formula="of:=CHAR(IF(ROW() + COLUMN() + 63&gt;90; ROW()+COLUMN() + 63-26; ROW() + COLUMN()+63))" office:value-type="string" office:string-value="F" calcext:value-type="string">
            <text:p>F</text:p>
          </table:table-cell>
          <table:table-cell table:formula="of:=CHAR(IF(ROW() + COLUMN() + 63&gt;90; ROW()+COLUMN() + 63-26; ROW() + COLUMN()+63))" office:value-type="string" office:string-value="G" calcext:value-type="string">
            <text:p>G</text:p>
          </table:table-cell>
          <table:table-cell table:formula="of:=CHAR(IF(ROW() + COLUMN() + 63&gt;90; ROW()+COLUMN() + 63-26; ROW() + COLUMN()+63))" office:value-type="string" office:string-value="H" calcext:value-type="string">
            <text:p>H</text:p>
          </table:table-cell>
          <table:table-cell table:formula="of:=CHAR(IF(ROW() + COLUMN() + 63&gt;90; ROW()+COLUMN() + 63-26; ROW() + COLUMN()+63))" office:value-type="string" office:string-value="I" calcext:value-type="string">
            <text:p>I</text:p>
          </table:table-cell>
          <table:table-cell table:formula="of:=CHAR(IF(ROW() + COLUMN() + 63&gt;90; ROW()+COLUMN() + 63-26; ROW() + COLUMN()+63))" office:value-type="string" office:string-value="J" calcext:value-type="string">
            <text:p>J</text:p>
          </table:table-cell>
          <table:table-cell table:formula="of:=CHAR(IF(ROW() + COLUMN() + 63&gt;90; ROW()+COLUMN() + 63-26; ROW() + COLUMN()+63))" office:value-type="string" office:string-value="K" calcext:value-type="string">
            <text:p>K</text:p>
          </table:table-cell>
          <table:table-cell table:formula="of:=CHAR(IF(ROW() + COLUMN() + 63&gt;90; ROW()+COLUMN() + 63-26; ROW() + COLUMN()+63))" office:value-type="string" office:string-value="L" calcext:value-type="string">
            <text:p>L</text:p>
          </table:table-cell>
          <table:table-cell table:formula="of:=CHAR(IF(ROW() + COLUMN() + 63&gt;90; ROW()+COLUMN() + 63-26; ROW() + COLUMN()+63))" office:value-type="string" office:string-value="M" calcext:value-type="string">
            <text:p>M</text:p>
          </table:table-cell>
        </table:table-row>
        <table:table-row table:style-name="ro1">
          <table:table-cell table:formula="of:=CHAR(IF(ROW() + COLUMN() + 63&gt;90; ROW()+COLUMN() + 63-26; ROW() + COLUMN()+63))" office:value-type="string" office:string-value="O" calcext:value-type="string">
            <text:p>O</text:p>
          </table:table-cell>
          <table:table-cell table:formula="of:=CHAR(IF(ROW() + COLUMN() + 63&gt;90; ROW()+COLUMN() + 63-26; ROW() + COLUMN()+63))" office:value-type="string" office:string-value="P" calcext:value-type="string">
            <text:p>P</text:p>
          </table:table-cell>
          <table:table-cell table:formula="of:=CHAR(IF(ROW() + COLUMN() + 63&gt;90; ROW()+COLUMN() + 63-26; ROW() + COLUMN()+63))" office:value-type="string" office:string-value="Q" calcext:value-type="string">
            <text:p>Q</text:p>
          </table:table-cell>
          <table:table-cell table:formula="of:=CHAR(IF(ROW() + COLUMN() + 63&gt;90; ROW()+COLUMN() + 63-26; ROW() + COLUMN()+63))" office:value-type="string" office:string-value="R" calcext:value-type="string">
            <text:p>R</text:p>
          </table:table-cell>
          <table:table-cell table:formula="of:=CHAR(IF(ROW() + COLUMN() + 63&gt;90; ROW()+COLUMN() + 63-26; ROW() + COLUMN()+63))" office:value-type="string" office:string-value="S" calcext:value-type="string">
            <text:p>S</text:p>
          </table:table-cell>
          <table:table-cell table:formula="of:=CHAR(IF(ROW() + COLUMN() + 63&gt;90; ROW()+COLUMN() + 63-26; ROW() + COLUMN()+63))" office:value-type="string" office:string-value="T" calcext:value-type="string">
            <text:p>T</text:p>
          </table:table-cell>
          <table:table-cell table:formula="of:=CHAR(IF(ROW() + COLUMN() + 63&gt;90; ROW()+COLUMN() + 63-26; ROW() + COLUMN()+63))" office:value-type="string" office:string-value="U" calcext:value-type="string">
            <text:p>U</text:p>
          </table:table-cell>
          <table:table-cell table:formula="of:=CHAR(IF(ROW() + COLUMN() + 63&gt;90; ROW()+COLUMN() + 63-26; ROW() + COLUMN()+63))" office:value-type="string" office:string-value="V" calcext:value-type="string">
            <text:p>V</text:p>
          </table:table-cell>
          <table:table-cell table:formula="of:=CHAR(IF(ROW() + COLUMN() + 63&gt;90; ROW()+COLUMN() + 63-26; ROW() + COLUMN()+63))" office:value-type="string" office:string-value="W" calcext:value-type="string">
            <text:p>W</text:p>
          </table:table-cell>
          <table:table-cell table:formula="of:=CHAR(IF(ROW() + COLUMN() + 63&gt;90; ROW()+COLUMN() + 63-26; ROW() + COLUMN()+63))" office:value-type="string" office:string-value="X" calcext:value-type="string">
            <text:p>X</text:p>
          </table:table-cell>
          <table:table-cell table:formula="of:=CHAR(IF(ROW() + COLUMN() + 63&gt;90; ROW()+COLUMN() + 63-26; ROW() + COLUMN()+63))" office:value-type="string" office:string-value="Y" calcext:value-type="string">
            <text:p>Y</text:p>
          </table:table-cell>
          <table:table-cell table:formula="of:=CHAR(IF(ROW() + COLUMN() + 63&gt;90; ROW()+COLUMN() + 63-26; ROW() + COLUMN()+63))" office:value-type="string" office:string-value="Z" calcext:value-type="string">
            <text:p>Z</text:p>
          </table:table-cell>
          <table:table-cell table:formula="of:=CHAR(IF(ROW() + COLUMN() + 63&gt;90; ROW()+COLUMN() + 63-26; ROW() + COLUMN()+63))" office:value-type="string" office:string-value="A" calcext:value-type="string">
            <text:p>A</text:p>
          </table:table-cell>
          <table:table-cell table:formula="of:=CHAR(IF(ROW() + COLUMN() + 63&gt;90; ROW()+COLUMN() + 63-26; ROW() + COLUMN()+63))" office:value-type="string" office:string-value="B" calcext:value-type="string">
            <text:p>B</text:p>
          </table:table-cell>
          <table:table-cell table:formula="of:=CHAR(IF(ROW() + COLUMN() + 63&gt;90; ROW()+COLUMN() + 63-26; ROW() + COLUMN()+63))" office:value-type="string" office:string-value="C" calcext:value-type="string">
            <text:p>C</text:p>
          </table:table-cell>
          <table:table-cell table:formula="of:=CHAR(IF(ROW() + COLUMN() + 63&gt;90; ROW()+COLUMN() + 63-26; ROW() + COLUMN()+63))" office:value-type="string" office:string-value="D" calcext:value-type="string">
            <text:p>D</text:p>
          </table:table-cell>
          <table:table-cell table:formula="of:=CHAR(IF(ROW() + COLUMN() + 63&gt;90; ROW()+COLUMN() + 63-26; ROW() + COLUMN()+63))" office:value-type="string" office:string-value="E" calcext:value-type="string">
            <text:p>E</text:p>
          </table:table-cell>
          <table:table-cell table:formula="of:=CHAR(IF(ROW() + COLUMN() + 63&gt;90; ROW()+COLUMN() + 63-26; ROW() + COLUMN()+63))" office:value-type="string" office:string-value="F" calcext:value-type="string">
            <text:p>F</text:p>
          </table:table-cell>
          <table:table-cell table:formula="of:=CHAR(IF(ROW() + COLUMN() + 63&gt;90; ROW()+COLUMN() + 63-26; ROW() + COLUMN()+63))" office:value-type="string" office:string-value="G" calcext:value-type="string">
            <text:p>G</text:p>
          </table:table-cell>
          <table:table-cell table:formula="of:=CHAR(IF(ROW() + COLUMN() + 63&gt;90; ROW()+COLUMN() + 63-26; ROW() + COLUMN()+63))" office:value-type="string" office:string-value="H" calcext:value-type="string">
            <text:p>H</text:p>
          </table:table-cell>
          <table:table-cell table:formula="of:=CHAR(IF(ROW() + COLUMN() + 63&gt;90; ROW()+COLUMN() + 63-26; ROW() + COLUMN()+63))" office:value-type="string" office:string-value="I" calcext:value-type="string">
            <text:p>I</text:p>
          </table:table-cell>
          <table:table-cell table:formula="of:=CHAR(IF(ROW() + COLUMN() + 63&gt;90; ROW()+COLUMN() + 63-26; ROW() + COLUMN()+63))" office:value-type="string" office:string-value="J" calcext:value-type="string">
            <text:p>J</text:p>
          </table:table-cell>
          <table:table-cell table:formula="of:=CHAR(IF(ROW() + COLUMN() + 63&gt;90; ROW()+COLUMN() + 63-26; ROW() + COLUMN()+63))" office:value-type="string" office:string-value="K" calcext:value-type="string">
            <text:p>K</text:p>
          </table:table-cell>
          <table:table-cell table:formula="of:=CHAR(IF(ROW() + COLUMN() + 63&gt;90; ROW()+COLUMN() + 63-26; ROW() + COLUMN()+63))" office:value-type="string" office:string-value="L" calcext:value-type="string">
            <text:p>L</text:p>
          </table:table-cell>
          <table:table-cell table:formula="of:=CHAR(IF(ROW() + COLUMN() + 63&gt;90; ROW()+COLUMN() + 63-26; ROW() + COLUMN()+63))" office:value-type="string" office:string-value="M" calcext:value-type="string">
            <text:p>M</text:p>
          </table:table-cell>
          <table:table-cell table:formula="of:=CHAR(IF(ROW() + COLUMN() + 63&gt;90; ROW()+COLUMN() + 63-26; ROW() + COLUMN()+63))" office:value-type="string" office:string-value="N" calcext:value-type="string">
            <text:p>N</text:p>
          </table:table-cell>
        </table:table-row>
        <table:table-row table:style-name="ro1">
          <table:table-cell table:formula="of:=CHAR(IF(ROW() + COLUMN() + 63&gt;90; ROW()+COLUMN() + 63-26; ROW() + COLUMN()+63))" office:value-type="string" office:string-value="P" calcext:value-type="string">
            <text:p>P</text:p>
          </table:table-cell>
          <table:table-cell table:formula="of:=CHAR(IF(ROW() + COLUMN() + 63&gt;90; ROW()+COLUMN() + 63-26; ROW() + COLUMN()+63))" office:value-type="string" office:string-value="Q" calcext:value-type="string">
            <text:p>Q</text:p>
          </table:table-cell>
          <table:table-cell table:formula="of:=CHAR(IF(ROW() + COLUMN() + 63&gt;90; ROW()+COLUMN() + 63-26; ROW() + COLUMN()+63))" office:value-type="string" office:string-value="R" calcext:value-type="string">
            <text:p>R</text:p>
          </table:table-cell>
          <table:table-cell table:formula="of:=CHAR(IF(ROW() + COLUMN() + 63&gt;90; ROW()+COLUMN() + 63-26; ROW() + COLUMN()+63))" office:value-type="string" office:string-value="S" calcext:value-type="string">
            <text:p>S</text:p>
          </table:table-cell>
          <table:table-cell table:formula="of:=CHAR(IF(ROW() + COLUMN() + 63&gt;90; ROW()+COLUMN() + 63-26; ROW() + COLUMN()+63))" office:value-type="string" office:string-value="T" calcext:value-type="string">
            <text:p>T</text:p>
          </table:table-cell>
          <table:table-cell table:formula="of:=CHAR(IF(ROW() + COLUMN() + 63&gt;90; ROW()+COLUMN() + 63-26; ROW() + COLUMN()+63))" office:value-type="string" office:string-value="U" calcext:value-type="string">
            <text:p>U</text:p>
          </table:table-cell>
          <table:table-cell table:formula="of:=CHAR(IF(ROW() + COLUMN() + 63&gt;90; ROW()+COLUMN() + 63-26; ROW() + COLUMN()+63))" office:value-type="string" office:string-value="V" calcext:value-type="string">
            <text:p>V</text:p>
          </table:table-cell>
          <table:table-cell table:formula="of:=CHAR(IF(ROW() + COLUMN() + 63&gt;90; ROW()+COLUMN() + 63-26; ROW() + COLUMN()+63))" office:value-type="string" office:string-value="W" calcext:value-type="string">
            <text:p>W</text:p>
          </table:table-cell>
          <table:table-cell table:formula="of:=CHAR(IF(ROW() + COLUMN() + 63&gt;90; ROW()+COLUMN() + 63-26; ROW() + COLUMN()+63))" office:value-type="string" office:string-value="X" calcext:value-type="string">
            <text:p>X</text:p>
          </table:table-cell>
          <table:table-cell table:formula="of:=CHAR(IF(ROW() + COLUMN() + 63&gt;90; ROW()+COLUMN() + 63-26; ROW() + COLUMN()+63))" office:value-type="string" office:string-value="Y" calcext:value-type="string">
            <text:p>Y</text:p>
          </table:table-cell>
          <table:table-cell table:formula="of:=CHAR(IF(ROW() + COLUMN() + 63&gt;90; ROW()+COLUMN() + 63-26; ROW() + COLUMN()+63))" office:value-type="string" office:string-value="Z" calcext:value-type="string">
            <text:p>Z</text:p>
          </table:table-cell>
          <table:table-cell table:formula="of:=CHAR(IF(ROW() + COLUMN() + 63&gt;90; ROW()+COLUMN() + 63-26; ROW() + COLUMN()+63))" office:value-type="string" office:string-value="A" calcext:value-type="string">
            <text:p>A</text:p>
          </table:table-cell>
          <table:table-cell table:formula="of:=CHAR(IF(ROW() + COLUMN() + 63&gt;90; ROW()+COLUMN() + 63-26; ROW() + COLUMN()+63))" office:value-type="string" office:string-value="B" calcext:value-type="string">
            <text:p>B</text:p>
          </table:table-cell>
          <table:table-cell table:formula="of:=CHAR(IF(ROW() + COLUMN() + 63&gt;90; ROW()+COLUMN() + 63-26; ROW() + COLUMN()+63))" office:value-type="string" office:string-value="C" calcext:value-type="string">
            <text:p>C</text:p>
          </table:table-cell>
          <table:table-cell table:formula="of:=CHAR(IF(ROW() + COLUMN() + 63&gt;90; ROW()+COLUMN() + 63-26; ROW() + COLUMN()+63))" office:value-type="string" office:string-value="D" calcext:value-type="string">
            <text:p>D</text:p>
          </table:table-cell>
          <table:table-cell table:formula="of:=CHAR(IF(ROW() + COLUMN() + 63&gt;90; ROW()+COLUMN() + 63-26; ROW() + COLUMN()+63))" office:value-type="string" office:string-value="E" calcext:value-type="string">
            <text:p>E</text:p>
          </table:table-cell>
          <table:table-cell table:formula="of:=CHAR(IF(ROW() + COLUMN() + 63&gt;90; ROW()+COLUMN() + 63-26; ROW() + COLUMN()+63))" office:value-type="string" office:string-value="F" calcext:value-type="string">
            <text:p>F</text:p>
          </table:table-cell>
          <table:table-cell table:formula="of:=CHAR(IF(ROW() + COLUMN() + 63&gt;90; ROW()+COLUMN() + 63-26; ROW() + COLUMN()+63))" office:value-type="string" office:string-value="G" calcext:value-type="string">
            <text:p>G</text:p>
          </table:table-cell>
          <table:table-cell table:formula="of:=CHAR(IF(ROW() + COLUMN() + 63&gt;90; ROW()+COLUMN() + 63-26; ROW() + COLUMN()+63))" office:value-type="string" office:string-value="H" calcext:value-type="string">
            <text:p>H</text:p>
          </table:table-cell>
          <table:table-cell table:formula="of:=CHAR(IF(ROW() + COLUMN() + 63&gt;90; ROW()+COLUMN() + 63-26; ROW() + COLUMN()+63))" office:value-type="string" office:string-value="I" calcext:value-type="string">
            <text:p>I</text:p>
          </table:table-cell>
          <table:table-cell table:formula="of:=CHAR(IF(ROW() + COLUMN() + 63&gt;90; ROW()+COLUMN() + 63-26; ROW() + COLUMN()+63))" office:value-type="string" office:string-value="J" calcext:value-type="string">
            <text:p>J</text:p>
          </table:table-cell>
          <table:table-cell table:formula="of:=CHAR(IF(ROW() + COLUMN() + 63&gt;90; ROW()+COLUMN() + 63-26; ROW() + COLUMN()+63))" office:value-type="string" office:string-value="K" calcext:value-type="string">
            <text:p>K</text:p>
          </table:table-cell>
          <table:table-cell table:formula="of:=CHAR(IF(ROW() + COLUMN() + 63&gt;90; ROW()+COLUMN() + 63-26; ROW() + COLUMN()+63))" office:value-type="string" office:string-value="L" calcext:value-type="string">
            <text:p>L</text:p>
          </table:table-cell>
          <table:table-cell table:formula="of:=CHAR(IF(ROW() + COLUMN() + 63&gt;90; ROW()+COLUMN() + 63-26; ROW() + COLUMN()+63))" office:value-type="string" office:string-value="M" calcext:value-type="string">
            <text:p>M</text:p>
          </table:table-cell>
          <table:table-cell table:formula="of:=CHAR(IF(ROW() + COLUMN() + 63&gt;90; ROW()+COLUMN() + 63-26; ROW() + COLUMN()+63))" office:value-type="string" office:string-value="N" calcext:value-type="string">
            <text:p>N</text:p>
          </table:table-cell>
          <table:table-cell table:formula="of:=CHAR(IF(ROW() + COLUMN() + 63&gt;90; ROW()+COLUMN() + 63-26; ROW() + COLUMN()+63))" office:value-type="string" office:string-value="O" calcext:value-type="string">
            <text:p>O</text:p>
          </table:table-cell>
        </table:table-row>
        <table:table-row table:style-name="ro1">
          <table:table-cell table:formula="of:=CHAR(IF(ROW() + COLUMN() + 63&gt;90; ROW()+COLUMN() + 63-26; ROW() + COLUMN()+63))" office:value-type="string" office:string-value="Q" calcext:value-type="string">
            <text:p>Q</text:p>
          </table:table-cell>
          <table:table-cell table:formula="of:=CHAR(IF(ROW() + COLUMN() + 63&gt;90; ROW()+COLUMN() + 63-26; ROW() + COLUMN()+63))" office:value-type="string" office:string-value="R" calcext:value-type="string">
            <text:p>R</text:p>
          </table:table-cell>
          <table:table-cell table:formula="of:=CHAR(IF(ROW() + COLUMN() + 63&gt;90; ROW()+COLUMN() + 63-26; ROW() + COLUMN()+63))" office:value-type="string" office:string-value="S" calcext:value-type="string">
            <text:p>S</text:p>
          </table:table-cell>
          <table:table-cell table:formula="of:=CHAR(IF(ROW() + COLUMN() + 63&gt;90; ROW()+COLUMN() + 63-26; ROW() + COLUMN()+63))" office:value-type="string" office:string-value="T" calcext:value-type="string">
            <text:p>T</text:p>
          </table:table-cell>
          <table:table-cell table:formula="of:=CHAR(IF(ROW() + COLUMN() + 63&gt;90; ROW()+COLUMN() + 63-26; ROW() + COLUMN()+63))" office:value-type="string" office:string-value="U" calcext:value-type="string">
            <text:p>U</text:p>
          </table:table-cell>
          <table:table-cell table:formula="of:=CHAR(IF(ROW() + COLUMN() + 63&gt;90; ROW()+COLUMN() + 63-26; ROW() + COLUMN()+63))" office:value-type="string" office:string-value="V" calcext:value-type="string">
            <text:p>V</text:p>
          </table:table-cell>
          <table:table-cell table:formula="of:=CHAR(IF(ROW() + COLUMN() + 63&gt;90; ROW()+COLUMN() + 63-26; ROW() + COLUMN()+63))" office:value-type="string" office:string-value="W" calcext:value-type="string">
            <text:p>W</text:p>
          </table:table-cell>
          <table:table-cell table:formula="of:=CHAR(IF(ROW() + COLUMN() + 63&gt;90; ROW()+COLUMN() + 63-26; ROW() + COLUMN()+63))" office:value-type="string" office:string-value="X" calcext:value-type="string">
            <text:p>X</text:p>
          </table:table-cell>
          <table:table-cell table:formula="of:=CHAR(IF(ROW() + COLUMN() + 63&gt;90; ROW()+COLUMN() + 63-26; ROW() + COLUMN()+63))" office:value-type="string" office:string-value="Y" calcext:value-type="string">
            <text:p>Y</text:p>
          </table:table-cell>
          <table:table-cell table:formula="of:=CHAR(IF(ROW() + COLUMN() + 63&gt;90; ROW()+COLUMN() + 63-26; ROW() + COLUMN()+63))" office:value-type="string" office:string-value="Z" calcext:value-type="string">
            <text:p>Z</text:p>
          </table:table-cell>
          <table:table-cell table:formula="of:=CHAR(IF(ROW() + COLUMN() + 63&gt;90; ROW()+COLUMN() + 63-26; ROW() + COLUMN()+63))" office:value-type="string" office:string-value="A" calcext:value-type="string">
            <text:p>A</text:p>
          </table:table-cell>
          <table:table-cell table:formula="of:=CHAR(IF(ROW() + COLUMN() + 63&gt;90; ROW()+COLUMN() + 63-26; ROW() + COLUMN()+63))" office:value-type="string" office:string-value="B" calcext:value-type="string">
            <text:p>B</text:p>
          </table:table-cell>
          <table:table-cell table:formula="of:=CHAR(IF(ROW() + COLUMN() + 63&gt;90; ROW()+COLUMN() + 63-26; ROW() + COLUMN()+63))" office:value-type="string" office:string-value="C" calcext:value-type="string">
            <text:p>C</text:p>
          </table:table-cell>
          <table:table-cell table:formula="of:=CHAR(IF(ROW() + COLUMN() + 63&gt;90; ROW()+COLUMN() + 63-26; ROW() + COLUMN()+63))" office:value-type="string" office:string-value="D" calcext:value-type="string">
            <text:p>D</text:p>
          </table:table-cell>
          <table:table-cell table:formula="of:=CHAR(IF(ROW() + COLUMN() + 63&gt;90; ROW()+COLUMN() + 63-26; ROW() + COLUMN()+63))" office:value-type="string" office:string-value="E" calcext:value-type="string">
            <text:p>E</text:p>
          </table:table-cell>
          <table:table-cell table:formula="of:=CHAR(IF(ROW() + COLUMN() + 63&gt;90; ROW()+COLUMN() + 63-26; ROW() + COLUMN()+63))" office:value-type="string" office:string-value="F" calcext:value-type="string">
            <text:p>F</text:p>
          </table:table-cell>
          <table:table-cell table:formula="of:=CHAR(IF(ROW() + COLUMN() + 63&gt;90; ROW()+COLUMN() + 63-26; ROW() + COLUMN()+63))" office:value-type="string" office:string-value="G" calcext:value-type="string">
            <text:p>G</text:p>
          </table:table-cell>
          <table:table-cell table:formula="of:=CHAR(IF(ROW() + COLUMN() + 63&gt;90; ROW()+COLUMN() + 63-26; ROW() + COLUMN()+63))" office:value-type="string" office:string-value="H" calcext:value-type="string">
            <text:p>H</text:p>
          </table:table-cell>
          <table:table-cell table:formula="of:=CHAR(IF(ROW() + COLUMN() + 63&gt;90; ROW()+COLUMN() + 63-26; ROW() + COLUMN()+63))" office:value-type="string" office:string-value="I" calcext:value-type="string">
            <text:p>I</text:p>
          </table:table-cell>
          <table:table-cell table:formula="of:=CHAR(IF(ROW() + COLUMN() + 63&gt;90; ROW()+COLUMN() + 63-26; ROW() + COLUMN()+63))" office:value-type="string" office:string-value="J" calcext:value-type="string">
            <text:p>J</text:p>
          </table:table-cell>
          <table:table-cell table:formula="of:=CHAR(IF(ROW() + COLUMN() + 63&gt;90; ROW()+COLUMN() + 63-26; ROW() + COLUMN()+63))" office:value-type="string" office:string-value="K" calcext:value-type="string">
            <text:p>K</text:p>
          </table:table-cell>
          <table:table-cell table:formula="of:=CHAR(IF(ROW() + COLUMN() + 63&gt;90; ROW()+COLUMN() + 63-26; ROW() + COLUMN()+63))" office:value-type="string" office:string-value="L" calcext:value-type="string">
            <text:p>L</text:p>
          </table:table-cell>
          <table:table-cell table:formula="of:=CHAR(IF(ROW() + COLUMN() + 63&gt;90; ROW()+COLUMN() + 63-26; ROW() + COLUMN()+63))" office:value-type="string" office:string-value="M" calcext:value-type="string">
            <text:p>M</text:p>
          </table:table-cell>
          <table:table-cell table:formula="of:=CHAR(IF(ROW() + COLUMN() + 63&gt;90; ROW()+COLUMN() + 63-26; ROW() + COLUMN()+63))" office:value-type="string" office:string-value="N" calcext:value-type="string">
            <text:p>N</text:p>
          </table:table-cell>
          <table:table-cell table:formula="of:=CHAR(IF(ROW() + COLUMN() + 63&gt;90; ROW()+COLUMN() + 63-26; ROW() + COLUMN()+63))" office:value-type="string" office:string-value="O" calcext:value-type="string">
            <text:p>O</text:p>
          </table:table-cell>
          <table:table-cell table:formula="of:=CHAR(IF(ROW() + COLUMN() + 63&gt;90; ROW()+COLUMN() + 63-26; ROW() + COLUMN()+63))" office:value-type="string" office:string-value="P" calcext:value-type="string">
            <text:p>P</text:p>
          </table:table-cell>
        </table:table-row>
        <table:table-row table:style-name="ro1">
          <table:table-cell table:formula="of:=CHAR(IF(ROW() + COLUMN() + 63&gt;90; ROW()+COLUMN() + 63-26; ROW() + COLUMN()+63))" office:value-type="string" office:string-value="R" calcext:value-type="string">
            <text:p>R</text:p>
          </table:table-cell>
          <table:table-cell table:formula="of:=CHAR(IF(ROW() + COLUMN() + 63&gt;90; ROW()+COLUMN() + 63-26; ROW() + COLUMN()+63))" office:value-type="string" office:string-value="S" calcext:value-type="string">
            <text:p>S</text:p>
          </table:table-cell>
          <table:table-cell table:formula="of:=CHAR(IF(ROW() + COLUMN() + 63&gt;90; ROW()+COLUMN() + 63-26; ROW() + COLUMN()+63))" office:value-type="string" office:string-value="T" calcext:value-type="string">
            <text:p>T</text:p>
          </table:table-cell>
          <table:table-cell table:formula="of:=CHAR(IF(ROW() + COLUMN() + 63&gt;90; ROW()+COLUMN() + 63-26; ROW() + COLUMN()+63))" office:value-type="string" office:string-value="U" calcext:value-type="string">
            <text:p>U</text:p>
          </table:table-cell>
          <table:table-cell table:formula="of:=CHAR(IF(ROW() + COLUMN() + 63&gt;90; ROW()+COLUMN() + 63-26; ROW() + COLUMN()+63))" office:value-type="string" office:string-value="V" calcext:value-type="string">
            <text:p>V</text:p>
          </table:table-cell>
          <table:table-cell table:formula="of:=CHAR(IF(ROW() + COLUMN() + 63&gt;90; ROW()+COLUMN() + 63-26; ROW() + COLUMN()+63))" office:value-type="string" office:string-value="W" calcext:value-type="string">
            <text:p>W</text:p>
          </table:table-cell>
          <table:table-cell table:formula="of:=CHAR(IF(ROW() + COLUMN() + 63&gt;90; ROW()+COLUMN() + 63-26; ROW() + COLUMN()+63))" office:value-type="string" office:string-value="X" calcext:value-type="string">
            <text:p>X</text:p>
          </table:table-cell>
          <table:table-cell table:formula="of:=CHAR(IF(ROW() + COLUMN() + 63&gt;90; ROW()+COLUMN() + 63-26; ROW() + COLUMN()+63))" office:value-type="string" office:string-value="Y" calcext:value-type="string">
            <text:p>Y</text:p>
          </table:table-cell>
          <table:table-cell table:formula="of:=CHAR(IF(ROW() + COLUMN() + 63&gt;90; ROW()+COLUMN() + 63-26; ROW() + COLUMN()+63))" office:value-type="string" office:string-value="Z" calcext:value-type="string">
            <text:p>Z</text:p>
          </table:table-cell>
          <table:table-cell table:formula="of:=CHAR(IF(ROW() + COLUMN() + 63&gt;90; ROW()+COLUMN() + 63-26; ROW() + COLUMN()+63))" office:value-type="string" office:string-value="A" calcext:value-type="string">
            <text:p>A</text:p>
          </table:table-cell>
          <table:table-cell table:formula="of:=CHAR(IF(ROW() + COLUMN() + 63&gt;90; ROW()+COLUMN() + 63-26; ROW() + COLUMN()+63))" office:value-type="string" office:string-value="B" calcext:value-type="string">
            <text:p>B</text:p>
          </table:table-cell>
          <table:table-cell table:formula="of:=CHAR(IF(ROW() + COLUMN() + 63&gt;90; ROW()+COLUMN() + 63-26; ROW() + COLUMN()+63))" office:value-type="string" office:string-value="C" calcext:value-type="string">
            <text:p>C</text:p>
          </table:table-cell>
          <table:table-cell table:formula="of:=CHAR(IF(ROW() + COLUMN() + 63&gt;90; ROW()+COLUMN() + 63-26; ROW() + COLUMN()+63))" office:value-type="string" office:string-value="D" calcext:value-type="string">
            <text:p>D</text:p>
          </table:table-cell>
          <table:table-cell table:formula="of:=CHAR(IF(ROW() + COLUMN() + 63&gt;90; ROW()+COLUMN() + 63-26; ROW() + COLUMN()+63))" office:value-type="string" office:string-value="E" calcext:value-type="string">
            <text:p>E</text:p>
          </table:table-cell>
          <table:table-cell table:formula="of:=CHAR(IF(ROW() + COLUMN() + 63&gt;90; ROW()+COLUMN() + 63-26; ROW() + COLUMN()+63))" office:value-type="string" office:string-value="F" calcext:value-type="string">
            <text:p>F</text:p>
          </table:table-cell>
          <table:table-cell table:formula="of:=CHAR(IF(ROW() + COLUMN() + 63&gt;90; ROW()+COLUMN() + 63-26; ROW() + COLUMN()+63))" office:value-type="string" office:string-value="G" calcext:value-type="string">
            <text:p>G</text:p>
          </table:table-cell>
          <table:table-cell table:formula="of:=CHAR(IF(ROW() + COLUMN() + 63&gt;90; ROW()+COLUMN() + 63-26; ROW() + COLUMN()+63))" office:value-type="string" office:string-value="H" calcext:value-type="string">
            <text:p>H</text:p>
          </table:table-cell>
          <table:table-cell table:formula="of:=CHAR(IF(ROW() + COLUMN() + 63&gt;90; ROW()+COLUMN() + 63-26; ROW() + COLUMN()+63))" office:value-type="string" office:string-value="I" calcext:value-type="string">
            <text:p>I</text:p>
          </table:table-cell>
          <table:table-cell table:formula="of:=CHAR(IF(ROW() + COLUMN() + 63&gt;90; ROW()+COLUMN() + 63-26; ROW() + COLUMN()+63))" office:value-type="string" office:string-value="J" calcext:value-type="string">
            <text:p>J</text:p>
          </table:table-cell>
          <table:table-cell table:formula="of:=CHAR(IF(ROW() + COLUMN() + 63&gt;90; ROW()+COLUMN() + 63-26; ROW() + COLUMN()+63))" office:value-type="string" office:string-value="K" calcext:value-type="string">
            <text:p>K</text:p>
          </table:table-cell>
          <table:table-cell table:formula="of:=CHAR(IF(ROW() + COLUMN() + 63&gt;90; ROW()+COLUMN() + 63-26; ROW() + COLUMN()+63))" office:value-type="string" office:string-value="L" calcext:value-type="string">
            <text:p>L</text:p>
          </table:table-cell>
          <table:table-cell table:formula="of:=CHAR(IF(ROW() + COLUMN() + 63&gt;90; ROW()+COLUMN() + 63-26; ROW() + COLUMN()+63))" office:value-type="string" office:string-value="M" calcext:value-type="string">
            <text:p>M</text:p>
          </table:table-cell>
          <table:table-cell table:formula="of:=CHAR(IF(ROW() + COLUMN() + 63&gt;90; ROW()+COLUMN() + 63-26; ROW() + COLUMN()+63))" office:value-type="string" office:string-value="N" calcext:value-type="string">
            <text:p>N</text:p>
          </table:table-cell>
          <table:table-cell table:formula="of:=CHAR(IF(ROW() + COLUMN() + 63&gt;90; ROW()+COLUMN() + 63-26; ROW() + COLUMN()+63))" office:value-type="string" office:string-value="O" calcext:value-type="string">
            <text:p>O</text:p>
          </table:table-cell>
          <table:table-cell table:formula="of:=CHAR(IF(ROW() + COLUMN() + 63&gt;90; ROW()+COLUMN() + 63-26; ROW() + COLUMN()+63))" office:value-type="string" office:string-value="P" calcext:value-type="string">
            <text:p>P</text:p>
          </table:table-cell>
          <table:table-cell table:formula="of:=CHAR(IF(ROW() + COLUMN() + 63&gt;90; ROW()+COLUMN() + 63-26; ROW() + COLUMN()+63))" office:value-type="string" office:string-value="Q" calcext:value-type="string">
            <text:p>Q</text:p>
          </table:table-cell>
        </table:table-row>
        <table:table-row table:style-name="ro1">
          <table:table-cell table:formula="of:=CHAR(IF(ROW() + COLUMN() + 63&gt;90; ROW()+COLUMN() + 63-26; ROW() + COLUMN()+63))" office:value-type="string" office:string-value="S" calcext:value-type="string">
            <text:p>S</text:p>
          </table:table-cell>
          <table:table-cell table:formula="of:=CHAR(IF(ROW() + COLUMN() + 63&gt;90; ROW()+COLUMN() + 63-26; ROW() + COLUMN()+63))" office:value-type="string" office:string-value="T" calcext:value-type="string">
            <text:p>T</text:p>
          </table:table-cell>
          <table:table-cell table:formula="of:=CHAR(IF(ROW() + COLUMN() + 63&gt;90; ROW()+COLUMN() + 63-26; ROW() + COLUMN()+63))" office:value-type="string" office:string-value="U" calcext:value-type="string">
            <text:p>U</text:p>
          </table:table-cell>
          <table:table-cell table:formula="of:=CHAR(IF(ROW() + COLUMN() + 63&gt;90; ROW()+COLUMN() + 63-26; ROW() + COLUMN()+63))" office:value-type="string" office:string-value="V" calcext:value-type="string">
            <text:p>V</text:p>
          </table:table-cell>
          <table:table-cell table:formula="of:=CHAR(IF(ROW() + COLUMN() + 63&gt;90; ROW()+COLUMN() + 63-26; ROW() + COLUMN()+63))" office:value-type="string" office:string-value="W" calcext:value-type="string">
            <text:p>W</text:p>
          </table:table-cell>
          <table:table-cell table:formula="of:=CHAR(IF(ROW() + COLUMN() + 63&gt;90; ROW()+COLUMN() + 63-26; ROW() + COLUMN()+63))" office:value-type="string" office:string-value="X" calcext:value-type="string">
            <text:p>X</text:p>
          </table:table-cell>
          <table:table-cell table:formula="of:=CHAR(IF(ROW() + COLUMN() + 63&gt;90; ROW()+COLUMN() + 63-26; ROW() + COLUMN()+63))" office:value-type="string" office:string-value="Y" calcext:value-type="string">
            <text:p>Y</text:p>
          </table:table-cell>
          <table:table-cell table:formula="of:=CHAR(IF(ROW() + COLUMN() + 63&gt;90; ROW()+COLUMN() + 63-26; ROW() + COLUMN()+63))" office:value-type="string" office:string-value="Z" calcext:value-type="string">
            <text:p>Z</text:p>
          </table:table-cell>
          <table:table-cell table:formula="of:=CHAR(IF(ROW() + COLUMN() + 63&gt;90; ROW()+COLUMN() + 63-26; ROW() + COLUMN()+63))" office:value-type="string" office:string-value="A" calcext:value-type="string">
            <text:p>A</text:p>
          </table:table-cell>
          <table:table-cell table:formula="of:=CHAR(IF(ROW() + COLUMN() + 63&gt;90; ROW()+COLUMN() + 63-26; ROW() + COLUMN()+63))" office:value-type="string" office:string-value="B" calcext:value-type="string">
            <text:p>B</text:p>
          </table:table-cell>
          <table:table-cell table:formula="of:=CHAR(IF(ROW() + COLUMN() + 63&gt;90; ROW()+COLUMN() + 63-26; ROW() + COLUMN()+63))" office:value-type="string" office:string-value="C" calcext:value-type="string">
            <text:p>C</text:p>
          </table:table-cell>
          <table:table-cell table:formula="of:=CHAR(IF(ROW() + COLUMN() + 63&gt;90; ROW()+COLUMN() + 63-26; ROW() + COLUMN()+63))" office:value-type="string" office:string-value="D" calcext:value-type="string">
            <text:p>D</text:p>
          </table:table-cell>
          <table:table-cell table:formula="of:=CHAR(IF(ROW() + COLUMN() + 63&gt;90; ROW()+COLUMN() + 63-26; ROW() + COLUMN()+63))" office:value-type="string" office:string-value="E" calcext:value-type="string">
            <text:p>E</text:p>
          </table:table-cell>
          <table:table-cell table:formula="of:=CHAR(IF(ROW() + COLUMN() + 63&gt;90; ROW()+COLUMN() + 63-26; ROW() + COLUMN()+63))" office:value-type="string" office:string-value="F" calcext:value-type="string">
            <text:p>F</text:p>
          </table:table-cell>
          <table:table-cell table:formula="of:=CHAR(IF(ROW() + COLUMN() + 63&gt;90; ROW()+COLUMN() + 63-26; ROW() + COLUMN()+63))" office:value-type="string" office:string-value="G" calcext:value-type="string">
            <text:p>G</text:p>
          </table:table-cell>
          <table:table-cell table:formula="of:=CHAR(IF(ROW() + COLUMN() + 63&gt;90; ROW()+COLUMN() + 63-26; ROW() + COLUMN()+63))" office:value-type="string" office:string-value="H" calcext:value-type="string">
            <text:p>H</text:p>
          </table:table-cell>
          <table:table-cell table:formula="of:=CHAR(IF(ROW() + COLUMN() + 63&gt;90; ROW()+COLUMN() + 63-26; ROW() + COLUMN()+63))" office:value-type="string" office:string-value="I" calcext:value-type="string">
            <text:p>I</text:p>
          </table:table-cell>
          <table:table-cell table:formula="of:=CHAR(IF(ROW() + COLUMN() + 63&gt;90; ROW()+COLUMN() + 63-26; ROW() + COLUMN()+63))" office:value-type="string" office:string-value="J" calcext:value-type="string">
            <text:p>J</text:p>
          </table:table-cell>
          <table:table-cell table:formula="of:=CHAR(IF(ROW() + COLUMN() + 63&gt;90; ROW()+COLUMN() + 63-26; ROW() + COLUMN()+63))" office:value-type="string" office:string-value="K" calcext:value-type="string">
            <text:p>K</text:p>
          </table:table-cell>
          <table:table-cell table:formula="of:=CHAR(IF(ROW() + COLUMN() + 63&gt;90; ROW()+COLUMN() + 63-26; ROW() + COLUMN()+63))" office:value-type="string" office:string-value="L" calcext:value-type="string">
            <text:p>L</text:p>
          </table:table-cell>
          <table:table-cell table:formula="of:=CHAR(IF(ROW() + COLUMN() + 63&gt;90; ROW()+COLUMN() + 63-26; ROW() + COLUMN()+63))" office:value-type="string" office:string-value="M" calcext:value-type="string">
            <text:p>M</text:p>
          </table:table-cell>
          <table:table-cell table:formula="of:=CHAR(IF(ROW() + COLUMN() + 63&gt;90; ROW()+COLUMN() + 63-26; ROW() + COLUMN()+63))" office:value-type="string" office:string-value="N" calcext:value-type="string">
            <text:p>N</text:p>
          </table:table-cell>
          <table:table-cell table:formula="of:=CHAR(IF(ROW() + COLUMN() + 63&gt;90; ROW()+COLUMN() + 63-26; ROW() + COLUMN()+63))" office:value-type="string" office:string-value="O" calcext:value-type="string">
            <text:p>O</text:p>
          </table:table-cell>
          <table:table-cell table:formula="of:=CHAR(IF(ROW() + COLUMN() + 63&gt;90; ROW()+COLUMN() + 63-26; ROW() + COLUMN()+63))" office:value-type="string" office:string-value="P" calcext:value-type="string">
            <text:p>P</text:p>
          </table:table-cell>
          <table:table-cell table:formula="of:=CHAR(IF(ROW() + COLUMN() + 63&gt;90; ROW()+COLUMN() + 63-26; ROW() + COLUMN()+63))" office:value-type="string" office:string-value="Q" calcext:value-type="string">
            <text:p>Q</text:p>
          </table:table-cell>
          <table:table-cell table:formula="of:=CHAR(IF(ROW() + COLUMN() + 63&gt;90; ROW()+COLUMN() + 63-26; ROW() + COLUMN()+63))" office:value-type="string" office:string-value="R" calcext:value-type="string">
            <text:p>R</text:p>
          </table:table-cell>
        </table:table-row>
        <table:table-row table:style-name="ro1">
          <table:table-cell table:formula="of:=CHAR(IF(ROW() + COLUMN() + 63&gt;90; ROW()+COLUMN() + 63-26; ROW() + COLUMN()+63))" office:value-type="string" office:string-value="T" calcext:value-type="string">
            <text:p>T</text:p>
          </table:table-cell>
          <table:table-cell table:formula="of:=CHAR(IF(ROW() + COLUMN() + 63&gt;90; ROW()+COLUMN() + 63-26; ROW() + COLUMN()+63))" office:value-type="string" office:string-value="U" calcext:value-type="string">
            <text:p>U</text:p>
          </table:table-cell>
          <table:table-cell table:formula="of:=CHAR(IF(ROW() + COLUMN() + 63&gt;90; ROW()+COLUMN() + 63-26; ROW() + COLUMN()+63))" office:value-type="string" office:string-value="V" calcext:value-type="string">
            <text:p>V</text:p>
          </table:table-cell>
          <table:table-cell table:formula="of:=CHAR(IF(ROW() + COLUMN() + 63&gt;90; ROW()+COLUMN() + 63-26; ROW() + COLUMN()+63))" office:value-type="string" office:string-value="W" calcext:value-type="string">
            <text:p>W</text:p>
          </table:table-cell>
          <table:table-cell table:formula="of:=CHAR(IF(ROW() + COLUMN() + 63&gt;90; ROW()+COLUMN() + 63-26; ROW() + COLUMN()+63))" office:value-type="string" office:string-value="X" calcext:value-type="string">
            <text:p>X</text:p>
          </table:table-cell>
          <table:table-cell table:formula="of:=CHAR(IF(ROW() + COLUMN() + 63&gt;90; ROW()+COLUMN() + 63-26; ROW() + COLUMN()+63))" office:value-type="string" office:string-value="Y" calcext:value-type="string">
            <text:p>Y</text:p>
          </table:table-cell>
          <table:table-cell table:formula="of:=CHAR(IF(ROW() + COLUMN() + 63&gt;90; ROW()+COLUMN() + 63-26; ROW() + COLUMN()+63))" office:value-type="string" office:string-value="Z" calcext:value-type="string">
            <text:p>Z</text:p>
          </table:table-cell>
          <table:table-cell table:formula="of:=CHAR(IF(ROW() + COLUMN() + 63&gt;90; ROW()+COLUMN() + 63-26; ROW() + COLUMN()+63))" office:value-type="string" office:string-value="A" calcext:value-type="string">
            <text:p>A</text:p>
          </table:table-cell>
          <table:table-cell table:formula="of:=CHAR(IF(ROW() + COLUMN() + 63&gt;90; ROW()+COLUMN() + 63-26; ROW() + COLUMN()+63))" office:value-type="string" office:string-value="B" calcext:value-type="string">
            <text:p>B</text:p>
          </table:table-cell>
          <table:table-cell table:formula="of:=CHAR(IF(ROW() + COLUMN() + 63&gt;90; ROW()+COLUMN() + 63-26; ROW() + COLUMN()+63))" office:value-type="string" office:string-value="C" calcext:value-type="string">
            <text:p>C</text:p>
          </table:table-cell>
          <table:table-cell table:formula="of:=CHAR(IF(ROW() + COLUMN() + 63&gt;90; ROW()+COLUMN() + 63-26; ROW() + COLUMN()+63))" office:value-type="string" office:string-value="D" calcext:value-type="string">
            <text:p>D</text:p>
          </table:table-cell>
          <table:table-cell table:formula="of:=CHAR(IF(ROW() + COLUMN() + 63&gt;90; ROW()+COLUMN() + 63-26; ROW() + COLUMN()+63))" office:value-type="string" office:string-value="E" calcext:value-type="string">
            <text:p>E</text:p>
          </table:table-cell>
          <table:table-cell table:formula="of:=CHAR(IF(ROW() + COLUMN() + 63&gt;90; ROW()+COLUMN() + 63-26; ROW() + COLUMN()+63))" office:value-type="string" office:string-value="F" calcext:value-type="string">
            <text:p>F</text:p>
          </table:table-cell>
          <table:table-cell table:formula="of:=CHAR(IF(ROW() + COLUMN() + 63&gt;90; ROW()+COLUMN() + 63-26; ROW() + COLUMN()+63))" office:value-type="string" office:string-value="G" calcext:value-type="string">
            <text:p>G</text:p>
          </table:table-cell>
          <table:table-cell table:formula="of:=CHAR(IF(ROW() + COLUMN() + 63&gt;90; ROW()+COLUMN() + 63-26; ROW() + COLUMN()+63))" office:value-type="string" office:string-value="H" calcext:value-type="string">
            <text:p>H</text:p>
          </table:table-cell>
          <table:table-cell table:formula="of:=CHAR(IF(ROW() + COLUMN() + 63&gt;90; ROW()+COLUMN() + 63-26; ROW() + COLUMN()+63))" office:value-type="string" office:string-value="I" calcext:value-type="string">
            <text:p>I</text:p>
          </table:table-cell>
          <table:table-cell table:formula="of:=CHAR(IF(ROW() + COLUMN() + 63&gt;90; ROW()+COLUMN() + 63-26; ROW() + COLUMN()+63))" office:value-type="string" office:string-value="J" calcext:value-type="string">
            <text:p>J</text:p>
          </table:table-cell>
          <table:table-cell table:formula="of:=CHAR(IF(ROW() + COLUMN() + 63&gt;90; ROW()+COLUMN() + 63-26; ROW() + COLUMN()+63))" office:value-type="string" office:string-value="K" calcext:value-type="string">
            <text:p>K</text:p>
          </table:table-cell>
          <table:table-cell table:formula="of:=CHAR(IF(ROW() + COLUMN() + 63&gt;90; ROW()+COLUMN() + 63-26; ROW() + COLUMN()+63))" office:value-type="string" office:string-value="L" calcext:value-type="string">
            <text:p>L</text:p>
          </table:table-cell>
          <table:table-cell table:formula="of:=CHAR(IF(ROW() + COLUMN() + 63&gt;90; ROW()+COLUMN() + 63-26; ROW() + COLUMN()+63))" office:value-type="string" office:string-value="M" calcext:value-type="string">
            <text:p>M</text:p>
          </table:table-cell>
          <table:table-cell table:formula="of:=CHAR(IF(ROW() + COLUMN() + 63&gt;90; ROW()+COLUMN() + 63-26; ROW() + COLUMN()+63))" office:value-type="string" office:string-value="N" calcext:value-type="string">
            <text:p>N</text:p>
          </table:table-cell>
          <table:table-cell table:formula="of:=CHAR(IF(ROW() + COLUMN() + 63&gt;90; ROW()+COLUMN() + 63-26; ROW() + COLUMN()+63))" office:value-type="string" office:string-value="O" calcext:value-type="string">
            <text:p>O</text:p>
          </table:table-cell>
          <table:table-cell table:formula="of:=CHAR(IF(ROW() + COLUMN() + 63&gt;90; ROW()+COLUMN() + 63-26; ROW() + COLUMN()+63))" office:value-type="string" office:string-value="P" calcext:value-type="string">
            <text:p>P</text:p>
          </table:table-cell>
          <table:table-cell table:formula="of:=CHAR(IF(ROW() + COLUMN() + 63&gt;90; ROW()+COLUMN() + 63-26; ROW() + COLUMN()+63))" office:value-type="string" office:string-value="Q" calcext:value-type="string">
            <text:p>Q</text:p>
          </table:table-cell>
          <table:table-cell table:formula="of:=CHAR(IF(ROW() + COLUMN() + 63&gt;90; ROW()+COLUMN() + 63-26; ROW() + COLUMN()+63))" office:value-type="string" office:string-value="R" calcext:value-type="string">
            <text:p>R</text:p>
          </table:table-cell>
          <table:table-cell table:formula="of:=CHAR(IF(ROW() + COLUMN() + 63&gt;90; ROW()+COLUMN() + 63-26; ROW() + COLUMN()+63))" office:value-type="string" office:string-value="S" calcext:value-type="string">
            <text:p>S</text:p>
          </table:table-cell>
        </table:table-row>
        <table:table-row table:style-name="ro1">
          <table:table-cell table:formula="of:=CHAR(IF(ROW() + COLUMN() + 63&gt;90; ROW()+COLUMN() + 63-26; ROW() + COLUMN()+63))" office:value-type="string" office:string-value="U" calcext:value-type="string">
            <text:p>U</text:p>
          </table:table-cell>
          <table:table-cell table:formula="of:=CHAR(IF(ROW() + COLUMN() + 63&gt;90; ROW()+COLUMN() + 63-26; ROW() + COLUMN()+63))" office:value-type="string" office:string-value="V" calcext:value-type="string">
            <text:p>V</text:p>
          </table:table-cell>
          <table:table-cell table:formula="of:=CHAR(IF(ROW() + COLUMN() + 63&gt;90; ROW()+COLUMN() + 63-26; ROW() + COLUMN()+63))" office:value-type="string" office:string-value="W" calcext:value-type="string">
            <text:p>W</text:p>
          </table:table-cell>
          <table:table-cell table:formula="of:=CHAR(IF(ROW() + COLUMN() + 63&gt;90; ROW()+COLUMN() + 63-26; ROW() + COLUMN()+63))" office:value-type="string" office:string-value="X" calcext:value-type="string">
            <text:p>X</text:p>
          </table:table-cell>
          <table:table-cell table:formula="of:=CHAR(IF(ROW() + COLUMN() + 63&gt;90; ROW()+COLUMN() + 63-26; ROW() + COLUMN()+63))" office:value-type="string" office:string-value="Y" calcext:value-type="string">
            <text:p>Y</text:p>
          </table:table-cell>
          <table:table-cell table:formula="of:=CHAR(IF(ROW() + COLUMN() + 63&gt;90; ROW()+COLUMN() + 63-26; ROW() + COLUMN()+63))" office:value-type="string" office:string-value="Z" calcext:value-type="string">
            <text:p>Z</text:p>
          </table:table-cell>
          <table:table-cell table:formula="of:=CHAR(IF(ROW() + COLUMN() + 63&gt;90; ROW()+COLUMN() + 63-26; ROW() + COLUMN()+63))" office:value-type="string" office:string-value="A" calcext:value-type="string">
            <text:p>A</text:p>
          </table:table-cell>
          <table:table-cell table:formula="of:=CHAR(IF(ROW() + COLUMN() + 63&gt;90; ROW()+COLUMN() + 63-26; ROW() + COLUMN()+63))" office:value-type="string" office:string-value="B" calcext:value-type="string">
            <text:p>B</text:p>
          </table:table-cell>
          <table:table-cell table:formula="of:=CHAR(IF(ROW() + COLUMN() + 63&gt;90; ROW()+COLUMN() + 63-26; ROW() + COLUMN()+63))" office:value-type="string" office:string-value="C" calcext:value-type="string">
            <text:p>C</text:p>
          </table:table-cell>
          <table:table-cell table:formula="of:=CHAR(IF(ROW() + COLUMN() + 63&gt;90; ROW()+COLUMN() + 63-26; ROW() + COLUMN()+63))" office:value-type="string" office:string-value="D" calcext:value-type="string">
            <text:p>D</text:p>
          </table:table-cell>
          <table:table-cell table:formula="of:=CHAR(IF(ROW() + COLUMN() + 63&gt;90; ROW()+COLUMN() + 63-26; ROW() + COLUMN()+63))" office:value-type="string" office:string-value="E" calcext:value-type="string">
            <text:p>E</text:p>
          </table:table-cell>
          <table:table-cell table:formula="of:=CHAR(IF(ROW() + COLUMN() + 63&gt;90; ROW()+COLUMN() + 63-26; ROW() + COLUMN()+63))" office:value-type="string" office:string-value="F" calcext:value-type="string">
            <text:p>F</text:p>
          </table:table-cell>
          <table:table-cell table:formula="of:=CHAR(IF(ROW() + COLUMN() + 63&gt;90; ROW()+COLUMN() + 63-26; ROW() + COLUMN()+63))" office:value-type="string" office:string-value="G" calcext:value-type="string">
            <text:p>G</text:p>
          </table:table-cell>
          <table:table-cell table:formula="of:=CHAR(IF(ROW() + COLUMN() + 63&gt;90; ROW()+COLUMN() + 63-26; ROW() + COLUMN()+63))" office:value-type="string" office:string-value="H" calcext:value-type="string">
            <text:p>H</text:p>
          </table:table-cell>
          <table:table-cell table:formula="of:=CHAR(IF(ROW() + COLUMN() + 63&gt;90; ROW()+COLUMN() + 63-26; ROW() + COLUMN()+63))" office:value-type="string" office:string-value="I" calcext:value-type="string">
            <text:p>I</text:p>
          </table:table-cell>
          <table:table-cell table:formula="of:=CHAR(IF(ROW() + COLUMN() + 63&gt;90; ROW()+COLUMN() + 63-26; ROW() + COLUMN()+63))" office:value-type="string" office:string-value="J" calcext:value-type="string">
            <text:p>J</text:p>
          </table:table-cell>
          <table:table-cell table:formula="of:=CHAR(IF(ROW() + COLUMN() + 63&gt;90; ROW()+COLUMN() + 63-26; ROW() + COLUMN()+63))" office:value-type="string" office:string-value="K" calcext:value-type="string">
            <text:p>K</text:p>
          </table:table-cell>
          <table:table-cell table:formula="of:=CHAR(IF(ROW() + COLUMN() + 63&gt;90; ROW()+COLUMN() + 63-26; ROW() + COLUMN()+63))" office:value-type="string" office:string-value="L" calcext:value-type="string">
            <text:p>L</text:p>
          </table:table-cell>
          <table:table-cell table:formula="of:=CHAR(IF(ROW() + COLUMN() + 63&gt;90; ROW()+COLUMN() + 63-26; ROW() + COLUMN()+63))" office:value-type="string" office:string-value="M" calcext:value-type="string">
            <text:p>M</text:p>
          </table:table-cell>
          <table:table-cell table:formula="of:=CHAR(IF(ROW() + COLUMN() + 63&gt;90; ROW()+COLUMN() + 63-26; ROW() + COLUMN()+63))" office:value-type="string" office:string-value="N" calcext:value-type="string">
            <text:p>N</text:p>
          </table:table-cell>
          <table:table-cell table:formula="of:=CHAR(IF(ROW() + COLUMN() + 63&gt;90; ROW()+COLUMN() + 63-26; ROW() + COLUMN()+63))" office:value-type="string" office:string-value="O" calcext:value-type="string">
            <text:p>O</text:p>
          </table:table-cell>
          <table:table-cell table:formula="of:=CHAR(IF(ROW() + COLUMN() + 63&gt;90; ROW()+COLUMN() + 63-26; ROW() + COLUMN()+63))" office:value-type="string" office:string-value="P" calcext:value-type="string">
            <text:p>P</text:p>
          </table:table-cell>
          <table:table-cell table:formula="of:=CHAR(IF(ROW() + COLUMN() + 63&gt;90; ROW()+COLUMN() + 63-26; ROW() + COLUMN()+63))" office:value-type="string" office:string-value="Q" calcext:value-type="string">
            <text:p>Q</text:p>
          </table:table-cell>
          <table:table-cell table:formula="of:=CHAR(IF(ROW() + COLUMN() + 63&gt;90; ROW()+COLUMN() + 63-26; ROW() + COLUMN()+63))" office:value-type="string" office:string-value="R" calcext:value-type="string">
            <text:p>R</text:p>
          </table:table-cell>
          <table:table-cell table:formula="of:=CHAR(IF(ROW() + COLUMN() + 63&gt;90; ROW()+COLUMN() + 63-26; ROW() + COLUMN()+63))" office:value-type="string" office:string-value="S" calcext:value-type="string">
            <text:p>S</text:p>
          </table:table-cell>
          <table:table-cell table:formula="of:=CHAR(IF(ROW() + COLUMN() + 63&gt;90; ROW()+COLUMN() + 63-26; ROW() + COLUMN()+63))" office:value-type="string" office:string-value="T" calcext:value-type="string">
            <text:p>T</text:p>
          </table:table-cell>
        </table:table-row>
        <table:table-row table:style-name="ro1">
          <table:table-cell table:formula="of:=CHAR(IF(ROW() + COLUMN() + 63&gt;90; ROW()+COLUMN() + 63-26; ROW() + COLUMN()+63))" office:value-type="string" office:string-value="V" calcext:value-type="string">
            <text:p>V</text:p>
          </table:table-cell>
          <table:table-cell table:formula="of:=CHAR(IF(ROW() + COLUMN() + 63&gt;90; ROW()+COLUMN() + 63-26; ROW() + COLUMN()+63))" office:value-type="string" office:string-value="W" calcext:value-type="string">
            <text:p>W</text:p>
          </table:table-cell>
          <table:table-cell table:formula="of:=CHAR(IF(ROW() + COLUMN() + 63&gt;90; ROW()+COLUMN() + 63-26; ROW() + COLUMN()+63))" office:value-type="string" office:string-value="X" calcext:value-type="string">
            <text:p>X</text:p>
          </table:table-cell>
          <table:table-cell table:formula="of:=CHAR(IF(ROW() + COLUMN() + 63&gt;90; ROW()+COLUMN() + 63-26; ROW() + COLUMN()+63))" office:value-type="string" office:string-value="Y" calcext:value-type="string">
            <text:p>Y</text:p>
          </table:table-cell>
          <table:table-cell table:formula="of:=CHAR(IF(ROW() + COLUMN() + 63&gt;90; ROW()+COLUMN() + 63-26; ROW() + COLUMN()+63))" office:value-type="string" office:string-value="Z" calcext:value-type="string">
            <text:p>Z</text:p>
          </table:table-cell>
          <table:table-cell table:formula="of:=CHAR(IF(ROW() + COLUMN() + 63&gt;90; ROW()+COLUMN() + 63-26; ROW() + COLUMN()+63))" office:value-type="string" office:string-value="A" calcext:value-type="string">
            <text:p>A</text:p>
          </table:table-cell>
          <table:table-cell table:formula="of:=CHAR(IF(ROW() + COLUMN() + 63&gt;90; ROW()+COLUMN() + 63-26; ROW() + COLUMN()+63))" office:value-type="string" office:string-value="B" calcext:value-type="string">
            <text:p>B</text:p>
          </table:table-cell>
          <table:table-cell table:formula="of:=CHAR(IF(ROW() + COLUMN() + 63&gt;90; ROW()+COLUMN() + 63-26; ROW() + COLUMN()+63))" office:value-type="string" office:string-value="C" calcext:value-type="string">
            <text:p>C</text:p>
          </table:table-cell>
          <table:table-cell table:formula="of:=CHAR(IF(ROW() + COLUMN() + 63&gt;90; ROW()+COLUMN() + 63-26; ROW() + COLUMN()+63))" office:value-type="string" office:string-value="D" calcext:value-type="string">
            <text:p>D</text:p>
          </table:table-cell>
          <table:table-cell table:formula="of:=CHAR(IF(ROW() + COLUMN() + 63&gt;90; ROW()+COLUMN() + 63-26; ROW() + COLUMN()+63))" office:value-type="string" office:string-value="E" calcext:value-type="string">
            <text:p>E</text:p>
          </table:table-cell>
          <table:table-cell table:formula="of:=CHAR(IF(ROW() + COLUMN() + 63&gt;90; ROW()+COLUMN() + 63-26; ROW() + COLUMN()+63))" office:value-type="string" office:string-value="F" calcext:value-type="string">
            <text:p>F</text:p>
          </table:table-cell>
          <table:table-cell table:formula="of:=CHAR(IF(ROW() + COLUMN() + 63&gt;90; ROW()+COLUMN() + 63-26; ROW() + COLUMN()+63))" office:value-type="string" office:string-value="G" calcext:value-type="string">
            <text:p>G</text:p>
          </table:table-cell>
          <table:table-cell table:formula="of:=CHAR(IF(ROW() + COLUMN() + 63&gt;90; ROW()+COLUMN() + 63-26; ROW() + COLUMN()+63))" office:value-type="string" office:string-value="H" calcext:value-type="string">
            <text:p>H</text:p>
          </table:table-cell>
          <table:table-cell table:formula="of:=CHAR(IF(ROW() + COLUMN() + 63&gt;90; ROW()+COLUMN() + 63-26; ROW() + COLUMN()+63))" office:value-type="string" office:string-value="I" calcext:value-type="string">
            <text:p>I</text:p>
          </table:table-cell>
          <table:table-cell table:formula="of:=CHAR(IF(ROW() + COLUMN() + 63&gt;90; ROW()+COLUMN() + 63-26; ROW() + COLUMN()+63))" office:value-type="string" office:string-value="J" calcext:value-type="string">
            <text:p>J</text:p>
          </table:table-cell>
          <table:table-cell table:formula="of:=CHAR(IF(ROW() + COLUMN() + 63&gt;90; ROW()+COLUMN() + 63-26; ROW() + COLUMN()+63))" office:value-type="string" office:string-value="K" calcext:value-type="string">
            <text:p>K</text:p>
          </table:table-cell>
          <table:table-cell table:formula="of:=CHAR(IF(ROW() + COLUMN() + 63&gt;90; ROW()+COLUMN() + 63-26; ROW() + COLUMN()+63))" office:value-type="string" office:string-value="L" calcext:value-type="string">
            <text:p>L</text:p>
          </table:table-cell>
          <table:table-cell table:formula="of:=CHAR(IF(ROW() + COLUMN() + 63&gt;90; ROW()+COLUMN() + 63-26; ROW() + COLUMN()+63))" office:value-type="string" office:string-value="M" calcext:value-type="string">
            <text:p>M</text:p>
          </table:table-cell>
          <table:table-cell table:formula="of:=CHAR(IF(ROW() + COLUMN() + 63&gt;90; ROW()+COLUMN() + 63-26; ROW() + COLUMN()+63))" office:value-type="string" office:string-value="N" calcext:value-type="string">
            <text:p>N</text:p>
          </table:table-cell>
          <table:table-cell table:formula="of:=CHAR(IF(ROW() + COLUMN() + 63&gt;90; ROW()+COLUMN() + 63-26; ROW() + COLUMN()+63))" office:value-type="string" office:string-value="O" calcext:value-type="string">
            <text:p>O</text:p>
          </table:table-cell>
          <table:table-cell table:formula="of:=CHAR(IF(ROW() + COLUMN() + 63&gt;90; ROW()+COLUMN() + 63-26; ROW() + COLUMN()+63))" office:value-type="string" office:string-value="P" calcext:value-type="string">
            <text:p>P</text:p>
          </table:table-cell>
          <table:table-cell table:formula="of:=CHAR(IF(ROW() + COLUMN() + 63&gt;90; ROW()+COLUMN() + 63-26; ROW() + COLUMN()+63))" office:value-type="string" office:string-value="Q" calcext:value-type="string">
            <text:p>Q</text:p>
          </table:table-cell>
          <table:table-cell table:formula="of:=CHAR(IF(ROW() + COLUMN() + 63&gt;90; ROW()+COLUMN() + 63-26; ROW() + COLUMN()+63))" office:value-type="string" office:string-value="R" calcext:value-type="string">
            <text:p>R</text:p>
          </table:table-cell>
          <table:table-cell table:formula="of:=CHAR(IF(ROW() + COLUMN() + 63&gt;90; ROW()+COLUMN() + 63-26; ROW() + COLUMN()+63))" office:value-type="string" office:string-value="S" calcext:value-type="string">
            <text:p>S</text:p>
          </table:table-cell>
          <table:table-cell table:formula="of:=CHAR(IF(ROW() + COLUMN() + 63&gt;90; ROW()+COLUMN() + 63-26; ROW() + COLUMN()+63))" office:value-type="string" office:string-value="T" calcext:value-type="string">
            <text:p>T</text:p>
          </table:table-cell>
          <table:table-cell table:formula="of:=CHAR(IF(ROW() + COLUMN() + 63&gt;90; ROW()+COLUMN() + 63-26; ROW() + COLUMN()+63))" office:value-type="string" office:string-value="U" calcext:value-type="string">
            <text:p>U</text:p>
          </table:table-cell>
        </table:table-row>
        <table:table-row table:style-name="ro1">
          <table:table-cell table:formula="of:=CHAR(IF(ROW() + COLUMN() + 63&gt;90; ROW()+COLUMN() + 63-26; ROW() + COLUMN()+63))" office:value-type="string" office:string-value="W" calcext:value-type="string">
            <text:p>W</text:p>
          </table:table-cell>
          <table:table-cell table:formula="of:=CHAR(IF(ROW() + COLUMN() + 63&gt;90; ROW()+COLUMN() + 63-26; ROW() + COLUMN()+63))" office:value-type="string" office:string-value="X" calcext:value-type="string">
            <text:p>X</text:p>
          </table:table-cell>
          <table:table-cell table:formula="of:=CHAR(IF(ROW() + COLUMN() + 63&gt;90; ROW()+COLUMN() + 63-26; ROW() + COLUMN()+63))" office:value-type="string" office:string-value="Y" calcext:value-type="string">
            <text:p>Y</text:p>
          </table:table-cell>
          <table:table-cell table:formula="of:=CHAR(IF(ROW() + COLUMN() + 63&gt;90; ROW()+COLUMN() + 63-26; ROW() + COLUMN()+63))" office:value-type="string" office:string-value="Z" calcext:value-type="string">
            <text:p>Z</text:p>
          </table:table-cell>
          <table:table-cell table:formula="of:=CHAR(IF(ROW() + COLUMN() + 63&gt;90; ROW()+COLUMN() + 63-26; ROW() + COLUMN()+63))" office:value-type="string" office:string-value="A" calcext:value-type="string">
            <text:p>A</text:p>
          </table:table-cell>
          <table:table-cell table:formula="of:=CHAR(IF(ROW() + COLUMN() + 63&gt;90; ROW()+COLUMN() + 63-26; ROW() + COLUMN()+63))" office:value-type="string" office:string-value="B" calcext:value-type="string">
            <text:p>B</text:p>
          </table:table-cell>
          <table:table-cell table:formula="of:=CHAR(IF(ROW() + COLUMN() + 63&gt;90; ROW()+COLUMN() + 63-26; ROW() + COLUMN()+63))" office:value-type="string" office:string-value="C" calcext:value-type="string">
            <text:p>C</text:p>
          </table:table-cell>
          <table:table-cell table:formula="of:=CHAR(IF(ROW() + COLUMN() + 63&gt;90; ROW()+COLUMN() + 63-26; ROW() + COLUMN()+63))" office:value-type="string" office:string-value="D" calcext:value-type="string">
            <text:p>D</text:p>
          </table:table-cell>
          <table:table-cell table:formula="of:=CHAR(IF(ROW() + COLUMN() + 63&gt;90; ROW()+COLUMN() + 63-26; ROW() + COLUMN()+63))" office:value-type="string" office:string-value="E" calcext:value-type="string">
            <text:p>E</text:p>
          </table:table-cell>
          <table:table-cell table:formula="of:=CHAR(IF(ROW() + COLUMN() + 63&gt;90; ROW()+COLUMN() + 63-26; ROW() + COLUMN()+63))" office:value-type="string" office:string-value="F" calcext:value-type="string">
            <text:p>F</text:p>
          </table:table-cell>
          <table:table-cell table:formula="of:=CHAR(IF(ROW() + COLUMN() + 63&gt;90; ROW()+COLUMN() + 63-26; ROW() + COLUMN()+63))" office:value-type="string" office:string-value="G" calcext:value-type="string">
            <text:p>G</text:p>
          </table:table-cell>
          <table:table-cell table:formula="of:=CHAR(IF(ROW() + COLUMN() + 63&gt;90; ROW()+COLUMN() + 63-26; ROW() + COLUMN()+63))" office:value-type="string" office:string-value="H" calcext:value-type="string">
            <text:p>H</text:p>
          </table:table-cell>
          <table:table-cell table:formula="of:=CHAR(IF(ROW() + COLUMN() + 63&gt;90; ROW()+COLUMN() + 63-26; ROW() + COLUMN()+63))" office:value-type="string" office:string-value="I" calcext:value-type="string">
            <text:p>I</text:p>
          </table:table-cell>
          <table:table-cell table:formula="of:=CHAR(IF(ROW() + COLUMN() + 63&gt;90; ROW()+COLUMN() + 63-26; ROW() + COLUMN()+63))" office:value-type="string" office:string-value="J" calcext:value-type="string">
            <text:p>J</text:p>
          </table:table-cell>
          <table:table-cell table:formula="of:=CHAR(IF(ROW() + COLUMN() + 63&gt;90; ROW()+COLUMN() + 63-26; ROW() + COLUMN()+63))" office:value-type="string" office:string-value="K" calcext:value-type="string">
            <text:p>K</text:p>
          </table:table-cell>
          <table:table-cell table:formula="of:=CHAR(IF(ROW() + COLUMN() + 63&gt;90; ROW()+COLUMN() + 63-26; ROW() + COLUMN()+63))" office:value-type="string" office:string-value="L" calcext:value-type="string">
            <text:p>L</text:p>
          </table:table-cell>
          <table:table-cell table:formula="of:=CHAR(IF(ROW() + COLUMN() + 63&gt;90; ROW()+COLUMN() + 63-26; ROW() + COLUMN()+63))" office:value-type="string" office:string-value="M" calcext:value-type="string">
            <text:p>M</text:p>
          </table:table-cell>
          <table:table-cell table:formula="of:=CHAR(IF(ROW() + COLUMN() + 63&gt;90; ROW()+COLUMN() + 63-26; ROW() + COLUMN()+63))" office:value-type="string" office:string-value="N" calcext:value-type="string">
            <text:p>N</text:p>
          </table:table-cell>
          <table:table-cell table:formula="of:=CHAR(IF(ROW() + COLUMN() + 63&gt;90; ROW()+COLUMN() + 63-26; ROW() + COLUMN()+63))" office:value-type="string" office:string-value="O" calcext:value-type="string">
            <text:p>O</text:p>
          </table:table-cell>
          <table:table-cell table:formula="of:=CHAR(IF(ROW() + COLUMN() + 63&gt;90; ROW()+COLUMN() + 63-26; ROW() + COLUMN()+63))" office:value-type="string" office:string-value="P" calcext:value-type="string">
            <text:p>P</text:p>
          </table:table-cell>
          <table:table-cell table:formula="of:=CHAR(IF(ROW() + COLUMN() + 63&gt;90; ROW()+COLUMN() + 63-26; ROW() + COLUMN()+63))" office:value-type="string" office:string-value="Q" calcext:value-type="string">
            <text:p>Q</text:p>
          </table:table-cell>
          <table:table-cell table:formula="of:=CHAR(IF(ROW() + COLUMN() + 63&gt;90; ROW()+COLUMN() + 63-26; ROW() + COLUMN()+63))" office:value-type="string" office:string-value="R" calcext:value-type="string">
            <text:p>R</text:p>
          </table:table-cell>
          <table:table-cell table:formula="of:=CHAR(IF(ROW() + COLUMN() + 63&gt;90; ROW()+COLUMN() + 63-26; ROW() + COLUMN()+63))" office:value-type="string" office:string-value="S" calcext:value-type="string">
            <text:p>S</text:p>
          </table:table-cell>
          <table:table-cell table:formula="of:=CHAR(IF(ROW() + COLUMN() + 63&gt;90; ROW()+COLUMN() + 63-26; ROW() + COLUMN()+63))" office:value-type="string" office:string-value="T" calcext:value-type="string">
            <text:p>T</text:p>
          </table:table-cell>
          <table:table-cell table:formula="of:=CHAR(IF(ROW() + COLUMN() + 63&gt;90; ROW()+COLUMN() + 63-26; ROW() + COLUMN()+63))" office:value-type="string" office:string-value="U" calcext:value-type="string">
            <text:p>U</text:p>
          </table:table-cell>
          <table:table-cell table:formula="of:=CHAR(IF(ROW() + COLUMN() + 63&gt;90; ROW()+COLUMN() + 63-26; ROW() + COLUMN()+63))" office:value-type="string" office:string-value="V" calcext:value-type="string">
            <text:p>V</text:p>
          </table:table-cell>
        </table:table-row>
        <table:table-row table:style-name="ro1">
          <table:table-cell table:formula="of:=CHAR(IF(ROW() + COLUMN() + 63&gt;90; ROW()+COLUMN() + 63-26; ROW() + COLUMN()+63))" office:value-type="string" office:string-value="X" calcext:value-type="string">
            <text:p>X</text:p>
          </table:table-cell>
          <table:table-cell table:formula="of:=CHAR(IF(ROW() + COLUMN() + 63&gt;90; ROW()+COLUMN() + 63-26; ROW() + COLUMN()+63))" office:value-type="string" office:string-value="Y" calcext:value-type="string">
            <text:p>Y</text:p>
          </table:table-cell>
          <table:table-cell table:formula="of:=CHAR(IF(ROW() + COLUMN() + 63&gt;90; ROW()+COLUMN() + 63-26; ROW() + COLUMN()+63))" office:value-type="string" office:string-value="Z" calcext:value-type="string">
            <text:p>Z</text:p>
          </table:table-cell>
          <table:table-cell table:formula="of:=CHAR(IF(ROW() + COLUMN() + 63&gt;90; ROW()+COLUMN() + 63-26; ROW() + COLUMN()+63))" office:value-type="string" office:string-value="A" calcext:value-type="string">
            <text:p>A</text:p>
          </table:table-cell>
          <table:table-cell table:formula="of:=CHAR(IF(ROW() + COLUMN() + 63&gt;90; ROW()+COLUMN() + 63-26; ROW() + COLUMN()+63))" office:value-type="string" office:string-value="B" calcext:value-type="string">
            <text:p>B</text:p>
          </table:table-cell>
          <table:table-cell table:formula="of:=CHAR(IF(ROW() + COLUMN() + 63&gt;90; ROW()+COLUMN() + 63-26; ROW() + COLUMN()+63))" office:value-type="string" office:string-value="C" calcext:value-type="string">
            <text:p>C</text:p>
          </table:table-cell>
          <table:table-cell table:formula="of:=CHAR(IF(ROW() + COLUMN() + 63&gt;90; ROW()+COLUMN() + 63-26; ROW() + COLUMN()+63))" office:value-type="string" office:string-value="D" calcext:value-type="string">
            <text:p>D</text:p>
          </table:table-cell>
          <table:table-cell table:formula="of:=CHAR(IF(ROW() + COLUMN() + 63&gt;90; ROW()+COLUMN() + 63-26; ROW() + COLUMN()+63))" office:value-type="string" office:string-value="E" calcext:value-type="string">
            <text:p>E</text:p>
          </table:table-cell>
          <table:table-cell table:formula="of:=CHAR(IF(ROW() + COLUMN() + 63&gt;90; ROW()+COLUMN() + 63-26; ROW() + COLUMN()+63))" office:value-type="string" office:string-value="F" calcext:value-type="string">
            <text:p>F</text:p>
          </table:table-cell>
          <table:table-cell table:formula="of:=CHAR(IF(ROW() + COLUMN() + 63&gt;90; ROW()+COLUMN() + 63-26; ROW() + COLUMN()+63))" office:value-type="string" office:string-value="G" calcext:value-type="string">
            <text:p>G</text:p>
          </table:table-cell>
          <table:table-cell table:formula="of:=CHAR(IF(ROW() + COLUMN() + 63&gt;90; ROW()+COLUMN() + 63-26; ROW() + COLUMN()+63))" office:value-type="string" office:string-value="H" calcext:value-type="string">
            <text:p>H</text:p>
          </table:table-cell>
          <table:table-cell table:formula="of:=CHAR(IF(ROW() + COLUMN() + 63&gt;90; ROW()+COLUMN() + 63-26; ROW() + COLUMN()+63))" office:value-type="string" office:string-value="I" calcext:value-type="string">
            <text:p>I</text:p>
          </table:table-cell>
          <table:table-cell table:formula="of:=CHAR(IF(ROW() + COLUMN() + 63&gt;90; ROW()+COLUMN() + 63-26; ROW() + COLUMN()+63))" office:value-type="string" office:string-value="J" calcext:value-type="string">
            <text:p>J</text:p>
          </table:table-cell>
          <table:table-cell table:formula="of:=CHAR(IF(ROW() + COLUMN() + 63&gt;90; ROW()+COLUMN() + 63-26; ROW() + COLUMN()+63))" office:value-type="string" office:string-value="K" calcext:value-type="string">
            <text:p>K</text:p>
          </table:table-cell>
          <table:table-cell table:formula="of:=CHAR(IF(ROW() + COLUMN() + 63&gt;90; ROW()+COLUMN() + 63-26; ROW() + COLUMN()+63))" office:value-type="string" office:string-value="L" calcext:value-type="string">
            <text:p>L</text:p>
          </table:table-cell>
          <table:table-cell table:formula="of:=CHAR(IF(ROW() + COLUMN() + 63&gt;90; ROW()+COLUMN() + 63-26; ROW() + COLUMN()+63))" office:value-type="string" office:string-value="M" calcext:value-type="string">
            <text:p>M</text:p>
          </table:table-cell>
          <table:table-cell table:formula="of:=CHAR(IF(ROW() + COLUMN() + 63&gt;90; ROW()+COLUMN() + 63-26; ROW() + COLUMN()+63))" office:value-type="string" office:string-value="N" calcext:value-type="string">
            <text:p>N</text:p>
          </table:table-cell>
          <table:table-cell table:formula="of:=CHAR(IF(ROW() + COLUMN() + 63&gt;90; ROW()+COLUMN() + 63-26; ROW() + COLUMN()+63))" office:value-type="string" office:string-value="O" calcext:value-type="string">
            <text:p>O</text:p>
          </table:table-cell>
          <table:table-cell table:formula="of:=CHAR(IF(ROW() + COLUMN() + 63&gt;90; ROW()+COLUMN() + 63-26; ROW() + COLUMN()+63))" office:value-type="string" office:string-value="P" calcext:value-type="string">
            <text:p>P</text:p>
          </table:table-cell>
          <table:table-cell table:formula="of:=CHAR(IF(ROW() + COLUMN() + 63&gt;90; ROW()+COLUMN() + 63-26; ROW() + COLUMN()+63))" office:value-type="string" office:string-value="Q" calcext:value-type="string">
            <text:p>Q</text:p>
          </table:table-cell>
          <table:table-cell table:formula="of:=CHAR(IF(ROW() + COLUMN() + 63&gt;90; ROW()+COLUMN() + 63-26; ROW() + COLUMN()+63))" office:value-type="string" office:string-value="R" calcext:value-type="string">
            <text:p>R</text:p>
          </table:table-cell>
          <table:table-cell table:formula="of:=CHAR(IF(ROW() + COLUMN() + 63&gt;90; ROW()+COLUMN() + 63-26; ROW() + COLUMN()+63))" office:value-type="string" office:string-value="S" calcext:value-type="string">
            <text:p>S</text:p>
          </table:table-cell>
          <table:table-cell table:formula="of:=CHAR(IF(ROW() + COLUMN() + 63&gt;90; ROW()+COLUMN() + 63-26; ROW() + COLUMN()+63))" office:value-type="string" office:string-value="T" calcext:value-type="string">
            <text:p>T</text:p>
          </table:table-cell>
          <table:table-cell table:formula="of:=CHAR(IF(ROW() + COLUMN() + 63&gt;90; ROW()+COLUMN() + 63-26; ROW() + COLUMN()+63))" office:value-type="string" office:string-value="U" calcext:value-type="string">
            <text:p>U</text:p>
          </table:table-cell>
          <table:table-cell table:formula="of:=CHAR(IF(ROW() + COLUMN() + 63&gt;90; ROW()+COLUMN() + 63-26; ROW() + COLUMN()+63))" office:value-type="string" office:string-value="V" calcext:value-type="string">
            <text:p>V</text:p>
          </table:table-cell>
          <table:table-cell table:formula="of:=CHAR(IF(ROW() + COLUMN() + 63&gt;90; ROW()+COLUMN() + 63-26; ROW() + COLUMN()+63))" office:value-type="string" office:string-value="W" calcext:value-type="string">
            <text:p>W</text:p>
          </table:table-cell>
        </table:table-row>
        <table:table-row table:style-name="ro1">
          <table:table-cell table:formula="of:=CHAR(IF(ROW() + COLUMN() + 63&gt;90; ROW()+COLUMN() + 63-26; ROW() + COLUMN()+63))" office:value-type="string" office:string-value="Y" calcext:value-type="string">
            <text:p>Y</text:p>
          </table:table-cell>
          <table:table-cell table:formula="of:=CHAR(IF(ROW() + COLUMN() + 63&gt;90; ROW()+COLUMN() + 63-26; ROW() + COLUMN()+63))" office:value-type="string" office:string-value="Z" calcext:value-type="string">
            <text:p>Z</text:p>
          </table:table-cell>
          <table:table-cell table:formula="of:=CHAR(IF(ROW() + COLUMN() + 63&gt;90; ROW()+COLUMN() + 63-26; ROW() + COLUMN()+63))" office:value-type="string" office:string-value="A" calcext:value-type="string">
            <text:p>A</text:p>
          </table:table-cell>
          <table:table-cell table:formula="of:=CHAR(IF(ROW() + COLUMN() + 63&gt;90; ROW()+COLUMN() + 63-26; ROW() + COLUMN()+63))" office:value-type="string" office:string-value="B" calcext:value-type="string">
            <text:p>B</text:p>
          </table:table-cell>
          <table:table-cell table:formula="of:=CHAR(IF(ROW() + COLUMN() + 63&gt;90; ROW()+COLUMN() + 63-26; ROW() + COLUMN()+63))" office:value-type="string" office:string-value="C" calcext:value-type="string">
            <text:p>C</text:p>
          </table:table-cell>
          <table:table-cell table:formula="of:=CHAR(IF(ROW() + COLUMN() + 63&gt;90; ROW()+COLUMN() + 63-26; ROW() + COLUMN()+63))" office:value-type="string" office:string-value="D" calcext:value-type="string">
            <text:p>D</text:p>
          </table:table-cell>
          <table:table-cell table:formula="of:=CHAR(IF(ROW() + COLUMN() + 63&gt;90; ROW()+COLUMN() + 63-26; ROW() + COLUMN()+63))" office:value-type="string" office:string-value="E" calcext:value-type="string">
            <text:p>E</text:p>
          </table:table-cell>
          <table:table-cell table:formula="of:=CHAR(IF(ROW() + COLUMN() + 63&gt;90; ROW()+COLUMN() + 63-26; ROW() + COLUMN()+63))" office:value-type="string" office:string-value="F" calcext:value-type="string">
            <text:p>F</text:p>
          </table:table-cell>
          <table:table-cell table:formula="of:=CHAR(IF(ROW() + COLUMN() + 63&gt;90; ROW()+COLUMN() + 63-26; ROW() + COLUMN()+63))" office:value-type="string" office:string-value="G" calcext:value-type="string">
            <text:p>G</text:p>
          </table:table-cell>
          <table:table-cell table:formula="of:=CHAR(IF(ROW() + COLUMN() + 63&gt;90; ROW()+COLUMN() + 63-26; ROW() + COLUMN()+63))" office:value-type="string" office:string-value="H" calcext:value-type="string">
            <text:p>H</text:p>
          </table:table-cell>
          <table:table-cell table:formula="of:=CHAR(IF(ROW() + COLUMN() + 63&gt;90; ROW()+COLUMN() + 63-26; ROW() + COLUMN()+63))" office:value-type="string" office:string-value="I" calcext:value-type="string">
            <text:p>I</text:p>
          </table:table-cell>
          <table:table-cell table:formula="of:=CHAR(IF(ROW() + COLUMN() + 63&gt;90; ROW()+COLUMN() + 63-26; ROW() + COLUMN()+63))" office:value-type="string" office:string-value="J" calcext:value-type="string">
            <text:p>J</text:p>
          </table:table-cell>
          <table:table-cell table:formula="of:=CHAR(IF(ROW() + COLUMN() + 63&gt;90; ROW()+COLUMN() + 63-26; ROW() + COLUMN()+63))" office:value-type="string" office:string-value="K" calcext:value-type="string">
            <text:p>K</text:p>
          </table:table-cell>
          <table:table-cell table:formula="of:=CHAR(IF(ROW() + COLUMN() + 63&gt;90; ROW()+COLUMN() + 63-26; ROW() + COLUMN()+63))" office:value-type="string" office:string-value="L" calcext:value-type="string">
            <text:p>L</text:p>
          </table:table-cell>
          <table:table-cell table:formula="of:=CHAR(IF(ROW() + COLUMN() + 63&gt;90; ROW()+COLUMN() + 63-26; ROW() + COLUMN()+63))" office:value-type="string" office:string-value="M" calcext:value-type="string">
            <text:p>M</text:p>
          </table:table-cell>
          <table:table-cell table:formula="of:=CHAR(IF(ROW() + COLUMN() + 63&gt;90; ROW()+COLUMN() + 63-26; ROW() + COLUMN()+63))" office:value-type="string" office:string-value="N" calcext:value-type="string">
            <text:p>N</text:p>
          </table:table-cell>
          <table:table-cell table:formula="of:=CHAR(IF(ROW() + COLUMN() + 63&gt;90; ROW()+COLUMN() + 63-26; ROW() + COLUMN()+63))" office:value-type="string" office:string-value="O" calcext:value-type="string">
            <text:p>O</text:p>
          </table:table-cell>
          <table:table-cell table:formula="of:=CHAR(IF(ROW() + COLUMN() + 63&gt;90; ROW()+COLUMN() + 63-26; ROW() + COLUMN()+63))" office:value-type="string" office:string-value="P" calcext:value-type="string">
            <text:p>P</text:p>
          </table:table-cell>
          <table:table-cell table:formula="of:=CHAR(IF(ROW() + COLUMN() + 63&gt;90; ROW()+COLUMN() + 63-26; ROW() + COLUMN()+63))" office:value-type="string" office:string-value="Q" calcext:value-type="string">
            <text:p>Q</text:p>
          </table:table-cell>
          <table:table-cell table:formula="of:=CHAR(IF(ROW() + COLUMN() + 63&gt;90; ROW()+COLUMN() + 63-26; ROW() + COLUMN()+63))" office:value-type="string" office:string-value="R" calcext:value-type="string">
            <text:p>R</text:p>
          </table:table-cell>
          <table:table-cell table:formula="of:=CHAR(IF(ROW() + COLUMN() + 63&gt;90; ROW()+COLUMN() + 63-26; ROW() + COLUMN()+63))" office:value-type="string" office:string-value="S" calcext:value-type="string">
            <text:p>S</text:p>
          </table:table-cell>
          <table:table-cell table:formula="of:=CHAR(IF(ROW() + COLUMN() + 63&gt;90; ROW()+COLUMN() + 63-26; ROW() + COLUMN()+63))" office:value-type="string" office:string-value="T" calcext:value-type="string">
            <text:p>T</text:p>
          </table:table-cell>
          <table:table-cell table:formula="of:=CHAR(IF(ROW() + COLUMN() + 63&gt;90; ROW()+COLUMN() + 63-26; ROW() + COLUMN()+63))" office:value-type="string" office:string-value="U" calcext:value-type="string">
            <text:p>U</text:p>
          </table:table-cell>
          <table:table-cell table:formula="of:=CHAR(IF(ROW() + COLUMN() + 63&gt;90; ROW()+COLUMN() + 63-26; ROW() + COLUMN()+63))" office:value-type="string" office:string-value="V" calcext:value-type="string">
            <text:p>V</text:p>
          </table:table-cell>
          <table:table-cell table:formula="of:=CHAR(IF(ROW() + COLUMN() + 63&gt;90; ROW()+COLUMN() + 63-26; ROW() + COLUMN()+63))" office:value-type="string" office:string-value="W" calcext:value-type="string">
            <text:p>W</text:p>
          </table:table-cell>
          <table:table-cell table:formula="of:=CHAR(IF(ROW() + COLUMN() + 63&gt;90; ROW()+COLUMN() + 63-26; ROW() + COLUMN()+63))" office:value-type="string" office:string-value="X" calcext:value-type="string">
            <text:p>X</text:p>
          </table:table-cell>
        </table:table-row>
        <table:table-row table:style-name="ro1">
          <table:table-cell table:formula="of:=CHAR(IF(ROW() + COLUMN() + 63&gt;90; ROW()+COLUMN() + 63-26; ROW() + COLUMN()+63))" office:value-type="string" office:string-value="Z" calcext:value-type="string">
            <text:p>Z</text:p>
          </table:table-cell>
          <table:table-cell table:formula="of:=CHAR(IF(ROW() + COLUMN() + 63&gt;90; ROW()+COLUMN() + 63-26; ROW() + COLUMN()+63))" office:value-type="string" office:string-value="A" calcext:value-type="string">
            <text:p>A</text:p>
          </table:table-cell>
          <table:table-cell table:formula="of:=CHAR(IF(ROW() + COLUMN() + 63&gt;90; ROW()+COLUMN() + 63-26; ROW() + COLUMN()+63))" office:value-type="string" office:string-value="B" calcext:value-type="string">
            <text:p>B</text:p>
          </table:table-cell>
          <table:table-cell table:formula="of:=CHAR(IF(ROW() + COLUMN() + 63&gt;90; ROW()+COLUMN() + 63-26; ROW() + COLUMN()+63))" office:value-type="string" office:string-value="C" calcext:value-type="string">
            <text:p>C</text:p>
          </table:table-cell>
          <table:table-cell table:formula="of:=CHAR(IF(ROW() + COLUMN() + 63&gt;90; ROW()+COLUMN() + 63-26; ROW() + COLUMN()+63))" office:value-type="string" office:string-value="D" calcext:value-type="string">
            <text:p>D</text:p>
          </table:table-cell>
          <table:table-cell table:formula="of:=CHAR(IF(ROW() + COLUMN() + 63&gt;90; ROW()+COLUMN() + 63-26; ROW() + COLUMN()+63))" office:value-type="string" office:string-value="E" calcext:value-type="string">
            <text:p>E</text:p>
          </table:table-cell>
          <table:table-cell table:formula="of:=CHAR(IF(ROW() + COLUMN() + 63&gt;90; ROW()+COLUMN() + 63-26; ROW() + COLUMN()+63))" office:value-type="string" office:string-value="F" calcext:value-type="string">
            <text:p>F</text:p>
          </table:table-cell>
          <table:table-cell table:formula="of:=CHAR(IF(ROW() + COLUMN() + 63&gt;90; ROW()+COLUMN() + 63-26; ROW() + COLUMN()+63))" office:value-type="string" office:string-value="G" calcext:value-type="string">
            <text:p>G</text:p>
          </table:table-cell>
          <table:table-cell table:formula="of:=CHAR(IF(ROW() + COLUMN() + 63&gt;90; ROW()+COLUMN() + 63-26; ROW() + COLUMN()+63))" office:value-type="string" office:string-value="H" calcext:value-type="string">
            <text:p>H</text:p>
          </table:table-cell>
          <table:table-cell table:formula="of:=CHAR(IF(ROW() + COLUMN() + 63&gt;90; ROW()+COLUMN() + 63-26; ROW() + COLUMN()+63))" office:value-type="string" office:string-value="I" calcext:value-type="string">
            <text:p>I</text:p>
          </table:table-cell>
          <table:table-cell table:formula="of:=CHAR(IF(ROW() + COLUMN() + 63&gt;90; ROW()+COLUMN() + 63-26; ROW() + COLUMN()+63))" office:value-type="string" office:string-value="J" calcext:value-type="string">
            <text:p>J</text:p>
          </table:table-cell>
          <table:table-cell table:formula="of:=CHAR(IF(ROW() + COLUMN() + 63&gt;90; ROW()+COLUMN() + 63-26; ROW() + COLUMN()+63))" office:value-type="string" office:string-value="K" calcext:value-type="string">
            <text:p>K</text:p>
          </table:table-cell>
          <table:table-cell table:formula="of:=CHAR(IF(ROW() + COLUMN() + 63&gt;90; ROW()+COLUMN() + 63-26; ROW() + COLUMN()+63))" office:value-type="string" office:string-value="L" calcext:value-type="string">
            <text:p>L</text:p>
          </table:table-cell>
          <table:table-cell table:formula="of:=CHAR(IF(ROW() + COLUMN() + 63&gt;90; ROW()+COLUMN() + 63-26; ROW() + COLUMN()+63))" office:value-type="string" office:string-value="M" calcext:value-type="string">
            <text:p>M</text:p>
          </table:table-cell>
          <table:table-cell table:formula="of:=CHAR(IF(ROW() + COLUMN() + 63&gt;90; ROW()+COLUMN() + 63-26; ROW() + COLUMN()+63))" office:value-type="string" office:string-value="N" calcext:value-type="string">
            <text:p>N</text:p>
          </table:table-cell>
          <table:table-cell table:formula="of:=CHAR(IF(ROW() + COLUMN() + 63&gt;90; ROW()+COLUMN() + 63-26; ROW() + COLUMN()+63))" office:value-type="string" office:string-value="O" calcext:value-type="string">
            <text:p>O</text:p>
          </table:table-cell>
          <table:table-cell table:formula="of:=CHAR(IF(ROW() + COLUMN() + 63&gt;90; ROW()+COLUMN() + 63-26; ROW() + COLUMN()+63))" office:value-type="string" office:string-value="P" calcext:value-type="string">
            <text:p>P</text:p>
          </table:table-cell>
          <table:table-cell table:formula="of:=CHAR(IF(ROW() + COLUMN() + 63&gt;90; ROW()+COLUMN() + 63-26; ROW() + COLUMN()+63))" office:value-type="string" office:string-value="Q" calcext:value-type="string">
            <text:p>Q</text:p>
          </table:table-cell>
          <table:table-cell table:formula="of:=CHAR(IF(ROW() + COLUMN() + 63&gt;90; ROW()+COLUMN() + 63-26; ROW() + COLUMN()+63))" office:value-type="string" office:string-value="R" calcext:value-type="string">
            <text:p>R</text:p>
          </table:table-cell>
          <table:table-cell table:formula="of:=CHAR(IF(ROW() + COLUMN() + 63&gt;90; ROW()+COLUMN() + 63-26; ROW() + COLUMN()+63))" office:value-type="string" office:string-value="S" calcext:value-type="string">
            <text:p>S</text:p>
          </table:table-cell>
          <table:table-cell table:formula="of:=CHAR(IF(ROW() + COLUMN() + 63&gt;90; ROW()+COLUMN() + 63-26; ROW() + COLUMN()+63))" office:value-type="string" office:string-value="T" calcext:value-type="string">
            <text:p>T</text:p>
          </table:table-cell>
          <table:table-cell table:formula="of:=CHAR(IF(ROW() + COLUMN() + 63&gt;90; ROW()+COLUMN() + 63-26; ROW() + COLUMN()+63))" office:value-type="string" office:string-value="U" calcext:value-type="string">
            <text:p>U</text:p>
          </table:table-cell>
          <table:table-cell table:formula="of:=CHAR(IF(ROW() + COLUMN() + 63&gt;90; ROW()+COLUMN() + 63-26; ROW() + COLUMN()+63))" office:value-type="string" office:string-value="V" calcext:value-type="string">
            <text:p>V</text:p>
          </table:table-cell>
          <table:table-cell table:formula="of:=CHAR(IF(ROW() + COLUMN() + 63&gt;90; ROW()+COLUMN() + 63-26; ROW() + COLUMN()+63))" office:value-type="string" office:string-value="W" calcext:value-type="string">
            <text:p>W</text:p>
          </table:table-cell>
          <table:table-cell table:formula="of:=CHAR(IF(ROW() + COLUMN() + 63&gt;90; ROW()+COLUMN() + 63-26; ROW() + COLUMN()+63))" office:value-type="string" office:string-value="X" calcext:value-type="string">
            <text:p>X</text:p>
          </table:table-cell>
          <table:table-cell table:formula="of:=CHAR(IF(ROW() + COLUMN() + 63&gt;90; ROW()+COLUMN() + 63-26; ROW() + COLUMN()+63))" office:value-type="string" office:string-value="Y" calcext:value-type="string">
            <text:p>Y</text:p>
          </table:table-cell>
        </table:table-row>
        <table:table-row table:style-name="ro1">
          <table:table-cell table:formula="of:=CHAR(IF(ROW() + COLUMN() + 63&gt;90; ROW()+COLUMN() + 63-26; ROW() + COLUMN()+63))" office:value-type="string" office:string-value="A" calcext:value-type="string">
            <text:p>A</text:p>
          </table:table-cell>
          <table:table-cell table:formula="of:=CHAR(IF(ROW() + COLUMN() + 63&gt;90; ROW()+COLUMN() + 63-26; ROW() + COLUMN()+63))" office:value-type="string" office:string-value="B" calcext:value-type="string">
            <text:p>B</text:p>
          </table:table-cell>
          <table:table-cell table:formula="of:=CHAR(IF(ROW() + COLUMN() + 63&gt;90; ROW()+COLUMN() + 63-26; ROW() + COLUMN()+63))" office:value-type="string" office:string-value="C" calcext:value-type="string">
            <text:p>C</text:p>
          </table:table-cell>
          <table:table-cell table:formula="of:=CHAR(IF(ROW() + COLUMN() + 63&gt;90; ROW()+COLUMN() + 63-26; ROW() + COLUMN()+63))" office:value-type="string" office:string-value="D" calcext:value-type="string">
            <text:p>D</text:p>
          </table:table-cell>
          <table:table-cell table:formula="of:=CHAR(IF(ROW() + COLUMN() + 63&gt;90; ROW()+COLUMN() + 63-26; ROW() + COLUMN()+63))" office:value-type="string" office:string-value="E" calcext:value-type="string">
            <text:p>E</text:p>
          </table:table-cell>
          <table:table-cell table:formula="of:=CHAR(IF(ROW() + COLUMN() + 63&gt;90; ROW()+COLUMN() + 63-26; ROW() + COLUMN()+63))" office:value-type="string" office:string-value="F" calcext:value-type="string">
            <text:p>F</text:p>
          </table:table-cell>
          <table:table-cell table:formula="of:=CHAR(IF(ROW() + COLUMN() + 63&gt;90; ROW()+COLUMN() + 63-26; ROW() + COLUMN()+63))" office:value-type="string" office:string-value="G" calcext:value-type="string">
            <text:p>G</text:p>
          </table:table-cell>
          <table:table-cell table:formula="of:=CHAR(IF(ROW() + COLUMN() + 63&gt;90; ROW()+COLUMN() + 63-26; ROW() + COLUMN()+63))" office:value-type="string" office:string-value="H" calcext:value-type="string">
            <text:p>H</text:p>
          </table:table-cell>
          <table:table-cell table:formula="of:=CHAR(IF(ROW() + COLUMN() + 63&gt;90; ROW()+COLUMN() + 63-26; ROW() + COLUMN()+63))" office:value-type="string" office:string-value="I" calcext:value-type="string">
            <text:p>I</text:p>
          </table:table-cell>
          <table:table-cell table:formula="of:=CHAR(IF(ROW() + COLUMN() + 63&gt;90; ROW()+COLUMN() + 63-26; ROW() + COLUMN()+63))" office:value-type="string" office:string-value="J" calcext:value-type="string">
            <text:p>J</text:p>
          </table:table-cell>
          <table:table-cell table:formula="of:=CHAR(IF(ROW() + COLUMN() + 63&gt;90; ROW()+COLUMN() + 63-26; ROW() + COLUMN()+63))" office:value-type="string" office:string-value="K" calcext:value-type="string">
            <text:p>K</text:p>
          </table:table-cell>
          <table:table-cell table:formula="of:=CHAR(IF(ROW() + COLUMN() + 63&gt;90; ROW()+COLUMN() + 63-26; ROW() + COLUMN()+63))" office:value-type="string" office:string-value="L" calcext:value-type="string">
            <text:p>L</text:p>
          </table:table-cell>
          <table:table-cell table:formula="of:=CHAR(IF(ROW() + COLUMN() + 63&gt;90; ROW()+COLUMN() + 63-26; ROW() + COLUMN()+63))" office:value-type="string" office:string-value="M" calcext:value-type="string">
            <text:p>M</text:p>
          </table:table-cell>
          <table:table-cell table:formula="of:=CHAR(IF(ROW() + COLUMN() + 63&gt;90; ROW()+COLUMN() + 63-26; ROW() + COLUMN()+63))" office:value-type="string" office:string-value="N" calcext:value-type="string">
            <text:p>N</text:p>
          </table:table-cell>
          <table:table-cell table:formula="of:=CHAR(IF(ROW() + COLUMN() + 63&gt;90; ROW()+COLUMN() + 63-26; ROW() + COLUMN()+63))" office:value-type="string" office:string-value="O" calcext:value-type="string">
            <text:p>O</text:p>
          </table:table-cell>
          <table:table-cell table:formula="of:=CHAR(IF(ROW() + COLUMN() + 63&gt;90; ROW()+COLUMN() + 63-26; ROW() + COLUMN()+63))" office:value-type="string" office:string-value="P" calcext:value-type="string">
            <text:p>P</text:p>
          </table:table-cell>
          <table:table-cell table:formula="of:=CHAR(IF(ROW() + COLUMN() + 63&gt;90; ROW()+COLUMN() + 63-26; ROW() + COLUMN()+63))" office:value-type="string" office:string-value="Q" calcext:value-type="string">
            <text:p>Q</text:p>
          </table:table-cell>
          <table:table-cell table:formula="of:=CHAR(IF(ROW() + COLUMN() + 63&gt;90; ROW()+COLUMN() + 63-26; ROW() + COLUMN()+63))" office:value-type="string" office:string-value="R" calcext:value-type="string">
            <text:p>R</text:p>
          </table:table-cell>
          <table:table-cell table:formula="of:=CHAR(IF(ROW() + COLUMN() + 63&gt;90; ROW()+COLUMN() + 63-26; ROW() + COLUMN()+63))" office:value-type="string" office:string-value="S" calcext:value-type="string">
            <text:p>S</text:p>
          </table:table-cell>
          <table:table-cell table:formula="of:=CHAR(IF(ROW() + COLUMN() + 63&gt;90; ROW()+COLUMN() + 63-26; ROW() + COLUMN()+63))" office:value-type="string" office:string-value="T" calcext:value-type="string">
            <text:p>T</text:p>
          </table:table-cell>
          <table:table-cell table:formula="of:=CHAR(IF(ROW() + COLUMN() + 63&gt;90; ROW()+COLUMN() + 63-26; ROW() + COLUMN()+63))" office:value-type="string" office:string-value="U" calcext:value-type="string">
            <text:p>U</text:p>
          </table:table-cell>
          <table:table-cell table:formula="of:=CHAR(IF(ROW() + COLUMN() + 63&gt;90; ROW()+COLUMN() + 63-26; ROW() + COLUMN()+63))" office:value-type="string" office:string-value="V" calcext:value-type="string">
            <text:p>V</text:p>
          </table:table-cell>
          <table:table-cell table:formula="of:=CHAR(IF(ROW() + COLUMN() + 63&gt;90; ROW()+COLUMN() + 63-26; ROW() + COLUMN()+63))" office:value-type="string" office:string-value="W" calcext:value-type="string">
            <text:p>W</text:p>
          </table:table-cell>
          <table:table-cell table:formula="of:=CHAR(IF(ROW() + COLUMN() + 63&gt;90; ROW()+COLUMN() + 63-26; ROW() + COLUMN()+63))" office:value-type="string" office:string-value="X" calcext:value-type="string">
            <text:p>X</text:p>
          </table:table-cell>
          <table:table-cell table:formula="of:=CHAR(IF(ROW() + COLUMN() + 63&gt;90; ROW()+COLUMN() + 63-26; ROW() + COLUMN()+63))" office:value-type="string" office:string-value="Y" calcext:value-type="string">
            <text:p>Y</text:p>
          </table:table-cell>
          <table:table-cell table:formula="of:=CHAR(IF(ROW() + COLUMN() + 63&gt;90; ROW()+COLUMN() + 63-26; ROW() + COLUMN()+63))" office:value-type="string" office:string-value="Z" calcext:value-type="string">
            <text:p>Z</text:p>
          </table:table-cell>
        </table:table-row>
        <table:table-row table:style-name="ro1">
          <table:table-cell table:formula="of:=CHAR(IF(ROW() + COLUMN() + 63&gt;90; ROW()+COLUMN() + 63-26; ROW() + COLUMN()+63))" office:value-type="string" office:string-value="B" calcext:value-type="string">
            <text:p>B</text:p>
          </table:table-cell>
          <table:table-cell table:formula="of:=CHAR(IF(ROW() + COLUMN() + 63&gt;90; ROW()+COLUMN() + 63-26; ROW() + COLUMN()+63))" office:value-type="string" office:string-value="C" calcext:value-type="string">
            <text:p>C</text:p>
          </table:table-cell>
          <table:table-cell table:formula="of:=CHAR(IF(ROW() + COLUMN() + 63&gt;90; ROW()+COLUMN() + 63-26; ROW() + COLUMN()+63))" office:value-type="string" office:string-value="D" calcext:value-type="string">
            <text:p>D</text:p>
          </table:table-cell>
          <table:table-cell table:formula="of:=CHAR(IF(ROW() + COLUMN() + 63&gt;90; ROW()+COLUMN() + 63-26; ROW() + COLUMN()+63))" office:value-type="string" office:string-value="E" calcext:value-type="string">
            <text:p>E</text:p>
          </table:table-cell>
          <table:table-cell table:formula="of:=CHAR(IF(ROW() + COLUMN() + 63&gt;90; ROW()+COLUMN() + 63-26; ROW() + COLUMN()+63))" office:value-type="string" office:string-value="F" calcext:value-type="string">
            <text:p>F</text:p>
          </table:table-cell>
          <table:table-cell table:formula="of:=CHAR(IF(ROW() + COLUMN() + 63&gt;90; ROW()+COLUMN() + 63-26; ROW() + COLUMN()+63))" office:value-type="string" office:string-value="G" calcext:value-type="string">
            <text:p>G</text:p>
          </table:table-cell>
          <table:table-cell table:formula="of:=CHAR(IF(ROW() + COLUMN() + 63&gt;90; ROW()+COLUMN() + 63-26; ROW() + COLUMN()+63))" office:value-type="string" office:string-value="H" calcext:value-type="string">
            <text:p>H</text:p>
          </table:table-cell>
          <table:table-cell table:formula="of:=CHAR(IF(ROW() + COLUMN() + 63&gt;90; ROW()+COLUMN() + 63-26; ROW() + COLUMN()+63))" office:value-type="string" office:string-value="I" calcext:value-type="string">
            <text:p>I</text:p>
          </table:table-cell>
          <table:table-cell table:formula="of:=CHAR(IF(ROW() + COLUMN() + 63&gt;90; ROW()+COLUMN() + 63-26; ROW() + COLUMN()+63))" office:value-type="string" office:string-value="J" calcext:value-type="string">
            <text:p>J</text:p>
          </table:table-cell>
          <table:table-cell table:formula="of:=CHAR(IF(ROW() + COLUMN() + 63&gt;90; ROW()+COLUMN() + 63-26; ROW() + COLUMN()+63))" office:value-type="string" office:string-value="K" calcext:value-type="string">
            <text:p>K</text:p>
          </table:table-cell>
          <table:table-cell table:formula="of:=CHAR(IF(ROW() + COLUMN() + 63&gt;90; ROW()+COLUMN() + 63-26; ROW() + COLUMN()+63))" office:value-type="string" office:string-value="L" calcext:value-type="string">
            <text:p>L</text:p>
          </table:table-cell>
          <table:table-cell table:formula="of:=CHAR(IF(ROW() + COLUMN() + 63&gt;90; ROW()+COLUMN() + 63-26; ROW() + COLUMN()+63))" office:value-type="string" office:string-value="M" calcext:value-type="string">
            <text:p>M</text:p>
          </table:table-cell>
          <table:table-cell table:formula="of:=CHAR(IF(ROW() + COLUMN() + 63&gt;90; ROW()+COLUMN() + 63-26; ROW() + COLUMN()+63))" office:value-type="string" office:string-value="N" calcext:value-type="string">
            <text:p>N</text:p>
          </table:table-cell>
          <table:table-cell table:formula="of:=CHAR(IF(ROW() + COLUMN() + 63&gt;90; ROW()+COLUMN() + 63-26; ROW() + COLUMN()+63))" office:value-type="string" office:string-value="O" calcext:value-type="string">
            <text:p>O</text:p>
          </table:table-cell>
          <table:table-cell table:formula="of:=CHAR(IF(ROW() + COLUMN() + 63&gt;90; ROW()+COLUMN() + 63-26; ROW() + COLUMN()+63))" office:value-type="string" office:string-value="P" calcext:value-type="string">
            <text:p>P</text:p>
          </table:table-cell>
          <table:table-cell table:formula="of:=CHAR(IF(ROW() + COLUMN() + 63&gt;90; ROW()+COLUMN() + 63-26; ROW() + COLUMN()+63))" office:value-type="string" office:string-value="Q" calcext:value-type="string">
            <text:p>Q</text:p>
          </table:table-cell>
          <table:table-cell table:formula="of:=CHAR(IF(ROW() + COLUMN() + 63&gt;90; ROW()+COLUMN() + 63-26; ROW() + COLUMN()+63))" office:value-type="string" office:string-value="R" calcext:value-type="string">
            <text:p>R</text:p>
          </table:table-cell>
          <table:table-cell table:formula="of:=CHAR(IF(ROW() + COLUMN() + 63&gt;90; ROW()+COLUMN() + 63-26; ROW() + COLUMN()+63))" office:value-type="string" office:string-value="S" calcext:value-type="string">
            <text:p>S</text:p>
          </table:table-cell>
          <table:table-cell table:formula="of:=CHAR(IF(ROW() + COLUMN() + 63&gt;90; ROW()+COLUMN() + 63-26; ROW() + COLUMN()+63))" office:value-type="string" office:string-value="T" calcext:value-type="string">
            <text:p>T</text:p>
          </table:table-cell>
          <table:table-cell table:formula="of:=CHAR(IF(ROW() + COLUMN() + 63&gt;90; ROW()+COLUMN() + 63-26; ROW() + COLUMN()+63))" office:value-type="string" office:string-value="U" calcext:value-type="string">
            <text:p>U</text:p>
          </table:table-cell>
          <table:table-cell table:formula="of:=CHAR(IF(ROW() + COLUMN() + 63&gt;90; ROW()+COLUMN() + 63-26; ROW() + COLUMN()+63))" office:value-type="string" office:string-value="V" calcext:value-type="string">
            <text:p>V</text:p>
          </table:table-cell>
          <table:table-cell table:formula="of:=CHAR(IF(ROW() + COLUMN() + 63&gt;90; ROW()+COLUMN() + 63-26; ROW() + COLUMN()+63))" office:value-type="string" office:string-value="W" calcext:value-type="string">
            <text:p>W</text:p>
          </table:table-cell>
          <table:table-cell table:formula="of:=CHAR(IF(ROW() + COLUMN() + 63&gt;90; ROW()+COLUMN() + 63-26; ROW() + COLUMN()+63))" office:value-type="string" office:string-value="X" calcext:value-type="string">
            <text:p>X</text:p>
          </table:table-cell>
          <table:table-cell table:formula="of:=CHAR(IF(ROW() + COLUMN() + 63&gt;90; ROW()+COLUMN() + 63-26; ROW() + COLUMN()+63))" office:value-type="string" office:string-value="Y" calcext:value-type="string">
            <text:p>Y</text:p>
          </table:table-cell>
          <table:table-cell table:formula="of:=CHAR(IF(ROW() + COLUMN() + 63&gt;90; ROW()+COLUMN() + 63-26; ROW() + COLUMN()+63))" office:value-type="string" office:string-value="Z" calcext:value-type="string">
            <text:p>Z</text:p>
          </table:table-cell>
          <table:table-cell table:formula="of:=CHAR(IF(ROW() + COLUMN() + 63&gt;90; ROW()+COLUMN() + 63-26; ROW() + COLUMN()+63))" office:value-type="string" office:string-value="[" calcext:value-type="string">
            <text:p>[</text:p>
          </table:table-cell>
        </table:table-row>
        <table:table-row table:style-name="ro1" table:number-rows-repeated="4">
          <table:table-cell table:number-columns-repeated="26"/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table:number-columns-repeated="3"/>
        </table:table-row>
        <table:table-row table:style-name="ro1" table:number-rows-repeated="62">
          <table:table-cell table:number-columns-repeated="26"/>
        </table:table-row>
        <table:table-row table:style-name="ro1">
          <table:table-cell table:number-columns-repeated="3"/>
          <table:table-cell office:value-type="string" calcext:value-type="string">
            <text:p>///////////////</text:p>
          </table:table-cell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7">00.00.0000</text:date>, <text:time style:data-style-name="N2" text:time-value="10:27:37.677670633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1T07:20:53.400807504</meta:creation-date>
    <dc:date>2019-02-27T10:27:13.911975498</dc:date>
    <meta:editing-duration>PT19M35S</meta:editing-duration>
    <meta:editing-cycles>2</meta:editing-cycles>
    <meta:generator>LibreOffice/6.0.7.3$Linux_X86_64 LibreOffice_project/00m0$Build-3</meta:generator>
    <meta:document-statistic meta:table-count="1" meta:cell-count="752" meta:object-count="0"/>
  </office:meta>
</office:document-meta>
</file>